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_20_Bold">
      <style:paragraph-properties fo:text-align="center" style:justify-single-word="false" fo:break-before="page"/>
      <style:text-properties style:font-name="Lato"/>
    </style:style>
    <style:style style:name="P8" style:family="paragraph" style:parent-style-name="TR_20_Baslik_20_2">
      <style:paragraph-properties fo:break-before="page"/>
      <style:text-properties style:font-name="Lato" fo:language="tr" fo:country="TR"/>
    </style:style>
    <style:style style:name="P9" style:family="paragraph" style:parent-style-name="TR_20_Baslik_20_1">
      <style:text-properties style:font-name="Lato" fo:language="tr" fo:country="TR"/>
    </style:style>
    <style:style style:name="P10" style:family="paragraph" style:parent-style-name="TR_20_Ana_20_Metin_20_Bold">
      <style:paragraph-properties fo:text-align="center" style:justify-single-word="false"/>
      <style:text-properties style:font-name="Lato"/>
    </style:style>
    <style:style style:name="P11" style:family="paragraph" style:parent-style-name="Contents_20_2">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Alinti_20_Italik">
      <style:text-properties style:font-name="Lato" fo:language="tr" fo:country="TR" fo:font-weight="bold" style:font-weight-asian="bold"/>
    </style:style>
    <style:style style:name="P17" style:family="paragraph" style:parent-style-name="TR_20_Ana_20_Metin">
      <style:text-properties style:font-name="Lato"/>
    </style:style>
    <style:style style:name="P18" style:family="paragraph" style:parent-style-name="TR_20_Ana_20_Metin">
      <style:text-properties style:font-name="Lato" fo:language="fr" fo:country="FR"/>
    </style:style>
    <style:style style:name="P19" style:family="paragraph" style:parent-style-name="TR_20_Ana_20_Metin">
      <style:paragraph-properties fo:text-align="center" style:justify-single-word="false"/>
      <style:text-properties style:font-name="Lato" fo:language="fr" fo:country="FR"/>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style:font-size-complex="11pt"/>
    </style:style>
    <style:style style:name="P22" style:family="paragraph" style:parent-style-name="TR_20_Ana_20_Metin">
      <style:text-properties style:font-name="Lato" fo:language="tr" fo:country="TR" fo:font-weight="bold" style:font-weight-asian="bold"/>
    </style:style>
    <style:style style:name="P23" style:family="paragraph" style:parent-style-name="TR_20_Ana_20_Metin">
      <style:text-properties style:font-name="Lato" fo:letter-spacing="0.009cm" fo:language="tr" fo:country="TR"/>
    </style:style>
    <style:style style:name="P24" style:family="paragraph" style:parent-style-name="TR_20_Ana_20_Metin">
      <style:text-properties style:font-name="Lato" fo:letter-spacing="-0.035cm" fo:language="tr" fo:country="TR"/>
    </style:style>
    <style:style style:name="P25" style:family="paragraph" style:parent-style-name="TR_20_Ayet">
      <style:text-properties style:font-name="Lato"/>
    </style:style>
    <style:style style:name="P26" style:family="paragraph" style:parent-style-name="TR_20_Ayet">
      <style:text-properties style:font-name="Lato" fo:language="fr" fo:country="FR"/>
    </style:style>
    <style:style style:name="P27" style:family="paragraph" style:parent-style-name="TR_20_Ayet">
      <style:text-properties style:font-name="Lato" fo:language="tr" fo:country="TR"/>
    </style:style>
    <style:style style:name="P28" style:family="paragraph" style:parent-style-name="TR_20_Baslik_20_2">
      <style:text-properties style:font-name="Lato" fo:language="tr" fo:country="TR"/>
    </style:style>
    <style:style style:name="P29" style:family="paragraph" style:parent-style-name="TR_20_Kapak_20_Ek">
      <style:text-properties style:font-name="Lato" fo:language="fr" fo:country="FR"/>
    </style:style>
    <style:style style:name="P30" style:family="paragraph" style:parent-style-name="Tr_20_Giris_20_1">
      <style:text-properties style:font-name="Lato" fo:language="tr" fo:country="TR"/>
    </style:style>
    <style:style style:name="P31" style:family="paragraph" style:parent-style-name="Tr_20_Giris_20_1">
      <style:paragraph-properties fo:text-align="end" style:justify-single-word="false"/>
      <style:text-properties style:font-name="Lato" fo:language="tr" fo:country="TR"/>
    </style:style>
    <style:style style:name="P32" style:family="paragraph" style:parent-style-name="tr_20_son_20_ayet">
      <style:text-properties style:font-name="Lato"/>
    </style:style>
    <style:style style:name="P33"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font-style="italic" style:font-style-asian="italic"/>
    </style:style>
    <style:style style:name="T4" style:family="text">
      <style:text-properties fo:language="tr" fo:country="TR"/>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fo:font-style="italic" style:font-style-asian="italic" style:font-style-complex="italic"/>
    </style:style>
    <style:style style:name="T8" style:family="text">
      <style:text-properties fo:font-weight="bold" style:font-weight-asian="bold"/>
    </style:style>
    <style:style style:name="T9" style:family="text">
      <style:text-properties fo:letter-spacing="-0.026cm" fo:language="tr" fo:country="TR"/>
    </style:style>
    <style:style style:name="T10" style:family="text">
      <style:text-properties fo:letter-spacing="-0.018cm" fo:language="tr" fo:country="TR"/>
    </style:style>
    <style:style style:name="T11" style:family="text">
      <style:text-properties fo:letter-spacing="0.009cm" fo:language="tr" fo:country="TR"/>
    </style:style>
    <style:style style:name="T12" style:family="text">
      <style:text-properties fo:letter-spacing="-0.035cm" fo:language="tr" fo:country="TR"/>
    </style:style>
    <style:style style:name="T13" style:family="text">
      <style:text-properties fo:font-size="10.5pt" fo:language="tr" fo:country="TR" style:font-size-asian="10.5pt" style:font-size-complex="10.5pt"/>
    </style:style>
    <style:style style:name="T14" style:family="text">
      <style:text-properties fo:letter-spacing="-0.009cm" fo:language="tr" fo:country="TR"/>
    </style:style>
    <style:style style:name="T15" style:family="text">
      <style:text-properties fo:letter-spacing="-0.009cm" fo:language="tr" fo:country="TR" style:font-size-complex="11pt"/>
    </style:style>
    <style:style style:name="T16" style:family="text">
      <style:text-properties fo:letter-spacing="-0.009cm" fo:language="tr" fo:country="TR" fo:font-weight="bold" style:font-weight-asian="bold"/>
    </style:style>
    <style:style style:name="T17" style:family="text">
      <style:text-properties fo:font-size="9.5pt" fo:language="tr" fo:country="TR" fo:font-weight="bold" style:font-size-asian="9.5pt" style:font-weight-asian="bold" style:font-size-complex="9.5pt" style:font-weight-complex="bold"/>
    </style:style>
    <style:style style:name="T18" style:family="text">
      <style:text-properties fo:font-size="9.5pt" fo:language="tr" fo:country="TR" style:font-size-asian="9.5pt"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LLAH KORKUSU</text:h>
      <text:p text:style-name="P18"/>
      <text:p text:style-name="P18"/>
      <text:p text:style-name="P29">Ey iman edenler, Allah'tan korkun. Herkes yarın için neyi takdim ettiğine baksın. Allah'tan korkun. Hiç şüphesiz Allah, yaptıklarınızdan haberdardır. (Haşr Suresi, 18)</text:p>
      <text:p text:style-name="P18"/>
      <text:p text:style-name="P18"/>
      <text:p text:style-name="P3">HARUN YAHYA (ADNAN OKTAR)</text:p>
      <text:p text:style-name="P18"/>
      <text:p text:style-name="P18"/>
      <text:h text:style-name="P5" text:outline-level="1">OKUYUCUYA</text:h>
      <text:p text:style-name="P18"/>
      <text:p text:style-name="P17"/>
      <text:p text:style-name="P1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8">•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8"/>
      <text:p text:style-name="P18"/>
      <text:h text:style-name="P5" text:outline-level="1">YAZAR ve ESERLERİ HAKKINDA</text:h>
      <text:p text:style-name="P18"/>
      <text:p text:style-name="P18"/>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5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text:s text:c="3"/>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8">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7">Bu kitapta kullanılan ayetler, Ali Bulaç'ın hazırladığı<text:line-break/>"Kur'an-ı Kerim ve Türkçe Anlamı" isimli mealden alınmıştır.</text:p>
      <text:p text:style-name="P18"/>
      <text:p text:style-name="P19">Birinci Baskı: Ağustos 1999 / İkinci Baskı: Ağustos 2000 / Üçüncü Baskı: Eylül 2001<text:line-break/>Dördüncü Baskı: Ağustos 2005 / Beşinci Baskı: Ekim 2005 / Altıncı Baskı: Mart 2006<text:line-break/>Yedinci Baskı: Haziran 2006 / Sekizinci Baskı: Haziran 2007 /Dokuzuncu Baskı: Mart 2008<text:line-break/>Onuncu Baskı: Kasım 2008 / Onbirinci Baskı:Aralık 2009 / Onikinci Baskı: Nisan 2011<text:line-break/>Onüçüncü Baskı: Mart 2014</text:p>
      <text:p text:style-name="P18"/>
      <text:p text:style-name="P10">ARAŞTIRMA YAYINCILIK</text:p>
      <text:p text:style-name="P19">Kayışdağı Mah. Değirmen Sok. No: 3</text:p>
      <text:p text:style-name="P19">Ataşehir / İstanbul <text:s/>- <text:s/>Tel: (0 216) 660 00 59</text:p>
      <text:p text:style-name="P18"/>
      <text:p text:style-name="P19">Baskı: Express Basımevi</text:p>
      <text:p text:style-name="P19">Deposite İş Merkezi A6 Blok No: 309</text:p>
      <text:p text:style-name="P19">İkitelli OSB Küçükçekmece - İstanbul</text:p>
      <text:p text:style-name="P19">Tel: (0 212) 671 61 51</text:p>
      <text:p text:style-name="P18"/>
      <text:p text:style-name="P10">www.harunyahya.org - www.harunyahya.net<text:line-break/>www.harunyahya.TV - www.a9.com.tr</text:p>
      <text:p text:style-name="P18"/>
      <text:p text:style-name="P18"/>
      <text:h text:style-name="P5" text:outline-level="1">İÇİNDEKİLER</text:h>
      <text:p text:style-name="P18"/>
      <text:p text:style-name="P18"/>
      <text:h text:style-name="P11" text:outline-level="1">YARATILIŞ GERÇEĞİ<text:tab/>10</text:h>
      <text:h text:style-name="P11" text:outline-level="1">GİRİŞ<text:tab/>33</text:h>
      <text:h text:style-name="P11" text:outline-level="1">ALLAH KURAN'DA KENDİSİ'NDEN <text:line-break/>KORKMAYI EMREDİYOR<text:tab/>35</text:h>
      <text:h text:style-name="P11" text:outline-level="1">KURAN'DA TARİF EDİLEN ALLAH KORKUSU<text:tab/>40</text:h>
      <text:h text:style-name="P11" text:outline-level="1">MÜMİNLER ALLAH'TAN NİÇİN KORKARLAR?<text:tab/>47</text:h>
      <text:h text:style-name="P11" text:outline-level="1">ALLAH'TAN KORKAN BİR İNSAN <text:s/><text:line-break/>NASIL BİR AHLAKA SAHİPTİR?<text:tab/>64</text:h>
      <text:h text:style-name="P11" text:outline-level="1">ALLAH KORKUSUNUN MÜMİNLERE<text:line-break/>KAZANDIRDIĞI ÖZELLİKLER<text:tab/>70</text:h>
      <text:h text:style-name="P11" text:outline-level="1">ALLAH'TAN KORKANLARIN <text:line-break/>GÖRECEKLERİ GÜZEL KARŞILIK<text:tab/>75</text:h>
      <text:h text:style-name="P11" text:outline-level="1">ALLAH KORKUSUNDAKİ EKSİKLİĞİN NEDENLERİ<text:tab/>83</text:h>
      <text:h text:style-name="P11" text:outline-level="1">ALLAH'TAN KORKMAYAN İNSAN <text:line-break/>NASIL BİR AHLAKA SAHİPTİR?<text:tab/>98</text:h>
      <text:h text:style-name="P11" text:outline-level="1">ALLAH'TAN KORKMAYANLARIN <text:line-break/>GÖRDÜKLERİ KARŞILIK<text:tab/>112</text:h>
      <text:h text:style-name="P11" text:outline-level="1">SONSÖZ<text:tab/>119</text:h>
      <text:h text:style-name="P11" text:outline-level="1">DARWINİZM'İN ÇÖKÜŞÜ<text:tab/>121</text:h>
      <text:p text:style-name="P18"/>
      <text:p text:style-name="P18"/>
      <text:h text:style-name="P5" text:outline-level="1">YARATILIŞ GERÇEĞİ</text:h>
      <text:p text:style-name="P18"/>
      <text:p text:style-name="P18"/>
      <text:p text:style-name="P26">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18"/>
      <text:p text:style-name="P18">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p>
      <text:p text:style-name="P14">www.harunyahya.net</text:p>
      <text:p text:style-name="P18"/>
      <text:p text:style-name="P26">"... Biz gökten tertemiz bir su indirmekteyiz. Onunla ölü bir beldeyi (toprağı) canlandırmak ve yarattığımız hayvanlardan ve insanlardan birçoğunu onunla sulamak için." (Furkan Suresi, 48-49)</text:p>
      <text:p text:style-name="P14">www.yasananahirzaman.com</text:p>
      <text:p text:style-name="P18"/>
      <text:p text:style-name="P18">Bütün bitkiler gerekli olan maddeleri topraktan alabilecekleri bir dağıtım şebekesiyle donatılmışlardır. Bu şebeke topraktan temin edilen mineralleri ve suyu, gerekli miktarlarda olacak şekilde ihtiyaç duyulan merkezlere en kısa zamanda iletir. Taşıma işleminin yapılacağı bitkinin büyüklüğü ne olursa olsun, taşıma sistemini oluşturan borular yaklaşık olarak 0.25 mm (meşede)-0.006 mm. (ıhlamurda) genişliğe sahiptir.</text:p>
      <text:p text:style-name="P18"/>
      <text:p text:style-name="P26">"Şimdi siz, içmekte olduğunuz suyu gördünüz mü? Onu sizler mi buluttan indiriyorsunuz, <text:s/>yoksa indiren Biz miyiz? Eğer dilemiş olsaydık onu tuzlu kılardık; şükretmeniz gerekmez mi?" (Vakıa Suresi, 68-70)</text:p>
      <text:p text:style-name="P18"/>
      <text:p text:style-name="P26">Yaratan, hiç yaratmayan gibi midir? Artık öğüt alıp-düşünmez misiniz? (Nahl Suresi, 17)</text:p>
      <text:p text:style-name="P14">www.guzelelestiriler.com</text:p>
      <text:p text:style-name="P18"/>
      <text:p text:style-name="P26">Allah, herşeyin Yaratıcısı'dır. O, herşey üzerinde vekildir. (Zümer Suresi, 62)</text:p>
      <text:p text:style-name="P14">www.harunyahyakulliyati.com</text:p>
      <text:p text:style-name="P18"/>
      <text:p text:style-name="P26">Sizleri Biz yarattık, yine de tasdik etmeyecek misiniz? Şimdi (rahimlere) dökmekte olduğunuz meniyi gördünüz mü? Onu sizler mi yaratıyorsunuz, yoksa Yaratıcı Biz miyiz? (Vakıa Suresi, 57-59)</text:p>
      <text:p text:style-name="P14"><text:soft-page-break/>www.hucredekidetay.com</text:p>
      <text:p text:style-name="P18"/>
      <text:p text:style-name="P26">"Gerçek şu ki, insanın üzerinden, daha kendisi anılmaya değer bir şey değilken, uzun zamanlardan bir süre gelip-geçti. Şüphesiz Biz insanı, karmaşık olan bir damla sudan yarattık..." (İnsan Suresi, 1-2)</text:p>
      <text:p text:style-name="P14">www.kadernedir.com</text:p>
      <text:p text:style-name="P18"/>
      <text:p text:style-name="P18">50 milyon yıllık bu kızılağaç yaprağı, canlıların milyonlarca yıldır değişmeden kaldıklarını gösteren milyonlarca örnekten bir tanesidir. Evrimcilerin ara tür olarak iddia ettikleri bir düzine kadar fosil aslında hiçbir şekilde ara fosil özelliği göstermeyen farklı türde kompleks canlılara aittir. Bunların bir kısmının da sahtekarlık örnekleri olduğu kesin olarak ortaya çıkmıştır. Fosiller yaratılışı ispat etmektedirler.</text:p>
      <text:p text:style-name="P18"/>
      <text:p text:style-name="P12">Günümüzde <text:s/>yaşamakta olan kızılağaç yaprağı (yanda)</text:p>
      <text:p text:style-name="P18"/>
      <text:p text:style-name="P12">54 - 37 milyon yıllık <text:s/>kızılağaç yaprağı fosili (altta)</text:p>
      <text:p text:style-name="P18"/>
      <text:p text:style-name="P18">Örümceklerin hep örümcek, arıların hep arı, vatozların hep vatoz olması gibi tavşanlar da hep tavşan olarak var olmuşlardır. Evrimin geçersizliğini gösteren sayısız fosil bulgusu karşısında, Darwinistlere düşen yenilgiyi kabul etmektir. Resimdeki 33 milyon yıllık tavşan fosili de, Darwinistlerin yenilgisini bir kez daha vurgulamakta, tüm canlıları <text:s text:c="12"/>Rabbimiz olan Allah'ın yarattığı gerçeğini göstermektedir.</text:p>
      <text:p text:style-name="P18"/>
      <text:p text:style-name="P12">33 milyon yıllık tavşan kafatası fosili</text:p>
      <text:p text:style-name="P18"/>
      <text:p text:style-name="P18">Yılan, timsah, dinozor ya da kertenkele gibi çok farklı sürüngen sınıflamaları arasında aşılmaz sınırlar vardır. Evrimciler, bu farklı gruplar arasında, yapılarına bakarak kendilerince evrimsel süreçler hayal ederler. Ama bu varsayımların fosil kayıtlarında bir karşılığı yoktur. Öte yandan 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8"/>
      <text:p text:style-name="P12">50 milyon yıllık yılan fosili (üstte)</text:p>
      <text:p text:style-name="P18"/>
      <text:p text:style-name="P12">(Yanda) Milyonlarca yıl önceki haliyle tıpatıp aynı olan günümüz yılanı görülmektedir.</text:p>
      <text:p text:style-name="P18"/>
      <text:p text:style-name="P18">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14"><text:soft-page-break/>www.kafatasifosilleri.com</text:p>
      <text:p text:style-name="P18"/>
      <text:p text:style-name="P12">En üstte Lübnan’da bulunmuş 95 milyon yıllık mürekkep balığı fosili görülüyor. Hemen altında da günümüzde yaşayan ve 95 milyon yıl önceki ile aynı özelliklerde olan bir mürekkep balığı.</text:p>
      <text:p text:style-name="P18"/>
      <text:p text:style-name="P18">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text:p>
      <text:p text:style-name="P14">www.darwinizmvefosiller.com <text:s/></text:p>
      <text:p text:style-name="P18"/>
      <text:p text:style-name="P12">Dönem: Paleozoik zaman, Ordovisyen dönemi</text:p>
      <text:p text:style-name="P12">Yaş: 490-443 milyon yıl</text:p>
      <text:p text:style-name="P12">Bölge: Fas</text:p>
      <text:p text:style-name="P18"/>
      <text:p text:style-name="P12">(Solda) Günümüzde yaşayan deniz yıldızı örneği</text:p>
      <text:p text:style-name="P18"/>
      <text:p text:style-name="P18">Darwinistlerin kaplumbağanın kabuklu yapısına, dokularına bir açıklama getirebilmeleri gerekmektedir. Tüm bunların hayali evrimsel süreçte nasıl tesadüfen geliştiğini gösterebilmeli ve buna dair deliller ortaya koyabilmelidirler. Darwinistlerin karşılaştıkları şey, daima -resimde görülen 37 - 23 milyon yıllık kaplumbağa fosili örneğinde olduğu gibi- yaşayan fosiller olacaktır.</text:p>
      <text:p text:style-name="P14">www.mutasyonlar.com <text:s/></text:p>
      <text:p text:style-name="P18"/>
      <text:p text:style-name="P12">37-23 milyon yıllık kaplumbağa fosili (üstte)</text:p>
      <text:p text:style-name="P18"/>
      <text:p text:style-name="P12">Solda ise günümüzde yaşayan bir kaplumbağa görülüyor.</text:p>
      <text:p text:style-name="P18"/>
      <text:p text:style-name="P18">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text:p>
      <text:p text:style-name="P18"/>
      <text:p text:style-name="P12">(Yukarıda) 50 milyon yıllık kurbağa fosili.</text:p>
      <text:p text:style-name="P18"/>
      <text:p text:style-name="P12"><text:soft-page-break/>(Sağda) Milyonlarca yıl önce <text:s/>de yaşamış kurbağaların günümüze hiçbir değişikliğe uğramadan gelmiş örneği görülmektedir.</text:p>
      <text:p text:style-name="P18"/>
      <text:p text:style-name="P18">Genellikle tropik bölgelerde yaşayan timsahların bilinen en eski örnekleri bundan yaklaşık 200 milyon yıl önce yaşamıştır. Timsahların yüz milyonlarca yıl boyunca değişmediğini kanıtlayan fosil bulguları aynı zamanda evrimi çürütmekte ve tüm canlıları Allah'ın yarattığı gerçeğini göstermektedir.</text:p>
      <text:p text:style-name="P14">www.darwinisttelkinler.com</text:p>
      <text:p text:style-name="P18"/>
      <text:p text:style-name="P12">54-37 milyon yıllık timsah kafası fosili</text:p>
      <text:p text:style-name="P18"/>
      <text:p text:style-name="P18">Fosil kayıtları evrim teorisine en büyük darbeyi indiren bulgulardan biridir, çünkü;</text:p>
      <text:p text:style-name="P18">1. Evrimciler canlıların sürekli küçük değişiklikler geçirerek ilkelden gelişmişe doğru ilerlediğini iddia ederler. Fosil bulguları ise canlıların yüz milyonlarca yıl boyunca en ufak bir değişime dahi uğramadığını ispatlamıştır.</text:p>
      <text:p text:style-name="P18">2. Evrimciler tüm canlıların hayali bir ortak atadan türediklerini öne sürerler. Bugüne kadar canlı türlerinin atası olarak kabul edilebilecek tek bir tane dahi fosil örneğine rastlanmamıştır.</text:p>
      <text:p text:style-name="P18">3. Evrimciler, canlıların birbirlerinden türediklerini ve bunu gösteren ara geçiş formları olduğunu söylerler. 150 yıldır yapılan araştırmalar sonucunda bir tane bile ara canlılara ait fosil bulunmamıştır.</text:p>
      <text:p text:style-name="P14">www.inkaredenevrimciler.com</text:p>
      <text:p text:style-name="P14">www.bocekfosilleri.com</text:p>
      <text:p text:style-name="P18"/>
      <text:p text:style-name="P12">Yanda: Lübnan’da bulunmuş 95 milyon yıllık zargana fosili.</text:p>
      <text:p text:style-name="P18"/>
      <text:p text:style-name="P12">Altta: Günümüzde yaşayan bir zargana.</text:p>
      <text:p text:style-name="P18"/>
      <text:p text:style-name="P12">Belonidae familyasına dahil olan zarganalar, ince uzun bir yapıya sahiptir. Sıçrayarak su yüzeyine çıkabilir ve kuyrukları üzerinde yeniden suya dönebilirler. Bunu, düşmanlarından kaçma yöntemi olarak kullanırlar.</text:p>
      <text:p text:style-name="P18"/>
      <text:p text:style-name="P12">Üstte 208-146 milyon yıllık bir karides fosili görülüyor. Almanya’da bulunan bu fosilin yanda görülen günümüz karidesi ile arasında hiçbir fark yoktur.</text:p>
      <text:p text:style-name="P18"/>
      <text:p text:style-name="P18">Darwinistlerin bilim dışı iddialarına göre sürüngenler yalnızca kuşların değil, aynı zamanda memelilerin de atasıdır. Ancak bu iki canlı sınıflaması arasında çok büyük farklar vardır. Acaba nasıl olmuştur da, bir sürüngen, vücut ısısı üretmeye başlamış, bu ısıyı kontrol edecek bir terleme mekanizması oluşturmuş, pullarını tüylerle değiştirmiştir? Evrimciler bu sorulara doyurucu tek bir bilimsel cevap verememişlerdir. Ayrıca tek bir ara form fosilinin dahi bulunamamış olması da bunun bir delilidir.</text:p>
      <text:p text:style-name="P18"><text:soft-page-break/></text:p>
      <text:p text:style-name="P12">23-5 milyon yıllık sırtlan kafası fosili</text:p>
      <text:p text:style-name="P18"/>
      <text:p text:style-name="P12">Günümüz sırtlanı <text:s/>(aşağıda)</text:p>
      <text:p text:style-name="P18"/>
      <text:p text:style-name="P17"><text:span text:style-name="T2">Scelionid</text:span><text:span text:style-name="T1"> yabanarıları genelde dökülmüş yapraklar altında yaşarlar. Bu arıların çok fazla böcek türüne, özellikle bunların yumurtalarına zarar verdikleri bilinmektedir. Resimdeki </text:span><text:span text:style-name="T2">Scelionid</text:span><text:span text:style-name="T1"> arısı uçarken fosilleşmiştir. Günümüzdeki örneklerinden hiçbir farkı yoktur. 25 milyon yıllık </text:span><text:span text:style-name="T2">Scelinoid</text:span><text:span text:style-name="T1"> yaban arısı amberi, diğer tüm canlılar gibi, yaban arılarının da evrimleşmediğini, bir anda mükemmel özelliklere sahip olarak yaratıldıklarını göstermektedir.</text:span></text:p>
      <text:p text:style-name="P14">www.bocekfosilleri.com</text:p>
      <text:p text:style-name="P18"/>
      <text:p text:style-name="P12">25 milyon yıllık yaban arısı fosili</text:p>
      <text:p text:style-name="P18"/>
      <text:p text:style-name="P12">Dönem: Oligosen</text:p>
      <text:p text:style-name="P12">Yaş: 25 milyon yıllık</text:p>
      <text:p text:style-name="P12">Bölge: Santiago, Dominik Cumhuriyeti</text:p>
      <text:p text:style-name="P18"/>
      <text:p text:style-name="P18"/>
      <text:p text:style-name="P18"/>
      <text:h text:style-name="P6" text:outline-level="1">GİRİŞ</text:h>
      <text:p text:style-name="P20"/>
      <text:p text:style-name="P17"/>
      <text:p text:style-name="P20">Şu anda içinde bulunduğunuz odada yalnız değilsiniz. Zaten kendinizi en yalnız sandığınız zamanlarda bile siz hiçbir zaman yalnız olmadınız. Allah'ın görevlendirdiği yazıcı melekler sürekli sizi izliyorlar. Ağzınızdan bir kelime çıkmasın, hemen yazıyorlar. Her adımınızı, her düşüncenizi, her yaptığınızı, yapmanız gerekip de ertelediğinizi, hepsini eksiksiz kaydediyorlar. Küçük büyük hiçbir şeyi ayırt etmiyorlar. Siz uyuyorsunuz, onlar yine yanınızdalar. Unutmaları ya da yanılmaları mümkün değil, emrolundukları şeyi kusursuzca yapıyorlar. </text:p>
      <text:p text:style-name="P20">Öte yandan size vekil kılınan ölüm melekleri de bekliyorlar. Neyi mi? Size verilmiş olan sürenin dolmasını. Sizin için tayin edilen ecel geldiğinde canınızı onlar teslim alacaklar. </text:p>
      <text:p text:style-name="P20">Bu arada hiç hesaba katmadığınız, hatta belki de aklınızdan bile geçirmediğiniz gizli şahitleriniz de var: Elleriniz, deriniz, işitme ve görme duyularınız. Hesap günü gelip de tüm şahitler biraraya toplandığında Allah'ın dilemesiyle onlar da konuşacaklar. Eğer Allah'tan korkup sakınanlardan değilseniz sizin aleyhinize şahitlik edecekler. Kısacası büyük bir olağanüstülük söz konusu ama tüm bunlar büyük bir sessizlik içinde devam edip gidiyor. İşte dünyadayken sizi bir an olsun yalnız bırakmayan bu gibi şahitlerin hepsi, hesap günü sizin için şahitlik yapmak üzere biraraya gelecekler. İnsan Allah'a kul olsun diye yaratılmıştır ve denenmektedir. Çok değil, ortalama 60 sene gibi bir süre dünyada kalacak ve sonra Allah'ın huzurunda hayatının her anından hesaba çekilecektir. Herkesin kendi kazandıklarını öğrenmesinin yani şahitlerin dinlenmesinin ve kitabının eline verilmesinin ardından, sonsuz hayatı için Allah hüküm verecektir. Eğer kitabı sağ yanından verilirse, artık o kişi ebediyen kurtulmuştur. Ama kitabı sol yanından verilenlerden ise o zaman şöyle diyecektir:</text:p>
      <text:p text:style-name="P27">"... Bana keşke kitabım verilmeseydi. Hesabımı hiç bilmeseydim. Keşke o (ölüm herşeyi) kesip bitirseydi. Malım bana hiçbir yarar sağlayamadı. Güç ve kudretim yok olup gitti." (Hakka Suresi, 25-29)</text:p>
      <text:p text:style-name="P20">Artık bundan sonra tutuklanıp yüzüstü sürüklenerek bir daha hiç çıkmamak üzere cehenneme götürülecektir. </text:p>
      <text:p text:style-name="P20">İnsanın bu kötü sona düşmesinin ardındaki sebep, yaptıklarının her an kaydedildiğini, bunların bir gün kendisine bildirileceğini ve hesap vereceğini ummadığı için, Allah'tan ve O'nun tehdidinden korkup sakınmadan yaşamını tüketmesidir. Bu insan, ahirete, hesap gününe ve cehennem gibi dehşet verici bir ebedi ceza yerine kesin bir biçimde iman etmediği için, yaptığı kötü işlerden ötürü korkup sakınmaz ve Allah'ın sınırlarını çiğnemekte bir sakınca görmez. İşte Allah korkusu, bir insan için hem imanının çok keskin bir göstergesi hem de onun ebedi hayatını belirleyecek çok önemli bir özelliktir. İnsan, ancak ve ancak Allah'tan korkup sakınırsa kurtulacaktır.Hesap günü yaşanacak olayları düşünüp de korkuya kapılmamak ise mümkün değildir. Fakat bu korku yalnızca iman edenlere özgü bir korkudur. Çünkü Allah'ın pek çok ayetinde tarif ettiği imtihan ortamının, yazıcıların, şahitlerin ve herkesin biraraya getirilip toplanacağı hesap gününün kesin birer gerçek olduğuna ancak müminler kayıtsız şartsız inanırlar ve kötü bir sonla karşılaşmaktan korkarlar.</text:p>
      <text:p text:style-name="P20">Sizin de yaptığınız herşey, anbean kayda geçiyor; bunları okuduğunuz an da buna dahil. Hızla Allah'a hesap vereceğiniz güne doğru yaklaşıyorsunuz. Gelin siz de Allah'tan korkun ve Allah'ın hoşnutluğunu kazananlardan olun:</text:p>
      <text:p text:style-name="P27">... Azık edinin, şüphesiz azığın en hayırlısı takva (Allah korkusu) dır. Ey temiz akıl sahipleri, Benden korkup-sakının. (Bakara Suresi, 197)</text:p>
      <text:p text:style-name="P20"><text:soft-page-break/></text:p>
      <text:p text:style-name="P20"/>
      <text:h text:style-name="P6" text:outline-level="1">ALLAH KURAN'DA KENDİSİ'NDEN KORKMAYI EMREDİYOR</text:h>
      <text:p text:style-name="P20"/>
      <text:p text:style-name="P17"/>
      <text:p text:style-name="P20">Herşeyden önce iyi bilinmelidir ki, Allah korkusu birtakım cahil insanların sandıkları gibi, yalnızca peygamberlere ya da evliyalara has özel bir üstünlük değil, tüm iman edenlerin kalplerinde taşıdıkları ve diğer tüm insanların da taşımaları gereken bir duygudur. Çünkü Allah Kuran'da Kendisi'nden korkulmasını emretmiştir:</text:p>
      <text:p text:style-name="P27">Ey iman edenler, Allah'tan korkun. Herkes yarın için neyi takdim ettiğine baksın. Allah'tan korkun. Hiç şüphesiz Allah, yaptıklarınızdan haberdardır. (Haşr Suresi, 18)</text:p>
      <text:p text:style-name="P20">Allah korkusu bazı kimselerin düşündüğü gibi bir korku da değildir. Allah korkusu, Allah'ı çok seven, O'na gönülden teslim olmuş, Allah'tan başka dost ve vekil edinmeyen müminlerin, Allah'ın razı olmayacağı bir tavır içinde olmaktan, Allah'ın hoşnut olmayacağı bir ahlak üzerinde olmaktan şiddetle sakınması, vargücüyle Allah'ın rahmetini ve hoşnutluğunu istemesi ve bunun için gayret etmesidir. Tüm insanları Allah yaratmıştır ve onları kendilerini bilip tanıdıklarından daha iyi bilip tanır. Herkesin kalplerinde gizli olanı, gizlinin de gizlisini bilir. Nefsinin insana ne tür vesveseler verdiğinden, ne tür oyunlar oynayacağından da çok iyi haberdardır. Çünkü nefsi yaratan, ona -imtihan için- sınır tanımaz kötülüğünü ve bundan sakınmayı ilham eden Allah'tır. Şeytanı da imtihan ortamının bir parçası olarak yaratmış ve ona bu amaç doğrultusunda birtakım özellikler vermiştir.</text:p>
      <text:p text:style-name="P20">Allah korkusu ise bu imtihan ortamında müminin en büyük dayanağı olacaktır. Çünkü Allah korkusu kişiyi her an Allah'ın istediği gibi davranmaya, O'nu hoşnut etmeye çalışmaya, şeytanın ve nefsinin isteklerinden sakınmaya, onların hile ve oyunlarına karşı uyanık ve tedbirli olmaya sevk edecektir. Bu da, insana kendi sınır tanımaz isteklerini uygulatmaya çalışan nefsin ve şeytanın hiç işine gelmeyen bir durumdur.</text:p>
      <text:p text:style-name="P20">Bu sebeple şeytan ve nefsi, insanı en başta Allah korkusundan uzaklaştırmaya çalışır. Allah'tan korkmanın gereksiz, hatta yanlış olduğu, asıl önemli olanın Allah sevgisi ve kalp temizliği olduğu gibi batıl telkinlerle onun Allah'tan korkup sakınmasını engellemek ister. Oysa Kuran'ı okuyan şuurlu bir insan, şeytanın bu tür telkinlerinin hiçbir gerçekliği olmadığını, tamamen saptırma ve aldatma amacı taşıdığını rahatlıkla görür. Zira Allah, müminlere Kendisi'nden korkmalarını Kuran'da son derece açık bir biçimde emretmiştir. Bu ayetlerden birkaç örnek şöyledir :</text:p>
      <text:p text:style-name="P27">... Allah'tan korkun ve bilin ki Allah, muhakkak cezası pek çetin olandır. (Bakara Suresi, 196)</text:p>
      <text:p text:style-name="P27">... Allah'tan korkup-sakının ve gerçekten bilin ki, siz O'na döndürülüp-toplanacaksınız. (Bakara Suresi, 203)</text:p>
      <text:p text:style-name="P27">... Allah'tan korkup-sakının ve bilin ki, Allah herşeyi bilendir. (Bakara Suresi, 231)</text:p>
      <text:p text:style-name="P27">... Allah'tan korkup-sakının ve bilin ki, Allah yaptıklarınızı görendir. (Bakara Suresi, 233)</text:p>
      <text:p text:style-name="P27">Ey iman edenler, Allah'tan korkup-sakının ve (sizi) O'na (yaklaştıracak) vesile arayın; O'nun yolunda cehd edin (çaba harcayın), umulur ki kurtuluşa erersiniz. (Maide Suresi, 35)</text:p>
      <text:p text:style-name="P20">Mümin her konuda olduğu gibi Allah'ın bu emrini de kayıtsız şartsız yerine getirmeye çalışır. Kuran'dan habersiz cahil kimseler gibi, Allah'tan korkmanın gerekip gerekmediği, Allah korkusunun mu yoksa Allah <text:soft-page-break/>sevgisinin mi önemli olduğu, Allah'ı seven bir kimsenin neden Allah'tan korkması gerekeceği gibi, şeytani kuruntu ve vesveselere kapılmaz. Allah'tan korkmanın, tıpkı 5 <text:s/>vakit namaz kılmak, oruç tutmak gibi "farz kılınmış" bir ibadet olduğunu bilir ve bu ibadeti en güzel biçimde yerine getirmeye çalışır. Bununla birlikte, Allah Kuran'da insanın neden Kendisi'nden korkması gerektiğinin hikmetlerini de ayrıntılı olarak açıklamıştır. </text:p>
      <text:p text:style-name="P20">Peygamber Efendimiz (sav) de bir hadislerinde Allah korkusuyla ilgili olarak şöyle buyurmuştur:</text:p>
      <text:p text:style-name="P15">Rabbim bana dokuz şey emretti: Gizli halde de aleni halde de Allah'tan korkmamı, öfke ve rıza halinde de adaletli söz söylememi, fakirlikte de zenginlikte de iktisat yapmamı, benden kopana da sıla-ı rahim (dostluk) yapmamı, beni mahrum edene de vermemi, bana zulmedeni affetmemi, susma halimin tefekkür olmasını, konuşma halimin zikir olmasını, bakışımın ibret olmasını, marufu (doğru ve güzel olanI) emretmemi. (Kütüb-i Sitte, Muhtasarı Tercüme ve Şerhi, Prof. Dr. İbrahim Canan, 16. cilt, Akçağ Yayınları, Ankara, s. 317)</text:p>
      <text:p text:style-name="P20"/>
      <text:p text:style-name="P20"/>
      <text:h text:style-name="P6" text:outline-level="1">ALLAH KORKUSU NASIL OLMALIDIR?</text:h>
      <text:p text:style-name="P20"/>
      <text:p text:style-name="P17"/>
      <text:p text:style-name="P30">ADNAN OKTAR'IN EKİN TV'DEKİ CANLI RÖPORTAJI, 2 Mart 2009</text:p>
      <text:p text:style-name="P17"><text:span text:style-name="T6">ADNAN OKTAR:</text:span><text:span text:style-name="T4"> Allah’tan korkmak demek, deli aşığın korkusu yani Allah’ı gücendirmekten çekinmek, Allah’ın rızasından mahrum kalmaktan korkmak. Aşık sevdiğini gücendirmekten çekinir, onun sevgisinin yok olmasından çekinir, budur Allah korkusu. Mesela cehenneme gider, ateşte yanar, tamam ama asıl onu rahatsız eden Allah aşkını ifade edememesidir Allah’a. Yani aşığın ihtiyacını Allah aşığa böyle bildiriyor. </text:span></text:p>
      <text:p text:style-name="P17"><text:span text:style-name="T6">Allah’tan korkarsa insan Allah’ın emirlerine çok titiz oluyor, O’nu çok seviyor, saygılı oluyor. </text:span><text:span text:style-name="T4">Mesela egoist olmuyor, bencil olmuyor, şefkatli oluyor, koruyucu oluyor, nefsine düşkün olmuyor, çıkarlarının peşinde olmaz, affedici olur, Allah’tan korkup affedici oluyor. Mesela af, sevgiyi devam ettiren bir güçtür. Mesela merhamet, sevgiyi devam ettiren bir güçtür. Mesela koruyup kollarsın, yemesine içmesine dikkat edersin, sporuna dikkat edersin sevdiğinin Allah rızası için. Bu işte o Allah aşkının bir tecellisi olur. Yoksa </text:span><text:span text:style-name="T6">Allah’tan korkmazsa şahıs egoist, bencil olur, sırf kendini düşünür, affetmez, çıkarları çatışdığında sert davranabilir. </text:span><text:span text:style-name="T4">Mesela kuşkucudur, fedakar değildir, cömert olmaz, gerektiğinde Allah için canını ortaya koyamaz. Birçok olumsuz negatif fiil üzerine yığılmış olur. Ama Allah korkusunda her türlü güzellik üzerine gelir yani sevgiyi sağlayan, güzelliği sağlayan her türlü güzellik Allah korkusunun üstüne tam anlamıyla oturmuş olur.</text:span></text:p>
      <text:p text:style-name="P20"/>
      <text:p text:style-name="P30">ADNAN OKTAR'IN ÇAY TV'DEKİ CANLI RÖPORTAJI, 18 Mart 2009</text:p>
      <text:p text:style-name="P17"><text:span text:style-name="T6">ADNAN OKTAR: Samimi Müslüman Allah’tan korkar, Allah’a karşı nezakette kusur etmez.</text:span><text:span text:style-name="T4"> Son derece saygılı bir üslupla konuşur. Biz her an ölebilecek, Allah’ın tecellisi olan varlıklarız ve şu kadarcık yerde Allah bizi konuşturuyor ve bize görüntü göstertiyor… Eğer insan çok imanlısıysa, Allah’tan çok korkarsa o sevinçten uyku da gelmez insana. Yani içi içine sığmaz, cennet sevinci, İslam ahlakının dünyaya hakimi olacağı sevinci, veli insanların sözlerinin doğru çıktığını görme sevinci, güzel ahlakın sevinci, sevinçler o kadar çok ki, Allah’ın verdiği nimetler sevinci. Ama hepsinin üstünde Allah’ın varlığının sevinci vardır, yani sonsuz bir gücün kontrolündeyiz. Ne büyük nimet elhamdülillah. Bunun sevinçlerini yaşasınlar, tabi bunun sonucu olarak insan da bir dirilik ve canlılık olur, ama hedef bu olmaz. Biz böyle bir güzelliği yaptığımız için Allah bunu nimet olarak verir inşaAllah.</text:span></text:p>
      <text:p text:style-name="P20"/>
      <text:p text:style-name="P20"/>
      <text:h text:style-name="P6" text:outline-level="1">KURAN'DA TARİF EDİLEN ALLAH KORKUSU</text:h>
      <text:p text:style-name="P20"/>
      <text:p text:style-name="P20"/>
      <text:p text:style-name="P31">Ey iman edenler, Allah'tan nasıl <text:line-break/>korkup-sakınmak gerekiyorsa<text:line-break/>öylece korkup-sakının ve siz, ancak <text:line-break/>Müslüman olmaktan başka (bir din ve <text:line-break/>tutum üzerinde) ölmeyin.<text:line-break/>(Al-i İmran Suresi, 102)</text:p>
      <text:p text:style-name="P20"/>
      <text:p text:style-name="P20"/>
      <text:p text:style-name="P17"><text:span text:style-name="T4">Ayette belirtilen </text:span><text:span text:style-name="T6">"Allah'tan nasıl korkup sakınmak gerektiği" </text:span><text:span text:style-name="T4">Kuran'da son derece açık ve ayrıntılı bir biçimde tarif edilmiş bir konudur. Korkunun ne şekilde, nasıl bir ruh halinde ve ne şiddette olması gerektiği de Allah'ın ayetlerinde bir bir anlatılmıştır. Zaten Kuran'ın indiriliş amaçlarının en önemlilerinden biri de budur:</text:span></text:p>
      <text:p text:style-name="P27">İşte bu (Kur'an) uyarılıp korkutulsunlar, gerçekten O'nun yalnızca bir tek ilah olduğunu bilsinler ve temiz akıl sahipleri iyice öğüt alıp düşünsünler diye bir bildirip-duyurma (bir belağ)dır. (İbrahim Suresi, 52)</text:p>
      <text:p text:style-name="P20">Şimdi Allah korkusunun nasıl olması gerektiğini yine Kuran ayetlerinden görelim. </text:p>
      <text:p text:style-name="P20"/>
      <text:p text:style-name="P20"/>
      <text:h text:style-name="P6" text:outline-level="1">ALLAH KORKUSU NASIL ARTTIRILIR?</text:h>
      <text:p text:style-name="P20"/>
      <text:p text:style-name="P17"/>
      <text:p text:style-name="P30">ADNAN OKTAR’IN DENGE TV RÖPORTAJI, 9 Aralık 2009</text:p>
      <text:p text:style-name="P17"><text:span text:style-name="T6">ADNAN OKTAR:</text:span><text:span text:style-name="T4"> ... Allah korkusu durduk yere gelişmez, bunun sebepleri vardır, mesela cömert olmak, fakirlere yardım etmek, bu Allah korkusunu arttıran bir şeydir. Fakirlerin borcunu ertelemek veyahut tamamen silmek, Kuran’da bu belirtilen bir ahlak özelliğidir yani borcu tamamen affetmek. Eğer bunlar yapılırsa, iman hakikatlerine ağırlık verilirse, Kuran okunursa, Kuran’ın derinlikleri iyi kavranırsa, tevekkül de insanlarda gelişecektir. </text:span><text:span text:style-name="T6">Tevekkül bereket getirir, rahatlık getirir, </text:span><text:span text:style-name="T4">mesela ağaçlar tevekkül eder, Allah onlara olduğu yerde yiyeceklerini verir. Ama mesela kurtlar, tilkiler tevekkülsüzdür, hep aç gezerler dikkat ederseniz dağlarda, yani günlerce aç gezdikleri olur hırslı oldukları için. İnsana tevekkülsüzlük yakışmaz, Allah’a tam teslim olup rızkının Allah’tan olduğunu bilerek bu paniği, bu tedirginliği tamamen içlerinden atmaları gerekir.</text:span></text:p>
      <text:p text:style-name="P20"/>
      <text:p text:style-name="P30">ADNAN OKTAR'IN ÇAY TV'DEKİ CANLI RÖPORTAJI, 19 Ocak 2009</text:p>
      <text:p text:style-name="P17"><text:span text:style-name="T6">ADNAN OKTAR:</text:span><text:span text:style-name="T4"> Tefekkür insanın düşünmeye karar verdiğinde yine Cenabı Allah’ın verdiği o büyük nimeti kullanacak, samimiyetini ve vicdanını kullanacak. Samimi olarak düşünüldüğünde, mesela bir hücrenin yapısı veyahut bir sivrisineğin hayatı, yaşantısı, akılcı düşünüldüğünde nefes kesecek gibidir, çok heyecan verecek bir yapı ortaya çıkar. Hücreyi incelediğimizde yine öyle nefesimiz kesilir. Adeta bir şehir gibidir insan hücresi. İstanbul şehrini andırır. Öyle bir yapılanması vardır. Biz bundan hayretlere düşeriz. Hayrete düşünce Allah’a sevgimiz daha artar. Allah’tan korkumuz daha artar. Allah’tan korkumuz artınca da Allah’ın gösterdiği yola, yani İslam’a titizliğimiz daha da artar. Ve mükemmel ahlaklı oluruz.</text:span></text:p>
      <text:p text:style-name="P20"/>
      <text:p text:style-name="P20"/>
      <text:h text:style-name="P8" text:outline-level="2">Gücünün Yettiği Kadar Allah'tan Korkmak </text:h>
      <text:p text:style-name="P27">Öyleyse güç yetirebildiğiniz kadar Allah'tan korkup-sakının, dinleyin ve itaat edin... (Tegabün Suresi, 16)</text:p>
      <text:p text:style-name="P20">Allah Kuran'da insanlara sonsuz kudretini, makamının yüceliğini ve üstünlüğünü, Kendisi'ne karşı gelenler için hazırladığı azabın şiddetini ve büyüklüğünü detaylı olarak anlatmıştır. Artık bundan sonra kişiye düşen bu gerçekleri samimi olarak ve derin derin tefekkür etmesi, niyetinde ve yaptığı işlerde hep bu gerçeklerin bilincinde bir tavır göstermesidir. Bunu da ayette belirtildiği gibi gücünün yettiği derecede yapmaya çalışmalıdır. Yani gücünün yettiğince Allah'ın büyüklüğünü takdir etmeli, gücü yettiğince Rabbimiz’in tehdit ettiği azabın -cehennem azabının- büyüklüğünü, boyutlarını ve sonsuzluğunu tefekkür etmelidir. Bunun sonucunda kalbinde doğal olarak Allah korkusu oluşacaktır. Böylece mümin Kuran'da emredilen ibadetleri yapmamaktan, haram kılınan şeyleri ise yapmaktan gücü yettiğince korkup sakınacaktır. Zira korkup sakınacağı şeyler de Kuran'da kendisine detaylı olarak bildirilmiştir:</text:p>
      <text:p text:style-name="P27">Böylece Biz onu, Arapça bir Kur'an olarak indirdik ve onda korkulacak şeyleri türlü şekillerde açıkladık; umulur ki korkup-sakınırlar ya da onlar için düşünme (yeteneğini) oluşturur. (Taha Suresi, 113)</text:p>
      <text:p text:style-name="P20">Burada belirtilmesi gereken çok önemli bir nokta daha vardır: Allah korkusu elde edilmesi zor olan, birtakım aşamalardan geçerek kazanılacak bir his değildir. Aksine şuuru açık, düşünen her insanın aksi mümkün olmayacak şekilde derinden hissettiği bir duygudur. Bir insanın gerçek Allah korkusunu elde edebilmesi için tek bir samimi tefekkürü bile yeterli olabilir. Kişi yalnızca bir an ölümü, ölümden sonra karşılaşacaklarını düşünüp, Allah'a karşı saygı dolu bir korku hissedebilir. Bu, tamamen insanın düşünmesine ve aklını kullanmasına bağlıdır. </text:p>
      <text:p text:style-name="P20"/>
      <text:h text:style-name="P28" text:outline-level="2">İçi Saygı ile Titreyerek Korkmak</text:h>
      <text:p text:style-name="P20">Allah diğer dünyevi korkularla karıştırılmaması için, Kuran'da Kendisi'nden korkan bir müminin hislerini ve ruh halini de tarif etmiştir. Müminin Allah korkusu başka hiçbir korkuya benzemeyen, son derece içli ve saygı dolu bir korkudur. Bu korku diğer korkular gibi insana sıkıntı ve azap veren bir korku türü değildir. Tam tersine, insana kulluğunu ve aczini hatırlatan, onun aklını ve şuurunu açıp geliştiren, insanı çok üstün bir ahlak seviyesine ulaştıran bir korkudur. </text:p>
      <text:p text:style-name="P20">Bu korku müminin ahirete olan özlemini artıran, ümit ve şevkini körükleyen bir korkudur. Allah korkusu, müminin Allah'a olan yakınlığını ve sevgisini kat kat artıran, ona büyük manevi hazlar yaşatan asil bir duygudur. Kuran'da iman edenlerin taşıdıkları bu içli ve saygı dolu korkudan pek çok ayette bahsedilir:</text:p>
      <text:p text:style-name="P27">Gerçek şu ki, Rablerinden gayb ile (O'nu görmedikleri halde) içleri titreyerek-korkanlara gelince; onlar için bir bağışlanma ve büyük bir ecir vardır. (Mülk Suresi, 12)</text:p>
      <text:p text:style-name="P27">... Rablerinden içleri saygı ile titrer, kötü hesaptan korkarlar. (Rad Suresi, 21)</text:p>
      <text:p text:style-name="P27">Görmediği halde Rahman'a karşı 'içi titreyerek korku duyan' ve 'içten Allah'a yönelmiş' bir kalp ile gelen içindir. (Kaf Suresi, 33)</text:p>
      <text:p text:style-name="P27">Ki onlar (o peygamberler) Allah'ın risaletini tebliğ edenler, O'ndan içleri titreyerek-korkanlar ve Allah'ın dışında hiç kimseden korkmayanlardır. Hesap görücü olarak Allah yeter. (Ahzab Suresi, 39)</text:p>
      <text:p text:style-name="P20"/>
      <text:h text:style-name="P28" text:outline-level="2"><text:soft-page-break/>Umutla Beraber Korku Duymak </text:h>
      <text:p text:style-name="P20">Mümin Allah'tan korkarken Allah'ın şefkatini, merhametini, bağışlayıcılığını, O'nun lütfeden, tevbeleri kabul eden olduğunu da hatırından çıkarmaz. Bu da onun korkarken, bir yandan da içinde çok şiddetli bir umut taşımasına sebep olur. İçindeki Allah korkusu, Allah'ın bu sıfatlarını da çok derin ve geniş bir biçimde tefekkür etmesine, Allah'ın üstünlüğünü ve büyüklüğünü çok daha iyi takdir edebilmesine, dolayısıyla Allah'a daha fazla yakınlaşmasına vesile olur. Allah'ın merhametinin, şefkatinin, bağışlamasının büyüklüğünü daha iyi idrak eder. </text:p>
      <text:p text:style-name="P20">İşte gerçek mümin Allah'a korku ve umut dolu bir ruh hali içinde yönelir ve dua eder:</text:p>
      <text:p text:style-name="P27">Onların yanları yataklarından uzaklaşır. Rablerine korku ve umutla dua ederler ve kendilerine rızık olarak verdiklerimizden infak ederler. (Secde Suresi, 16)</text:p>
      <text:p text:style-name="P20">Bu da Allah korkusunun hiçbir zaman ümitsizliğe, karamsarlığa düşürmeyen bir duygu olduğunun göstergesidir. Müminlerin sürekli bir umut içinde olmaları gerektiği Kuran'ın pek çok yerinde belirtilmiştir:</text:p>
      <text:p text:style-name="P27">... O'na korkarak ve umut taşıyarak dua edin. Doğrusu Allah'ın rahmeti iyilik yapanlara pek yakındır. (Araf Suresi, 56)</text:p>
      <text:p text:style-name="P27">De ki: "Ey kendi aleyhlerinde olmak üzere ölçüyü taşıran kullarım. Allah'ın rahmetinden umut kesmeyin. Şüphesiz Allah, bütün günahları bağışlar. Çünkü O, bağışlayandır, esirgeyendir." (Zümer Suresi, 53)</text:p>
      <text:p text:style-name="P20">Umutsuzluğun ise inkar edenlerin bir vasfı olduğu yine ayetlerde bildirilmiştir:</text:p>
      <text:p text:style-name="P27">Allah'ın ayetlerini ve O'na kavuşmayı 'yok sayıp inkâr edenler'; işte onlar, benim rahmetimden umut kesmişlerdir; ve işte onlar, acı azab onlarındır. (Ankebut Suresi, 23)</text:p>
      <text:p text:style-name="P27">Ey iman edenler, Allah'ın kendilerine karşı gazablandığı bir kavmi veli (dost ve müttefik) edinmeyin; ki onlar, kafirlerin mezar halkından umut kesmeleri gibi ahiretten umut kesmişlerdir. (Mümtehine Suresi, 13)</text:p>
      <text:p text:style-name="P20"/>
      <text:p text:style-name="P20"/>
      <text:p text:style-name="P20"/>
      <text:h text:style-name="P6" text:outline-level="1">GERÇEK HUZUR VE MUTLULUĞUN KAYNAĞI ALLAH KORKUSU VE ALLAH SEVGİSİDİR</text:h>
      <text:p text:style-name="P20"/>
      <text:p text:style-name="P17"/>
      <text:p text:style-name="P30">ADNAN OKTAR’IN KRAL KARADENİZ TV’DEKİ CANLI RÖPORTAJI, 16 Ocak 2009</text:p>
      <text:p text:style-name="P17"><text:span text:style-name="T6">ADNAN OKTAR: Mutluluk Allah sevgisiyle, Allah korkusuyla olur, bunun dışında kalplerin felahı yoktur, </text:span><text:span text:style-name="T4">Allah açıkça ifade etmiş, net ifade etmiş Allah, kalpler ancak, şeytandan Allah’a sığınırım “kalpler ancak Allah’ın zikriyle felah bulur” diyor. Başka türlü mümkün değildir insanın mutlu olması, imkânsızdır.</text:span></text:p>
      <text:p text:style-name="P20"/>
      <text:h text:style-name="P9" text:outline-level="1">ALLAH KORKUSUNUN MÜMİNLERE <text:s/>KAZANDIRDIĞI ÖZELLİKLER</text:h>
      <text:p text:style-name="P20"/>
      <text:p text:style-name="P17"/>
      <text:p text:style-name="P30">ADNAN OKTAR'IN KRAL KARADENİZ TV'DEKİ CANLI RÖPORTAJI (30 Mart 2009)</text:p>
      <text:p text:style-name="P17"><text:span text:style-name="T6">ADNAN OKTAR: Allah korkusu güzel ahlakla ilgili bütün fonksiyonlarımızı, bütün özelliklerimizi yönlendiren en önemli güçtür</text:span><text:span text:style-name="T4">. Mesela eğer Allah korkusu olmasa, insan sabıra gerek duymayabilir. Çileye tahammül edemeyebilir. Affetmeyebilir. Yani iradesini birçok noktada kullanmayabilir. Nasıl olsa Allah beni affeder der, var ya Kuran’da da biliyorsunuz, zaten cennete giderim ben, gidebilirim der. Ama </text:span><text:span text:style-name="T6">Allah korkusu olunca her şeyi kontrollü hale getiriyor. </text:span><text:span text:style-name="T4">Mesela namaza kalkmayabilir, oruç tutmayabilir, sevdikleri için bir fedakarlık yapmayabilir. . . Bunlar da olmadığında, sevginin zeminidir bunlar, aşkın zeminidir, tutkunun zeminidir, tamamı ortadan kalkar, insan adeta kof hale gelir. </text:span><text:span text:style-name="T6">Allah korkusuyla insan muazzam detaylar kazanır. </text:span><text:span text:style-name="T4">Yani çalışkanlık kazanır, dürüstlük kazanır. Mesela Allah korkusuyla insan doğru söyler. Allah’tan korkmazsa çıkarı için çok rahat yalan söyleyebilir.</text:span></text:p>
      <text:p text:style-name="P17"><text:span text:style-name="T6">SUNUCU: </text:span><text:span text:style-name="T4">Günümüzde oluyor da zaten.</text:span></text:p>
      <text:p text:style-name="P17"><text:span text:style-name="T6">ADNAN OKTAR: </text:span><text:span text:style-name="T4">Tabi dürüst olmanın kökeninde Allah korkusu var. Allah’tan korktuğu için doğru konuşur. Mesela şahitliği doğru yapar. Yani birçok </text:span><text:span text:style-name="T6">fitneyi, fücuru, kargaşayı, insanın ruhundaki anarşiyi Allah korkusu önler. </text:span><text:span text:style-name="T4">Cennetten daha çok zevk almamıza vesile olur. Yoksa, öbür türlü insanda bir matlık, durgunluk meydana gelir.</text:span></text:p>
      <text:p text:style-name="P20"/>
      <text:p text:style-name="P20"/>
      <text:h text:style-name="P6" text:outline-level="1">MÜMİNLER ALLAH'TAN NİÇİN KORKARLAR?</text:h>
      <text:p text:style-name="P20"/>
      <text:p text:style-name="P17"/>
      <text:p text:style-name="P20">Müminlerin Allah'tan korkma sebeplerine geçmeden önce, önceki sayfalarda da vurguladığımız bir noktayı tekrar hatırlatmakta fayda görüyoruz. Allah korkusu, müminin imanını, şevkini, Allah'a olan sevgi ve saygısını coşturan bir duygudur. Kişiyi Allah'ın razı olmayacağı bir tavır içine girmekten sakındıran, nefsinin taşkınlıklarını, sınır tanımaz kötülüklerini dizginleyen, sürekli iyilik yönünde harekete geçiren bir korkudur. </text:p>
      <text:p text:style-name="P20">Bu korku onu Allah'ın azabından uzaklaştıran, Allah'ın rızasına, rahmetine ve cennetine yaklaştıran, bundan dolayı da çok büyük bir manevi haz içeren bir korkudur. Mümini Allah'ın sınırlarını korumada, Allah'ın rızasını aramada son derece yüksek bir şuura, uyanıklığa ve titizliğe iletir. Sonuçta müminin dünyadaki bu korkusu, onu kıyamet gününün korkusundan ve cehennemdeki ebedi korku ve dehşetten kurtaracaktır. Bir ayette şöyle buyrulmaktadır:</text:p>
      <text:p text:style-name="P27">... Artık bunların ecirleri Rableri Katındadır, onlara korku yoktur ve onlar mahzun olmayacaklardır. (Bakara Suresi, 274)</text:p>
      <text:p text:style-name="P17"><text:span text:style-name="T4">Allah'ın tehdidinden ve azabından korkan müminler, O'nun emir ve hükümlerine son derece titizlikle uydukları için, Allah'ın beğendiği üstün bir ahlaka sahip olurlar. Mütevazi, hoşgörülü, ince düşünceli, fedakar, aklı ve şuuru açık, Allah'ın yaratmasındaki üstünlükleri en güzel biçimde takdir edebilen, yüksek bilince ve büyük bir duyarlılığa sahip ideal bir yapı geliştirirler. Kısa</text:span>ca Allah korkusu müminleri ruhen zenginleştiren, onları cennete layık bir duyarlılığa eriştiren, son derece ince hikmetlerle donatılmış asil bir duygudur; ebedi mükafat ve mutluluğun anahtarıdır.</text:p>
      <text:p text:style-name="P20"/>
      <text:h text:style-name="P28" text:outline-level="2">Allah'ın Yüce Makamından Korkarlar</text:h>
      <text:p text:style-name="P20">Allah'ı Kuran'da tanıtıldığı gibi tanıyan ve samimi olarak O'nun sıfatları hakkında düşünen bir mümin en başta Allah'ın bizzat Kendisi'nden, üstün ve şerefli makamından içi ürpererek korkmaya başlar. Allah'ın heybet ve azametinden, sonsuz kudret ve üstünlüğünden ötürü, O'nun zatına karşı son derece saygı ve hayranlık dolu bir korku besler. Bu korku, Allah'ın üstün ve yüce makamının bilincinde olan müminin kalbinde doğal olarak oluşan bir korkudur. Bu korkunun derecesi kişinin imanının ve tefekkürünün derinliği derecesinde artar. Bu saygı dolu korku Kuran'da "haşyet" olarak da tanımlanır. </text:p>
      <text:p text:style-name="P20">Allah sonsuz güç sahibidir, sonsuz bir ilme ve sonsuz bir akla sahiptir, dilediğini dilediği gibi yapar; Kendisi yaptığından sorulmaz, fakat O, insanları yaptıklarından sorguya çekecektir. Rabbimiz alemlerden müstağnidir, hiç kimseye ihtiyacı yoktur, fakat tüm varlıklar O'na muhtaçtır. Herkesi ve herşeyi yoktan var eden ve her an varlıkta tutan Allah'tır; herşeyin ve herkesin sahibi O'dur, dilerse herkesi yok edip yerine başkalarını yaratabilir. Hiçbir şeyi unutmaz; Allah bir şeyi diledi mi ona "ol" der ve olur, O'na hiçbir şey güç gelmez. Tüm bu sonsuz üstünlüklerin sahibi olan Allah'a karşı değil isyankar bir tavır almak, O'nu unutarak bir an geçirmek bile şuurlu bir insanın cesaret edebileceği bir şey değildir.</text:p>
      <text:p text:style-name="P20"><text:soft-page-break/>Allah'ı Kuran'da tanıtıldığı gibi tanıyan ve O'nun kudretini gereği gibi takdir eden bir insan Allah'tan saygıyla sakınır ve O'nun azametinden korkuya kapılır. Mümin Allah'ın büyüklüğünü, azametini, kudretini bildiği gibi "İntikam alan", "Kahreden", "Azap veren", "Zillete düşüren" sıfatlarını da bilir. Allah'ın rızasına ters düşen bir tavır ya da konuşmanın karşılıksız kalmayacağını bilir. Allah'ın her an herşeyden haberdar olduğunu, her yeri sarıp kuşattığını, kendisine şah damarından yakın olduğunu bilerek hareket eder. </text:p>
      <text:p text:style-name="P20">İşte Allah müminin bu güzel tavrına karşılık onu dünyada ve ahirette ebediyen rahmeti, rızası ve cennetiyle ödüllendirir:</text:p>
      <text:p text:style-name="P27">Rabbin makamından korkan kimse için ise iki cennet vardır. (Rahman Suresi, 46)</text:p>
      <text:p text:style-name="P17"><text:span text:style-name="T4">Elbette ki Allah'ı hakkıyla takdir edebilmek için Kuran ayetlerini çok iyi bilmek gerektiği gibi, O'nun dış dünyadaki ayetlerini -delillerini- de iyi bilip tanımak şarttır. En küçük bir atomdan ya da bir canlı hücresinden dev yıldızlara hatta galaksilere kadar Allah'ın sayısız yaratılış delilleri hakkında detaylı bilgi sa</text:span>hibi olmak insanın Allah korkusunu artırır. Çünkü bunları bilmek kişinin, Allah'ın yarattığı şeylerde tecelli eden sonsuz aklına, gücüne, ilmine çok daha yakından şahit olmasını, <text:s/>Allah'ın kudretini, diğer insanlara göre, çok daha fazla takdir edebilmesini sağlar. Bu da O'na karşı duyduğu korku ve haşyetin kat kat artmasına vesile olur. İşte Allah bu sırrı bir ayetinde şöyle açıklar:</text:p>
      <text:p text:style-name="P27">... Kulları içinde ise Allah'tan ancak alim olanlar 'içleri titreyerek-korkar'. Şüphesiz Allah, üstün ve güçlü olandır, bağışlayandır. (Fatır Suresi, 28)</text:p>
      <text:p text:style-name="P20"/>
      <text:h text:style-name="P28" text:outline-level="2">Allah'ın Tehdidinden Korkarlar</text:h>
      <text:p text:style-name="P20">Allah bir ayetinde müminin, Kendi makamından korktuğu gibi, tehdidinden de korktuğunu belirtir:</text:p>
      <text:p text:style-name="P27">... İşte bu, makamımdan korkana ve tehdidimden korkana ait (bir ayrıcalıktır). (İbrahim Suresi, 14)</text:p>
      <text:p text:style-name="P20">Allah'ın tehdidi, Rabbimiz’e iman ve itaat etmeyen, O'nun rızasını gözetmeyen, emir ve yasaklarını tanımayanlar için vaat ettiği maddi, manevi sonsuz bir azaptır. Bunun yeri de cehennemdir. Mümin, bu dünyada hiç kimsenin Allah'ın azabından emin olamayacağını çok iyi bilir. Bu yüzden Allah'ın, inkarcılara vaat ettiği cehennemdeki dayanılmaz ve sonsuz azaba düşmekten korkar. Müminlerin bu ruh hali Kuran'da şöyle tarif edilir:</text:p>
      <text:p text:style-name="P27">Onlar, din gününü tasdik etmektedirler. Rablerinin azabına karşı (daimi) bir korku duymaktadırlar. Şüphesiz Rablerinin azabından emin olunamaz. (Mearic Suresi, 26-28)</text:p>
      <text:p text:style-name="P17"><text:span text:style-name="T4">Allah'tan içleri titreyerek korkan müminler, Kuran'ı okurken cehennemle ilgili ayetlerin hepsini tek tek kendi nefisleri üzerinde düşünürler. Zira Kuran ayetlerinde, Allah'ın sürekli müminlere hitab eden uyarıp korkutmaları yer alır; inkarcılar ise zaten Allah'ın kitabını okumazlar, okusalar da gereği gibi kavrayamazlar. Dolayısıyla müminler, bu ayetlerin Allah'ın mümin kullarını uyarmak ve onları cehennemden sakındırmak için olduğunu düşünürler. Çünkü, Kuran'dan öğüt alabilecek ve Allah'ın azabından korkup sakınabilecek yalnızca kendileridir. Bundan dolayı da diğer insanları değil, Kuran'da övülen takva sahibi müminleri ve üstün ahlak sahibi peygamberleri kendilerine örnek alırlar. İşte bunun doğal bir sonucu olarak "cehennem ayetleri diğer insanları ilgilendiriyor, ben ise müminim" gibi kendinden emin bir ruh hali içine girmezler. Elbette imanlarından dolayı Allah'tan daima kurtuluşu ve rahmetini umarlar. Ancak bu, </text:span><text:span text:style-name="T6">"… Rablerine korku ve umutla dua ederler…"</text:span><text:span text:style-name="T4"> (Secde Suresi, 16) ayetinde dikkat çekildiği gibi yine korkuyla karışık bir ümittir. </text:span></text:p>
      <text:p text:style-name="P20"><text:soft-page-break/>Allah Kuran'da insanları cehennemden sakındırmak için pek çok uyarı ve hatırlatmada bulunmuştur. Belki korkup sakınırlar diye inkarcıları ahirette karşılaşacakları azapla tehdit etmiştir. Bu Kuran'da şöyle vurgulanır:</text:p>
      <text:p text:style-name="P27">... Gerçekten hüsrana uğrayanlar, kıyamet günü hem kendilerini, hem yakınlarını hüsrana uğratanlardır. Haberiniz olsun; bu apaçık olan hüsranın kendisidir." Onların üstlerinde ateşten tabakalar, altlarında da tabakalar vardır. İşte Allah, Kendi kullarını bununla tehdit edip-korkutuyor. Ey kullarım öyleyse Benden sakının. (Zümer Suresi, 15-16)</text:p>
      <text:p text:style-name="P17"><text:span text:style-name="T4">Gerçek şu ki Allah insanları gerek ayetleriyle, gerek elçileri aracılığıyla, gerekse yaşadıkları olaylarla Kendisi'nden sakındırır. Onlara çağrıda bulunur, azabıyla korkutur. Ama bu uyarılar </text:span><text:span text:style-name="T6">"... Biz onları korkutuyoruz. Fakat (bu) onlarda büyük bir azgınlıktan başka birşey artırmıyor."</text:span><text:span text:style-name="T4"> (İsra Suresi, 60) ayetinin bir tecellisi olarak inkarda diretenlere bir fayda sağlamadığı gibi, kaçışlarını daha da artırır. Ve o zaman da yalanladıkları azap üzerlerine hak olur. Allah ayetlerde şöyle buyurmaktadır:</text:span></text:p>
      <text:p text:style-name="P27">Sen buna müstahaksın, dahasına müstahaksın. Yine müstahaksın, dahasına da müstahaksın. İnsan, 'kendi başına ve sorumsuz' bırakılacağını mı sanıyor? (Kıyamet Suresi, 34-36)</text:p>
      <text:p text:style-name="P20">Dünyada bulundukları süre içinde Allah korkusundan uzak yaşayan ve Allah'ın azabını yalanlayanlar, hesaba çekildikten sonra kitaplarını sol yanlarından alırlar ve bu an artık haklarında hükmün verildiği ve sonsuz azaba mahkum oldukları andır. Bölük bölük cehenneme sevk başlar. Daha ulaşmadan başlarına geleceklerin korkusu tüm benliklerini kaplar. Psikolojik olarak tamamen çökmüş durumdadırlar. Sürüklenerek cehennemin kapısına varırlar. O anı Allah ayetlerinde şöyle bildirir:</text:p>
      <text:p text:style-name="P27">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20">Bu şekilde bir daha asla çıkmamak üzere cehennemin kapılarından içeri girerler. Cehennemin kapıları üzerlerine kapatılır ve kilitlenir. Hiçbir kaçış imkanı yoktur. Artık bedenleri ve ruhları sonsuza kadar dayanılmaz acılar içinde kıvranacaktır. Ama uğrayacakları azapların hiçbiri onları öldürmeyecektir. Her seferinde derileri yenilenecek ve onlar işlerinin bitirilmesini isteyecek ama kendilerine şöyle cevap verilecektir:</text:p>
      <text:p text:style-name="P27">(Cehennem bekçisine:) "Ey Malik (bekçi), Rabbin bizim işimizi bitirsin" diye haykırdılar. O: "Gerçek şu ki siz, (burada) kalacak kimselersiniz" dedi. (Zuhruf Suresi, 77)</text:p>
      <text:p text:style-name="P20">Cehennemdeki azapların farklı çeşitleri vardır. Bunların her biri insanın hayal gücünün ötesindedir. İnkarcı cehennemin odunu olur (Cin Suresi, 15), ateşin üstünde tutulup mum gibi eritilir, yüzü ateşte evrilip çevrilir, elleri bağlı olarak ateşin dar yerine atılır, haşlanır, dağlanır, bu haldeyken demirden kamçılarla kırbaçlanır, katrandan elbiseler giyer, ateşten yataklara yatırılır, üstüne ateşten örtüler örtülür, darı dikeni ve zehirli zakkum yer, kan ve irin içer, başından aşağı kaynar su dökülür, içirilen kaynar su bağırsaklarını parça parça koparır, ateş yüzünü yalar, dişleri sırıtır halde kalır, nefes alıp vermesi bile kahır doludur. Bütün bunlar bir daha son bulmayacak olan fiziksel azabın sadece bir parçasıdırlar. </text:p>
      <text:p text:style-name="P20">Cehennem ehli fiziksel olduğu gibi psikolojik olarak da acı çeker. Çaresizlik, ümitsizlik, pişmanlık, aşağılanma, rezil olma, küçük düşme, horlanma, öfke, kin ve çekişme duygularının karışımı sonucunda yaşadıkları azap da bir yandan kendilerini yer bitirir. Onca kalabalığın arasında herkes yalnızdır ve birbirine düşmandır. Sürekli birbirlerini lanetlerler. Çığlıklar, haykırışlar, yalvarmalar, kahır dolu inlemeler birbirine karışır. </text:p>
      <text:p text:style-name="P20"><text:soft-page-break/>Ancak şunu unutmayın: Cehennemde bu azapları yaşayanlar başka yaratıklar değildir. Dünyada sokaktan geçerken gördüğünüz, bir kısmını tanıdığınız bildiğiniz insanlardır. Hiçbir şey değişmemiştir, tümü aynı şuur açıklığında insanlardır. Belki de hiç ummadıkları bir anda ölüm melekleri canlarını almış ve kendilerini yaptıklarının karşılığını öderken bulmuşlardır. Allah'ın yarattıkları arasında, Allah'ın bu büyük tehdidinin şuurunda olup sürekli korku ve ümit içinde yaşayanlar ise yalnızca müminlerdir:</text:p>
      <text:p text:style-name="P27">Onlar: "Rabbimiz, cehennem azabını bizden geri çevir; gerçekten, onun azabı ödenmesi kaçınılmaz bir borç (veya sürekli bir acıdır)" derler. (Furkan Suresi, 65)</text:p>
      <text:p text:style-name="P20">Böyle olmakla beraber Allah’tan bir rahmet olarak Peygamber Efendimiz (sav)’nin şöyle bir hadisi de vardır:</text:p>
      <text:p text:style-name="P15">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20"/>
      <text:h text:style-name="P28" text:outline-level="2">Allah'ın Rızasını ve Sevgisini <text:s text:c="2"/>Kaybetmekten Korkarlar</text:h>
      <text:p text:style-name="P20">İçli ve derin bir Allah sevgisine sahip olan müminler bu sevgiyi besleyen en önemli duygunun yine içli, derin ve saygı dolu bir korku olduğunu gayet iyi bilirler. Allah sevgisinin tarifsiz manevi hazzını tadan müminler, Allah'a karşı bir hata ya da kusur işleyerek en çok sevdikleri varlığın sevgisini ve hoşnutluğunu, dostluğunu kaybetmekten çok korkarlar.</text:p>
      <text:p text:style-name="P20">Allah korkusu aynı zamanda Allah sevgisinin de kaynağıdır. Çünkü Allah sevgisi ancak Allah'a yakınlaşmakla, Allah'la içli ve samimi bir bağlantı içine girmekle gerçekleşir. Allah'a yakınlaşmak ise O'nun sevgi ve rızasını kazanmakla, yani O'nun sınırlarını korumakla ve O'nun emirlerini yerine getirmekle mümkündür. Bu ise Allah korkusu olmadan elde edilebilecek bir durum değildir. Çünkü Allah'tan korkmayan bir insanın nefsi, onu sürekli olarak Allah'ın razı olmadığı şeyleri yapmaya, razı olacağı şeylerde ise ihmal ve gevşeklik göstermeye sürükler. Bu yüzden Allah rızasını kazanmanın yegane yolu Allah korkusudur. Bu, Allah'ın koyduğu bir kanundur. O halde Allah'tan gereği gibi korkmadan O'nun sevgisini ve rızasını kazanacağını sanmak büyük bir cahillik ve aldanış olacaktır. </text:p>
      <text:p text:style-name="P20">Herşeyden önce Allah Kendisi'nden korkmalarını insanlara emretmiştir. Bu yüzden, Allah'ın bu emrini göz ardı edip, yalnızca Allah'ı sevmenin yeterli olduğunu söylemenin hiçbir mantığı olamaz. Allah'tan korkmadığı halde O'nu sevdiğini söyleyen bir kimse gerçekte kendini kandırmaktan, vicdanını rahatlatmaya çalışmaktan başka bir şey yapmaz. Allah sevgisi dediği şey, kendi ilkel ve yüzeysel bakış açısıyla kafasında kurduğu bir sevgi türüdür. Gerçek Allah sevgisiyle hiçbir ilgisi yoktur. Allah'ı gerçekten çok seven bir insan O'nun emirlerine uyma konusunda son derece titiz ve kararlı olur. Allah Kendisi'nden korkulmasını emrederken, bunun gerekli olmadığını savunan bir insan, ancak kendisini aldatabilir. Üstelik bu akılsızca iddianın "oruç, namaz gibi ibadetlere gerek yoktur" demekten hiçbir farkı bulunmamaktadır. Böyleleri, sadece Allah korkusu konusunda değil, Allah'ın birçok emrini uygulamamak için de çeşitli bahanelere başvururlar.</text:p>
      <text:p text:style-name="P20"/>
      <text:h text:style-name="P28" text:outline-level="2"><text:soft-page-break/>Allah'ın Dünyada da Karşılık Verebileceğini Bilirler</text:h>
      <text:p text:style-name="P20">Kuran'da, Allah'ın kimi insanları işledikleri suçlar nedeniyle cezalandırmasıyla ilgili pek çok örnek aktarılmıştır. Allah kendilerine birçok fırsat verdiği halde inkarda direnen insanlar, yaptıklarının karşılığını daha dünyadayken almışlar ve insanların gözleri önünde ibret kılınmışlardır. </text:p>
      <text:p text:style-name="P20">Bu ibret kılınma, kendisine Allah büyük bir mülk ve hazine verdiği için şımaran ve büyüklüğe kapılan Karun'un kıssasında özellikle vurgulanır. İnsanlar önce güç sahibi sandıkları Karun'a büyük bir hayranlık duymuşlar ama sonra Allah'a karşı korkusuzca büyüklenmesinden dolayı uğradığı sonu görünce gerçeği anlamışlardır. Karun azgınlığının karşılığını kimsenin hiç ummadığı bir zamanda, görülmemiş bir şekilde almış ve insanlara büyük bir ibret olmuştur:</text:p>
      <text:p text:style-name="P27">Böylelikle kendi ihtişamlı-süsü içinde kavminin karşısına çıktı. Dünya hayatını istemekte olanlar: "Ah keşke, Karun'a verilenin bir benzeri bizim de olsaydı. Gerçekten o, büyük bir pay sahibidir" dediler. (Kasas Suresi, 79)</text:p>
      <text:p text:style-name="P27">Sonunda onu da, konağını da yerin dibine geçirdik. Böylece Allah'a karşı ona yardım edecek bir topluluğu olmadı. Ve o, kendi kendine yardım edebileceklerden de değildi.</text:p>
      <text:p text:style-name="P27">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Kasas Suresi, 81-82)</text:p>
      <text:p text:style-name="P20">Kuran'ın genelinde bildirilen ve Karun kıssasında da özel olarak dikkat çekilen husus, Allah'ın nice görkemli, güç sahibi toplulukları dünyada azaplandırması ve bununla insanlara Allah'ın azabından kendilerini koruyamayacaklarını göstermesidir. Bu gerçek başka birçok ayette bildirilmiştir:</text:p>
      <text:p text:style-name="P27">Yeryüzünde gezip dolaşmıyorlar mı? Böylece kendilerinden öncekilerin nasıl bir sona uğradıklarını görsünler. Onlar, güç bakımından kendilerinden daha üstün idiler... (Rum Suresi, 9)</text:p>
      <text:p text:style-name="P27">... Bilmez mi ki gerçekten Allah, kendisinden önceki nesillerden kuvvet bakımından kendisinden daha güçlü ve insan-sayısı bakımından daha çok olan kimseleri yıkıma uğratmıştır... (Kasas Suresi, 78)</text:p>
      <text:p text:style-name="P27">Onlardan önce nice insan nesillerini yıkıma uğrattık, onlar mal bakımından da, gösteriş bakımından da daha güzeldiler. (Meryem Suresi, 74)</text:p>
      <text:p text:style-name="P20">Mümini diğer insanlardan farklı kılan şey tüm bunların şuurunda olup Allah'tan içi titreyerek korkması ve sakınarak hareket etmesidir. Bir hata ya da günah işlediğinde Allah'ın o anda bunun karşılığını vermeyeceğinden emin olamayacağı için hemen Allah'a yönelip tevbe eder, Allah'tan bağışlanma diler ve pişmanlığını dile getirir. </text:p>
      <text:p text:style-name="P20">Mümin, Allah'tan çok korkar ama bununla birlikte Allah'ın sonsuz merhametine de güvenir. Bu, sadece ahireti düşünmenin getirmiş olduğu bir duyarlılıktır. </text:p>
      <text:p text:style-name="P20">Allah Kuran'da bunun tam tersinden yani kendilerine azabın geldiğini gördükleri halde hiç üstlerine kondurmayan ve aynı tavırlarını devam ettiren insanların durumundan şöyle bahseder:</text:p>
      <text:p text:style-name="P27"><text:soft-page-break/>Derken, onu (azabı) vadilerine doğru yönelerek gelen bir bulut şeklinde gördükleri zaman, "Bu bize yağmur yağdıracak bir buluttur" dediler. Hayır, o kendisi için acele ettiğiniz şeydir. Bir rüzgar, onda acı bir azab vardır.</text:p>
      <text:p text:style-name="P27">Rabbinin emriyle herşeyi yerle bir eder. Böylece meskenlerinden başka, hiçbir şey(leri) görünemez duruma düştüler. İşte Biz, suçlu-günahkar bir kavmi böyle cezalandırırız. (Ahkaf Suresi, 24-25)</text:p>
      <text:p text:style-name="P20">Sonuç olarak Kuran'a baktığımızda görüyoruz ki yapılan hiçbir kötülük ve günah -tevbe edilip vazgeçilmediği sürece- Allah'ın yüce adaletinin gereği, karşılıksız kalmamaktadır. Ama bu karşılık, kimi zaman dünyada insanlara erişmekte, kimi zaman da hesap gününde ortaya çıkmaktadır. Nankörlük edip de yaptıklarından vazgeçmeyenler Allah'ın kendilerini bir anda yakalayabilecek azabından asla güvende olmamalıdırlar. Bu durum Kuran'da şöyle bildirilmiştir:</text:p>
      <text:p text:style-name="P25"><text:span text:style-name="T4">Kara tarafında sizi yerin dibine geçirmeyeceğinden veya üzerinize taş yığınları yüklü bir kasırga göndermeyeceğinden emin misiniz? Sonra kendinize bir vekil bulamazsınız. </text:span>Veya sizi bir kere daha ona (denize) gönderip üzerinize kırıp geçiren bir fırtına salarak nankörlük etmeniz nedeniyle sizi batırmasına karşı emin misiniz? Sonra onun öcünü Bize karşı alacak (kimseyi de) bulamazsınız. (İsra Suresi, 68-69)</text:p>
      <text:p text:style-name="P20">Bir insan sorumsuzca bir yaşam süremez. Çünkü insan başıboş değildir. Allah'a karşı sorumludur. Bunu reddederse çok şiddetli bir karşılık görür. Tüm güç Allah'ın elindeyken böyle bir cürette bulunmak o kişinin Allah'ın kadrini hakkıyla takdir edememesinden başka bir şey değildir. Çünkü Allah dilese o anda kişiden tüm nimetlerini çekip alabilir. Allah ayetlerinde insanlara, ellerindeki her türlü nimetin bir anda alınabileceğini şöyle hatırlatmıştır:</text:p>
      <text:p text:style-name="P27">Eğer dilemiş olsaydık, gözlerinin üstüne bastırır-kör ederdik, böylece yola dökülüp-koşuşurlardı. Fakat nasıl göreceklerdi ki?</text:p>
      <text:p text:style-name="P27">Eğer dilemiş olsaydık, oldukları yerde (en görkemli çağlarında) onları bir başka kalıba sokardık; böylece ne ileri gitmeye, ne geri dönmeye güç yetirebilirlerdi. (Yasin Suresi, 66-67)</text:p>
      <text:p text:style-name="P20">Gerçek budur, insan sahip olduğu herşeyi, aldığı her nefesi, yaşadığı her anı Allah'a borçludur. İşte müminler bu gerçeklerin farkında olduklarından, Allah'tan, Allah'ın sınırlarını aşmaktan daimi bir korku duyarlar. </text:p>
      <text:p text:style-name="P20"/>
      <text:h text:style-name="P28" text:outline-level="2">Ölüme Hazırlıksız Yakalanmaktan Korkarlar</text:h>
      <text:p text:style-name="P20">İnsan ölümlü bir varlıktır. Ancak ortalama 60 sene gibi kısa bir süre dünyada kalacaktır. Bundan sonra ise kendisi için sonsuz bir hayat başlayacaktır. Bu sonsuz hayatı, ya nimetlerle donatılmış cennetler içinde ya da insanın ruhuna ve bedenine acı vermek için özel olarak yaratılmış bir azap mekanı olan cehennemin içinde sürüp gidecektir. Allah dilediği an insanın dünyadaki yaşamına son verip, ahirete geçirebilir. Emin olun ki bu geçiş, bir göz açıp kapaması kadar çabuk gerçekleşecektir. </text:p>
      <text:p text:style-name="P17"><text:span text:style-name="T4">İnsan öleceği, imtihanının son bulacağı ve hakkında kesin hüküm verileceği zamanı bilemez. Bu yüzden bu an geldiğinde hazırlıksız yakalanmaktan, hesabını veremeyeceği, ihmal ettiği, ertelediği, gevşek tuttuğu konuların olmasından çok korkup sakınması gereklidir. Çünkü ölüm melekleri geldiklerinde artık eksiklerini tamamlama, yapması gerekenleri telafi etme gibi bir imkan olmayacaktır. O ana kadar yapıp ettikleri yanına kar ya da zarar olarak kalacak ve bunlardan hesaba çekilerek hakkında hüküm verilecektir. Ölüm geriye dönüşü olmayan bir gerçektir. Kişiye, </text:span><text:span text:style-name="T6">"öğüt alıp düşünen bir kimsenin öğüt alabileceği kadar" </text:span><text:span text:style-name="T4">(Fatır Suresi, 37) süre tanınmıştır. Ölüm geldiği anda bu süre tamamlanmıştır. Kişi ne kadar yalvarıp yakarsa da kendisine bir fırsat daha tanınmaz. </text:span><text:soft-page-break/><text:span text:style-name="T4">Allah'a karşı yerine getirmediği sorumluluklarını yerine getirmesi için ek bir süre verilmez. Allah, böyle bir gaflete ve ihmalkarlığa düşmemeleri için müminleri şöyle uyarmıştır:</text:span></text:p>
      <text:p text:style-name="P27">Sizden birinize ölüm gelip de: "Rabbim, beni yakın bir süreye kadar geciktirsen ben de böylece sadaka versem ve salihlerden olsam" demezden önce, size rızık olarak verdiklerimizden infak edin. Oysa Allah, kendi eceli gelmiş bulunan hiçbir kimseyi kesinlikle ertelemez. Allah, yaptıklarınızdan haberdârdır. (Münafikun Suresi, 10-11)</text:p>
      <text:p text:style-name="P20">İnsan, hiçbir zaman kendini ve yaptıklarını yeterli görmemeli, ölümün her an gerçekleşebileceğinin bilincinde olarak, geri dönüşü olmayan bir sona hazırlıksız yakalanmaktan korkmalı, her anını Allah'ın sınırlarını en fazla gözetmeye çalışarak geçirmelidir.</text:p>
      <text:p text:style-name="P20"/>
      <text:p text:style-name="P20"/>
      <text:p text:style-name="P20"/>
      <text:p text:style-name="P20"/>
      <text:h text:style-name="P6" text:outline-level="1">ÖLÜMÜ DÜŞÜNMEK ALLAH KORKUSUNU ARTTIRIR </text:h>
      <text:p text:style-name="P20"/>
      <text:p text:style-name="P17"/>
      <text:p text:style-name="P30">ADNAN OKTAR’IN TEMPO TV’DEKİ CANLI RÖPORTAJI, 13 Ocak 2009</text:p>
      <text:p text:style-name="P17"><text:span text:style-name="T6">ADNAN OKTAR: </text:span><text:span text:style-name="T4">Ölüm çok büyük bir nimet. Allah’a insanın kavuşması, cennete açılan bir kapı mümin için inşaAllah. Ve dünya hırsını ortadan kaldıran kesin delil. </text:span><text:span text:style-name="T6">Ölüm insanları müthiş terbiye eden, ahlaklarını müthiş düzenleyen en önemli nedenlerin başında gelir.</text:span><text:span text:style-name="T4"> Çok etkiler insanı, bütün insanları çok etkiler ölüm. Ve cehennem korkusu, yani Allah korkusu. Bunlar olduğunda insanlar daha müşfik, merhametli, şefkatli, daha akılcı, daha sevecen, daha latif, daha güzel huylu oluyorlar. Ve güzel ahlakın kökenini oluşturuyor bu zemin. O yüzden </text:span><text:span text:style-name="T6">ölümü, Allah’a bir yakınlaşma, cennete vesile olma olarak görürüz. </text:span><text:span text:style-name="T4">Ve o yönde de onu nimet olarak biliyoruz inşaAllah.</text:span></text:p>
      <text:p text:style-name="P20"/>
      <text:h text:style-name="P8" text:outline-level="2">Kıyamet Gününden Korkarlar</text:h>
      <text:p text:style-name="P20">İman etmekte olanların Allah'a ve kıyamet gününe karşı besledikleri korku ayette şöyle tarif edilmektedir:</text:p>
      <text:p text:style-name="P27">Onlar, Rablerine karşı gayb ile (O'nu görmedikleri halde) bir haşyet içindedirler ve onlar, kıyamet saatinden 'içleri titremekte olanlardır.' (Enbiya Suresi, 49)</text:p>
      <text:p text:style-name="P20">Bir başka ayette de, iman edenlerin hesap gününe karşı içlerinde taşıdıkları korkudan şöyle bahsedilir: </text:p>
      <text:p text:style-name="P27">(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0">Allah korkusundan uzak yaşayan insanların yaşamları boyunca göz ardı ettikleri, müminlerin ise sakınarak hareket ettikleri hesap anı geldiğinde, kişinin dünyada yaptıkları birer birer kendisine gösterilecektir. Dünyada bulunduğu süre içinde her yaptığı, her niyeti gözler önüne serilecektir. Üstelik en ufak bir ayrıntı bile unutulmadan... </text:p>
      <text:p text:style-name="P27">O gün insanlar, amelleri kendilerine gösterilsin diye, bölük bölük fırlayıp-çıkarlar. Artık kim zerre ağırlığınca hayır işlerse, onu görür. Artık kim zerre ağırlığınca bir şer (kötülük) işlerse, onu görür. (Zelzele Suresi, 6-8)</text:p>
      <text:p text:style-name="P20">İşte o anda, Allah'tan korkup sakınmadan sorumsuzca bir ömür sürenler, başlarına gelecekleri anlamışlardır. Korku ve pişmanlıktan ölmeyi, yok olmayı isterler. Yaşadıkları yıkım ayetlerde şöyle anlatılır: </text:p>
      <text:p text:style-name="P27">Kitabı sol eline verilen ise; o da, der ki: "Bana keşke kitabım verilmeseydi. Hesabımı hiç bilmeseydim. Keşke o (ölüm herşeyi) kesip bitirseydi. Malım bana hiçbir yarar sağlayamadı. Güç ve kudretim yok olup gitti." (Hakka Suresi, 25-29)</text:p>
      <text:p text:style-name="P27">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10-15)</text:p>
      <text:p text:style-name="P20">Bundan sonra artık kişinin kitabındaki amelleri Allah'ın hesap günü için hazırladığı hassas terazilerde tartılacaktır. Ve zerre kadar bile haksızlığa uğratılmayacaktır. İşte o an kişi eğer sakınanlardan değilse tartısı hafif gelecek ve tutuklanıp zincire vurularak ait olduğu yere götürülecektir. Kimse kimseye yardım edemeyeceği gibi kişinin kendisine de bir faydası olamayacaktır. Çaresizliğin acısı bütün benliğini kaplayacaktır.</text:p>
      <text:p text:style-name="P27">Kimin tartıları hafif kalırsa, artık onun da anası (son durağı) "haviye"dir (uçurum). Onun ne olduğunu (mahiyetini) sana bildiren nedir? O, kızgın bir ateştir. (Kaaria Suresi, 8-11)</text:p>
      <text:p text:style-name="P20">Dünyada korkusuzca bir yaşam süren kişinin Allah'a karşı işlediği tüm suçlar tek tek ortaya dökülür. Sadece yaptıkları değil, kalbinden geçirdiği tüm kötülükler de. O an içinde bulunduğu utanç tarifsiz bir utançtır. Hiçbir şeyi inkar edemez. O inkar etmeye kalksa işitme, görme duyuları ve derileri Allah dilediği için dile gelip konuşur, aleyhine şahitlik ederler. </text:p>
      <text:p text:style-name="P17"><text:span text:style-name="T4">İşte iman edenlerin her an şuurlarını açık tutan, onları sakındıran ve titizliklerini artıran korku böyle bir günün korkusudur. Bilirler ki Allah'ın, </text:span><text:span text:style-name="T6">"O inkar edenler Müslüman olmayı nice kereler dileyecekler" </text:span><text:span text:style-name="T4">(Hicr Suresi, 2) ayeti o gün tecelli edecektir. <text:s/></text:span></text:p>
      <text:p text:style-name="P20"><text:soft-page-break/>Şu anda da imtihan devam etmektedir ve az önce yukarıda tasvir edilen ortamda tartıya getirilecek olanlar içine, şu an yaşadıklarımız da dahil olacaktır. Bu yüzden insanın dünyada bulunduğu süre içinde hesabını veremeyeceği herşeyden sakınması gereklidir. Zaten akıl sahibi bir insan için bunun aksi mümkün değildir. Allah her yeri ve herşeyi sarıp kuşatmışken ve insana şah damarından daha yakınken, görevli melekler de en küçük ayrıntıyı dahi kaydederlerken insanın geçici ve değersiz dünyevi konularla kendini meşgul etmesi ve hesap gününü unutması olabilecek en büyük gaflettir. </text:p>
      <text:p text:style-name="P20">İnsan sabah gözünü açtığı andan itibaren Allah kendisine yeni bir gün, yeni bir fırsat daha yaratmış demektir. Kişi hemen Allah'a hesap vereceği anı hatırlayıp, güne samimi bir niyetle başlamalıdır. Niyeti ise, Allah'ın razı olmayacağı ve kendisinin de hesabını veremeyeceği herşeyden uzak durup sakınarak, hareket etmek olmalıdır. Unutmamak gerekir ki o an geldiğinde tutuklanarak sonsuz azaba yollanacak olanlar, "keşke" diyecek olan insanlardır. </text:p>
      <text:p text:style-name="P27">Ey insanlar, Rabbinizden korkup-sakının ve öyle bir günün azabından çekinip-korkun ki, (o gün hiç) bir baba, çocuğu için bir karşılık veremez ve (hiç) bir çocuk da babası için bir şeyi verebilecek (durumda) değildir. Şüphesiz Allah'ın va'di haktır. Artık dünya hayatı sizi aldatmaya sürüklemesin ve aldatıcı(lar) da sizi Allah ile aldatmasın. (Lokman Suresi, 33)</text:p>
      <text:p text:style-name="P20"/>
      <text:h text:style-name="P4" text:outline-level="1"><text:span text:style-name="T9">ALLAH'TAN KORKAN BİR İNSAN</text:span><text:span text:style-name="T4"> NASIL BİR AHLAKA SAHİPTİR?</text:span></text:h>
      <text:p text:style-name="P20"/>
      <text:p text:style-name="P20"/>
      <text:p text:style-name="P31">Ey Ademoğulları, Biz sizin çirkin yerlerinizi <text:line-break/>örtecek bir elbise ve size 'süs kazandıracak bir giyim' <text:line-break/>indirdik. Takva (Allah korkusu) ile kuşanıp-donanmak ise, <text:line-break/>bu daha hayırlıdır. Bu, Allah'ın ayetlerindendir. Umulur ki <text:line-break/>öğüt alıp-düşünürler. <text:line-break/>(Araf Suresi, 26)</text:p>
      <text:p text:style-name="P20"/>
      <text:p text:style-name="P20"/>
      <text:p text:style-name="P20">Kuran'ın pek çok ayetinde Allah'tan korkan müminlerin tavır ve davranışlarından örnekler verilmiştir. Bu örnekler ışığında Allah'tan korkan kişilerin sahip oldukları temel ahlak özelliklerini açıklayarak şöyle maddelendirebiliriz:</text:p>
      <text:p text:style-name="P20"/>
      <text:h text:style-name="P28" text:outline-level="2">Yalnızca Allah'tan Korkar</text:h>
      <text:p text:style-name="P17"><text:span text:style-name="T4">Mümin, </text:span><text:span text:style-name="T6">"... onlardan korkmayın, Benden korkun, üzerinizdeki nimetimi tamamlayayım. Umulur ki hidayete erersiniz"</text:span><text:span text:style-name="T4"> (Bakara Suresi, 150) ayetinin hükmü gereği, Yüce Allah'tan başka hiçbir kimse ya da topluluktan korkmaz ve çekinmez. Yarar ve zararın, hayır ve şerrin yalnızca Allah'tan gelebileceğinin, başına gelecek tüm olayların ancak Allah'ın dilemesi ve yaratması ile, Allah'ın belirlediği bir kader üzere gerçekleşebileceğinin bilincindedir. </text:span></text:p>
      <text:p text:style-name="P20">Bu özellik, Allah'ın dinini tebliğ ederken çoğu zaman tüm kavimlerini karşılarına alan, buna rağmen vazifelerinden en ufak taviz vermeyen bütün elçilerde görülür. Allah elçilerini bir ayetinde şöyle örnek vermektedir:</text:p>
      <text:p text:style-name="P27">Ki onlar (o peygamberler) Allah'ın risaletini tebliğ edenler, O'ndan içleri titreyerek-korkanlar ve Allah'ın dışında hiç kimseden korkmayanlardır. Hesap görücü olarak Allah yeter. (Ahzab Suresi, 39)</text:p>
      <text:p text:style-name="P20">Allah'a iman eden insan da peygamberlerin bu üstün özelliğini kendine örnek alır ve yaşar.</text:p>
      <text:p text:style-name="P20"/>
      <text:h text:style-name="P28" text:outline-level="2"><text:soft-page-break/>Sadece Allah'ı Hoşnut Etmeye Çalışır</text:h>
      <text:p text:style-name="P20">Mümin, Allah'ın herşeyin hakimi olduğunu, yegane güç ve kuvvet sahibi olduğunu, herşeyin Allah'ın dilemesi ile var olup, varlıklarını sürdürdüklerini bilir. Bu yüzden, gerçekte hiçbir güç ve kuvvete, etkiye sahip olmayan yaratılmışların rızasını gözetmenin faydası olmayacağının bilincindedir. Bu dünyada Allah'tan korkarak O'nun rızasını araması, onu, ahiretteki korkunç azaptan kurtaracaktır:</text:p>
      <text:p text:style-name="P27">Allah'ın rızasına uyan kişi, Allah'tan bir gazaba uğrayan ve barınma yeri cehennem olan kişi gibi midir? Ne kötü barınaktır o. (Al-i İmran Suresi, 162)</text:p>
      <text:p text:style-name="P20">Küçük büyük herşeyin ortaya döküleceği, ellerin ve derilerin şahitlik edeceği bir vakit gelecektir. Bundan korkan mümin hayatını bu gerçeğe göre yaşar ve Allah'ın rızasından kesinlikle hiçbir şart ve koşulda taviz vermez. Hz. Yusuf'un tavrı bu konuda çok güzel bir örnektir. Yusuf Peygamber kendisiyle birlikte olmak isteyen kadının tüm tehdit ve entrikalarına rağmen iffetini korumuş, Allah’ın rızasından asla taviz vermemiş ve O'nun sınırlarını çiğnemektense zindana girmeyi tercih etmiştir. Allah bu üstün ahlakı ayetlerinde şöyle bildirir:</text:p>
      <text:p text:style-name="P27">Kadın dedi ki: "Beni kendisiyle kınadığınız işte budur. Andolsun onun nefsinden ben murad istedim, o ise (kendini) korudu. Ve andolsun, eğer o kendisine emrettiğimi yapmayacak olursa, mutlaka zindana atılacak ve elbette küçük düşürülenlerden olacak."</text:p>
      <text:p text:style-name="P27">(Yusuf) Dedi ki: "Rabbim, zindan, bunların beni kendisine çağırdıkları şeyden bana daha sevimlidir. Kurdukları düzeni benden uzaklaştırmazsan, onlara (korkarım) eğilim gösterir, (böylece) cahillerden olurum." (Yusuf Suresi, 32-33)</text:p>
      <text:p text:style-name="P20"/>
      <text:h text:style-name="P28" text:outline-level="2">Her Zaman Vicdanıyla Hareket Eder</text:h>
      <text:p text:style-name="P20">Allah'a kulluk eden kişi, nefsinin istek ve arzularına itaat etmez. Bile bile böyle davrandığı takdirde dünyada ve ahirette <text:s/>Allah'ın gazabına uğramaktan şiddetle çekinir. Aksi bir tavır gösterdiği takdirde aşağıdaki ayetlerin hükmüne gireceğinden korkar. Allah ayetlerinde şöyle buyurmaktadır:</text:p>
      <text:p text:style-name="P27">Hayır, zulmedenler, hiçbir bilgiye dayanmaksızın kendi heva (istek ve tutku)larına uymuşlardır. Allah'ın saptırdığını kim hidayete erdirebilir? Onların hiçbir yardımcıları yoktur. (Rum Suresi, 29)</text:p>
      <text:p text:style-name="P27">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20"/>
      <text:h text:style-name="P28" text:outline-level="2">Kuran'da Tarif Edilen Tüm Güzel Ahlak Özelliklerini Yaşar</text:h>
      <text:p text:style-name="P20">Allah'tan korkan kişi, sadakat, vefa, doğruluk, dürüstlük, samimiyet gibi tüm güzel ahlaka ait tavırları gösterir. Kuran'ın birçok yerinde bu üstün ahlak özelliklerini sergileyen müminlerden bahsedilir. Gerçekte, tüm insanların özlemini duyduğu insan modeli de budur. Fakat, Allah korkusu olmadığı takdirde bir insanda bu özelliklerin gerçek anlamda ve devamlı bulunması asla mümkün değildir. Çünkü Allah'tan korkmayan bir kişi kendi <text:soft-page-break/>menfaatleriyle çatıştığı anda Kuran ahlakını değil, çıkarlarının gerektirdiği davranış biçimini benimseyecektir. Allah'tan, O'na hesap vermekten, cehenneme girip kötü davranışlarının karşılığını görmekten korkmadığı için böyle davranmasını engelleyen bir endişesi yoktur.</text:p>
      <text:p text:style-name="P20"/>
      <text:h text:style-name="P28" text:outline-level="2">Kimse Görmediğinde de Allah'ın Sınırlarını Korur</text:h>
      <text:p text:style-name="P17"><text:span text:style-name="T4">Allah'a karşı derin bir haşyet duyan kişi, insanların arasında bulunduğu zaman da, kimsenin görmediği ortamlarda da Allah'a karşı gelmekten aynı titizlikle sakınır. Çünkü bir kötülüğü, ister </text:span>herkesin içinde isterse yalnız başına yapsın, ister açığa vursun isterse saklasın, Allah'ın bunu bileceğini, Allah'ın açığı da gizliyi de, gizlinin gizlisini de bildiğini ve kendisini tümünden sorguya çekeceğini bilir. Bu konudaki samimiyetini Allah'ın deneyeceğini ve imtihan kastıyla kendisine çeşitli fırsatlar, uygun ortamlar yaratacağını da bilir. Allah bir ayetinde müminlere şöyle emretmiştir: </text:p>
      <text:p text:style-name="P27">Günahın açıkta olanını da, gizlisini de terk edin. Çünkü günahı kazananlar, yüklenegeldikleri nedeniyle karşılık göreceklerdir. (Enam Suresi, 120)</text:p>
      <text:p text:style-name="P20"/>
      <text:h text:style-name="P28" text:outline-level="2">Her Durumda Allah'a Yönelip Döner </text:h>
      <text:p text:style-name="P20">Allah'tan gereği gibi korkup sakınan müminler Allah'tan karşılık görme konusunda son derece hassastırlar. Öyle ki kendilerine isabet eden bir musibet karşısında veya işlerinde bir olumsuzluk hissettiklerinde ya da herhangi bir sıkıntıya uğradıklarında hemen bir vicdan muhasebesi yapar, Allah'ın hoşnut olmayacağı bir şey yapıp yapmadıklarını gözden geçirirler. Ve Allah'tan bağışlanma dileyip, O'na dua ederler. Allah'ın rızasını kazanmaya olan düşkünlükleri ve aynı şekilde O'nun rızasını kaybetmekten duydukları korku, onları son derece duyarlı hale getirmiştir. Bu konuda da Hz. Davud Peygamberin tavrı müminler için güzel bir örnek teşkil eder. Kuran'da Hz. Davud'un Allah'a gösterdiği derin saygı bu mübarek peygamberin yaşadığı bir olay anlatılarak şöyle haber verilir: </text:p>
      <text:p text:style-name="P27">Sana o davacıların haberi geldi mi? Hani mihraba (Davud'un bulunduğu yere girmek için) yüksek duvardan tırmanmışlardı. 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Davud) Dedi ki: "Andolsun senin koyununu, kendi koyunlarına (katmak) istemekle sana zulmetmiştir. Doğrusu, (emek ve mali güçlerini) birleştirip katan (ortak)lardan çoğu, birbirlerine karşı tecavüz ederler; ancak iman edip salih amellerde bulunanlar başka. Onlar da ne kadar azdır." Davud, gerçekten Bizim onu imtihan ettiğimizi sandı, böylece Rabbinden bağışlanma diledi ve rüku ederek yere kapandı ve (Bize gönülden) yönelip-döndü. Böylece onu bağışladık. Şüphesiz onun Bizim Katımız'da gerçekten bir yakınlığı ve varılacak güzel bir yeri vardır. (Sad Suresi, 21-25)</text:p>
      <text:p text:style-name="P20">Ayette görüldüğü gibi, Hz. Davud son derece adaletli bir karar verdiği ve hükmünün doğruluğu açıkça belli olduğu halde Allah korkusu ile Rabbimiz’e yönelmiş ve yine de bağışlanma dilemiştir. Kuşkusuz içte yaşanan bu korkunun taklidi mümkün değildir. Bu, ancak Allah'ın kadrini hakkıyla takdir edenlerin O'na olan sevgisinden ve saygısından dolayı, Rabbimiz’in rızasını kaybetme korkusudur. <text:s/></text:p>
      <text:p text:style-name="P20"><text:soft-page-break/>Tüm peygamberlerin ve salih müminlerin üsluplarına baktığımızda ortak bir nokta dikkatimizi çeker. Hepsi Allah'tan saygıyla korkan, azabından şiddetle çekinen kullardır. Fakat bu haşyetin ardında aynı zamanda çok içli bir sevgi ve dostluk hissedilir. Daima Allah'ı tesbih etmeye ve yüceltmeye devam etmeleri onların Allah'a kararlılıkla bağlandıklarının bir göstergesidir. </text:p>
      <text:p text:style-name="P20"/>
      <text:p text:style-name="P20"/>
      <text:h text:style-name="P6" text:outline-level="1">ALLAH KORKUSUNUN MÜMİNLERE KAZANDIRDIĞI ÖZELLİKLER</text:h>
      <text:p text:style-name="P20"/>
      <text:p text:style-name="P20"/>
      <text:h text:style-name="P28" text:outline-level="2">Allah Katında Üstünlük</text:h>
      <text:p text:style-name="P27">... Şüphesiz, Allah Katında sizin en üstün (kerim) olanınız, takvaca (Allah korkusunda) en ileride olanınızdır. Şüphesiz Allah, bilendir, haber alandır. (Hucurat Suresi, 13)</text:p>
      <text:p text:style-name="P20">Elbette ki bir insanın Allah Katındaki üstünlüğü, Allah'ı gereği gibi takdir ettiği, Allah'ın razı olduğu hayırlı işlerde bulunduğu, Kuran'ın hükümlerini yerine getirdiği, Allah'ın beğendiği ahlakı üzerinde taşıdığı, samimi ve ihlaslı olduğu oranda olacaktır. Allah'a yakınlaştıran tüm bu özelliklere de kişi Allah'tan korkup sakındığı ölçüde sahip olabilir. İşte bu nedenle kişinin kalbinde taşıdığı Allah korkusunun derecesi onun Allah Katındaki üstünlük derecesinin de bir göstergesidir.</text:p>
      <text:p text:style-name="P20"/>
      <text:h text:style-name="P28" text:outline-level="2">Doğruyu Yanlıştan Ayıran Bir Nur ve Anlayış</text:h>
      <text:p text:style-name="P27">Ey iman edenler, Allah'tan korkup-sakınırsanız, size doğruyu yanlıştan ayıran bir nur ve anlayış (furkan) verir, kötülüklerinizi örter ve sizi bağışlar. Allah büyük fazl sahibidir. (Enfal Suresi, 29)</text:p>
      <text:p text:style-name="P20">Doğruyu yanlıştan ayıran bir nur, mümine verilen akletme yeteneğidir ve kuşkusuz insana dünyada verilebilecek en büyük ve en değerli nimetlerdendir. Doğruyu yanlıştan ayırabilen bir akla sahip olan insanın her sözü, her tavrı, aldığı her karar, verdiği her tepki isabetlidir. İyiyle kötüyü derhal ayırt edebildiği için Allah'tan korkan bir insan, her işinde Allah'ın rızasına uygun hareket eder. Kararsızlık, çözümsüzlük, tereddüt, vesvese, aklının karışması gibi sorunları olmaz. Bunun tam tersi, yani insanın böyle bir yetenekten mahrum olması ise dünyada da ahirette de kişiyi helaka sürükleyecek bir eksikliktir. </text:p>
      <text:p text:style-name="P20"/>
      <text:h text:style-name="P28" text:outline-level="2">Allah'ın Rahmetinden İki Kat Vermesi </text:h>
      <text:p text:style-name="P27">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7"><text:span text:style-name="T4">Allah Kuran'da, Kendisi'nden korkup sakınarak hareket eden kullarını hem dünyada hem de ahirette maddi manevi nimetlerinin içinde yaşatacağını vaat eder. Çünkü ayette haber verildiği gibi, </text:span><text:span text:style-name="T6">"Allah onlardan razı olmuş, onlar da Allah'tan razı olmuşlar"</text:span><text:span text:style-name="T4">dır. (Maidesi Suresi 120) Bir mümin için Allah'ın kendisini rahmetine alması kuşkusuz herşeyin üzerindedir. </text:span></text:p>
      <text:p text:style-name="P20"><text:soft-page-break/>Unutulmamalıdır ki Allah dünyada bir insana güzellikler, bolluk, bereket, huzur ve güvenlik duygusu verebilir. Ahirette ise Allah'tan korkan bir insan için, dünyadakilerle kıyas edilemeyecek üstünlükte nimetler ve Allah'ın sonsuz rahmeti vardır. </text:p>
      <text:p text:style-name="P20"/>
      <text:h text:style-name="P28" text:outline-level="2">İbadetlerin Kabulü</text:h>
      <text:p text:style-name="P27">Onlara Adem'in iki oğlunun gerçek olan haberini oku: Onlar (Allah'a) yaklaştıracak birer kurban sunmuşlardı. Onlardan birininki kabul edilmiş, diğerininki kabul edilmemişti. (Kurbanı kabul edilmeyen) Demişti ki: "Seni mutlaka öldüreceğim." (Öbürü de:) "Allah, ancak korkup-sakınanlardan kabul eder." (Maide Suresi, 27)</text:p>
      <text:p text:style-name="P20">Görüldüğü gibi Hz. Adem'in oğullarından biri "ancak Allah'tan korkan kimselerin amellerinin Allah Katında makbul" olduğunu söylemektedir. Çünkü Allah korkusu olmayan bir kimse en başta Allah'ın kudretini gereği gibi takdir edemeyen, Allah'a karşı duyması gereken saygıyı hissedemeyen bir kimse demektir. Böyle bir kişi zaten temelinde bozuk ve yanlış bir bakış açısına, Allah'ın razı olmadığı, beğenmediği bir ahlak yapısına sahip olduğu için, yaptığı işlerin de Allah Katında hiçbir değeri olmayabilir. Bu nedenle Allah, insanın herşeyden önce Allah korkusu ve rızası temeline dayanan bir kişilik edinmesi gerektiğini, aksine bir yapının hüsranla sonuçlanacağını şöyle bir örnekle bildirmiştir:</text:p>
      <text:p text:style-name="P27">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20">Diğer yandan Allah korkusu ve rızası taşımayan bir kimsenin ibadetleri hiçbir zaman gerektiği gibi ihlaslı ve samimi olamaz. Yaptığı işlerin, ibadetlerin altında gösteriş, büyüklenme, başkalarının rızasını arama, rekabet hissi gibi çarpık niyet ve arayışlar bulunur. Bu yüzden hayatı boyunca yaptığı tüm işler -tevbe edip Allah'a yönelmezse- boşa gitmiş olur.</text:p>
      <text:p text:style-name="P20"/>
      <text:h text:style-name="P28" text:outline-level="2">İşinde Bir Kolaylık Gösterilmesi</text:h>
      <text:p text:style-name="P27">... Kim Allah'tan korkup-sakınırsa (Allah) ona işinde bir kolaylık gösterir. (Talak Suresi, 4)</text:p>
      <text:p text:style-name="P17"><text:span text:style-name="T4">Allah, Kendi rızasını gözeten ve sınırlarını koruyan müminlere her an, onlar üzerindeki rahmetini, korumasını ve desteğini hissettirir. Yaptıkları işlerde önlerini açar ve bir başka ayetin ifadesiyle </text:span><text:span text:style-name="T6">"kolay olanda başarılı kılar"</text:span><text:span text:style-name="T4"> (Ala Suresi, 8). Bu kolaylık maddi ve manevi her konu için geçerlidir ve bazen açık, bazen de gizli olarak kullarına ulaşır. </text:span></text:p>
      <text:p text:style-name="P20"/>
      <text:h text:style-name="P28" text:outline-level="2">Allah'ın Çıkış Yolu Göstermesi </text:h>
      <text:p text:style-name="P27">... Kim Allah'tan korkup-sakınırsa, (Allah) ona bir çıkış yolu gösterir. (Talak Suresi, 2)</text:p>
      <text:p text:style-name="P20">Allah'ın takva kulları için hiçbir işte çözümsüzlük ya da tıkanma söz konusu olmaz. Rabbimiz’in kendilerine verdiği akıl ve anlayış sayesinde her türlü engeli aşabilecek güçtedirler. En açmaz gibi görünen durumlarda dahi <text:soft-page-break/>Allah kendilerine mutlaka bir çıkış gösterir. Ve zorlukları açıp giderinceye kadar onları içinde bulundukları durumda bırakmaz. Bu Allah'ın inananlara vaadidir. </text:p>
      <text:p text:style-name="P20"/>
      <text:h text:style-name="P28" text:outline-level="2">Allah'ın Kötülüklerini Örtmesi, Bağışlaması ve Ecirlerini Artırması</text:h>
      <text:p text:style-name="P27">Bu, Allah'ın size indirdiği emridir. Kim Allah'tan korkup-sakınırsa, Allah, kötülüklerini örter ve onun ecrini büyütür. (Talak Suresi, 5)</text:p>
      <text:p text:style-name="P20">Ölümlerinden sonra Allah'ın huzurunda sorguya çekilen müminler için kolay bir hesap olacaktır. Çünkü iman edenler dünyadaki yaşamlarını, kendilerini yaratan Rabbimiz’in istediği şekilde sürdürmüşlerdir. Elbette hatasız değildirler, günahları da olmuş olabilir ama sonsuz rahmet sahibi olan Allah bunları bağışlayacağını ayetlerinde bildirmiştir. Zümer Suresi'nde şöyle buyrulmaktadır:</text:p>
      <text:p text:style-name="P27">"(Benden onlara) De ki: "Ey kendi aleyhlerinde olmak üzere ölçüyü taşıran kullarım. Allah'ın rahmetinden umut kesmeyin. Şüphesiz Allah, bütün günahları bağışlar. Çünkü O, bağışlayandır, esirgeyendir." (Zümer Suresi, 53) </text:p>
      <text:p text:style-name="P20">Allah'ın günahlarını bağışladığı kişiler böylece dünyada yaptıklarının ecrini fazlasıyla alacakları, sınırsız nimetlerle dolu cennete kavuşurlar. </text:p>
      <text:p text:style-name="P20">Allah'ın sonsuz şefkati müminler üzerinde dünyada da tecelli eder. Allah titizliklerinin ve kendisine olan bağlılıklarının karşılığında bu kullarına, sundukları güzelliklerin, iyiliklerin ve salih amellerin ecirlerini kat kat artırarak verir. Bu, Allah'ın şanındandır. Yoksa insan kendisine can bağışlayan, sayısız nimet içinde yaşatan Rabbimiz’e karşı zaten kullukla sorumludur. Allah'ın bunun karşılığında onları ödüllendirmesi de tamamen lütfundan ve karşılıksız ihsan etmesindendir.</text:p>
      <text:p text:style-name="P20"/>
      <text:h text:style-name="P6" text:outline-level="1">ALLAH'TAN KORKANLARIN GÖRECEKLERİ GÜZEL KARŞILIK</text:h>
      <text:p text:style-name="P20"/>
      <text:p text:style-name="P20"/>
      <text:h text:style-name="P28" text:outline-level="2">Dünyadayken Müjdelenmeleri </text:h>
      <text:p text:style-name="P20">Dünyada Allah korkusundan uzak bir yaşam süren insanların, ahirette sonsuza kadar tarifsiz korkular yaşayacaklarını ve her an Allah'ın azametini tüm şiddetiyle hissedeceklerini ilerleyen bölümlerde ayetler doğrultusunda göreceğiz. Allah'tan korkup sakınanlar da bunun tam tersine, ahirette her türlü korkudan emniyete kavuşacaklar ve Allah'ın korumasında ve inayetinde bir yaşam süreceklerdir. Tüm hayatları boyunca kıyamet saatinden, hesap gününden ve cehennemden içleri titreyerek korkan müminler, o gün geldiğinde her türlü korkudan uzak tutulacaklar ve güvende olacaklardır. Allah bunun müjdesini daha dünyadayken ayetleriyle verirken, o gün geldiğinde de kullarına hitap edecek ve daha nice müjdeler verecektir:</text:p>
      <text:p text:style-name="P27">"Ey kullarım, bugün sizin için korku yoktur ve siz mahzun olmayacaksınız." Ki onlar, Benim ayetlerime iman edenler ve Müslüman olanlardır. "Siz ve eşleriniz cennete girin; 'sevinç içinde ağırlanacaksınız."</text:p>
      <text:p text:style-name="P27">Onların etrafında altın tepsiler ve testilerle dolaşılır; orada nefislerin arzu ettiği ve gözlerin lezzet (zevk) aldığı herşey var. Ve siz orada süresiz kalacaksınız.</text:p>
      <text:p text:style-name="P27">"İşte, yaptıklarınız dolayısıyla mirasçı kılındığınız cennet budur." "Orada sizin için birçok meyveler vardır; onlardan yiyeceksiniz." (Zuhruf Suresi, 68-73)</text:p>
      <text:p text:style-name="P20">Bir başka ayetinde ise Allah bu müjdeyi melekleri aracılığı ile verir. Kuşkusuz bu, cenneti şiddetle arzulayan müminler için tarifsiz bir sevinçtir:</text:p>
      <text:p text:style-name="P27">Şüphesiz: "Bizim Rabbimiz Allah'tır" deyip sonra dosdoğru bir istikamet tutturanlar (yok mu); onların üzerine melekler iner (ve der ki:) "Korkmayın ve hüzne kapılmayın, size vadolunan cennetle sevinin. Biz, dünya hayatında da, ahirette de sizin velileriniziz. Orada nefislerinizin arzuladığı herşey sizindir ve istediğiniz herşey de sizindir. Çok bağışlayan, çok esirgeyen (Allah)tan bir ağırlanma olarak." (Fussilet Suresi, 30-32)</text:p>
      <text:p text:style-name="P20">Ayette de vurgulandığı gibi, sonsuz güzelliklere uzanan bu müjde mümin daha dünyadayken ona erişmeye başlar. </text:p>
      <text:p text:style-name="P20"/>
      <text:h text:style-name="P28" text:outline-level="2">Güzel Bir Hayat</text:h>
      <text:p text:style-name="P20">Allah iman etmeyen ve Kendisi'nden korkup sakınmayanların azabı hak ettikleri gibi, dünya hayatındaki bolluk ve bereketten de mahrum kaldıklarını şöyle haber verir:</text:p>
      <text:p text:style-name="P27">Eğer o ülkeler halkı inansalardı ve korkup-sakınsalardı, gerçekten üzerlerine hem gökten, hem yerden (sayısız) bolluklar (bereketler) açardık; ancak onlar yalanladılar, Biz de onları kazanageldikleri nedeniyle yakalayıverdik. (Araf Suresi, 96)</text:p>
      <text:p text:style-name="P20"><text:soft-page-break/>İman eden ve Allah'tan korkup sakınanlar ise, ahirette cennetle müjdelendikleri gibi, bu dünyada da Allah'ın lütuf ve ikramından, nimetlerinden en güzel şekilde yararlandırılırlar. Allah ayetinde bunu güzel bir hayat olarak nitelendirmiştir:</text:p>
      <text:p text:style-name="P27">Erkek olsun, kadın olsun, bir mü'min olarak kim salih bir amelde bulunursa, hiç şüphesiz Biz onu güzel bir hayatla yaşatırız ve onların karşılığını, yaptıklarının en güzeliyle muhakkak veririz. (Nahl Suresi, 97)</text:p>
      <text:p text:style-name="P20">Nasıl inkarcıların ebedi azapları daha bu dünyadan başlıyorsa, sakınan müminler için vaat edilen ebedi güzellikler de kendilerine dünyada gösterilmeye başlanır. Zenginlik ve güzellik cennetin en temel özelliklerinden olduğundan Allah sevdiği takva kullarına cennetini tanıtacak, onların cennete olan özlemlerini ve arzularını artıracak nimetlerin ve ortamların benzerlerini bu dünyada da yaratır. <text:s/></text:p>
      <text:p text:style-name="P20">Öte yandan kendisini yaratan Allah'ın emir ve yasaklarına uymasından, din ahlakını yaşamasından ve en önemlisi daima O'na güvenip dayanmasından ve ahireti için umut beslemesinden dolayı mümin, dünyadaki yaşamı boyunca her türlü üzüntü ve sıkıntıdan uzak tutulur. Bunun yerine Allah kalbine "huzur ve güvenlik duygusu" indirmiştir. Küçük büyük yaptığı her işte, her ibadette ve sergilediği güzel ahlakta Allah'ın kendisini gördüğünü, meleklerin bunları amel defterlerine yazdığını, ahirette tüm bunların karşılığını alacağını bilmenin getirmiş olduğu bir huzurdur bu. </text:p>
      <text:p text:style-name="P17"><text:span text:style-name="T4">Ancak unutulmaması gereken bir nokta da vardır ki, dünya bir imtihan yeridir. Elbette mümin de çeşitli zorluk ve sıkıntılarla karşılaşabilir. Ancak Allah'tan korkan bir mümin her durumda Kuran'a uygun en güzel tavrı göstereceğinden bu zorluk ve sıkıntılar kendisi için rahmete ve ecre dönüşecektir. Kendisini yalanlayan kavmi tarafından ateşe atılmak istendiği halde, imanından, teslimiyetinden, tevekkülünden en ufak bir taviz vermeyen Hz. İbrahim (as)'ın durumu buna çok güzel örnektir. Görünüşte bir insan için çok büyük bir azap olan ateş, Hz. İbrahim (as)'a "soğuk ve esenlik" kılınmış, ona hiçbir zarar ve sıkıntı vermemiştir. Sıkıntı, azap ve belanın ancak insanın kendi yanlış tutum ve davranışlarının bir karşılığı olarak, bir ceza ya da uyarı olarak verildiği, </text:span><text:span text:style-name="T6">"Size isabet eden her musibet, (ancak) ellerinizin kazandığı dolayısıyladır…" </text:span><text:span text:style-name="T4">(Şura Suresi, 30) ayetiyle bildirilmiştir. Yoksa Yüce Rabbimiz Allah'tan gücü yettiğince korkan, her tutum ve davranışında Allah'ın rızasını gözeten, dosdoğru davranan samimi bir mümin için azap söz konusu değildir.</text:span></text:p>
      <text:p text:style-name="P20">Dünyada imtihan olarak karşısına çıkan zorlukların tümü müminlerin Allah'a duydukları saygıyı ve korkuyu, cennete olan isteklerini daha da artırır. Çünkü mümin, bu zorlukların hem denenmesi ve olgunlaşması için yaratıldığının, hem de güzel bir ahlak sergilediği, sabrettiği ve Allah'a güvendiği takdirde ahiretini güzelleştirmek için ecir fırsatı olduğunun bilincindedir. Nitekim tüm olaylara hayır gözüyle bakmanın Allah'tan sakınan müminlerin bir özelliği olduğunu ayetlerde görürüz. Allah bir ayetinde şöyle buyurmaktadır:</text:p>
      <text:p text:style-name="P27">(Allah'tan) Sakınanlara: "Rabbiniz ne indirdi?" dendiğinde, "Hayır" dediler. Bu dünyada güzel davranışlarda bulunanlara güzellik vardır; ahiret yurdu ise daha hayırlıdır. Takva sahiplerinin yurdu ne güzeldir. (Nahl Suresi, 30)</text:p>
      <text:p text:style-name="P20">Dünyada hayır içinde yaşatılan müminin ölümü de güzel ve rahat olacak, ahiret hayatı meleklerin karşılamasıyla başlayacaktır. Bunun devamında ise yine mümini rahatlık ve kolaylık beklemektedir.</text:p>
      <text:p text:style-name="P20"/>
      <text:h text:style-name="P28" text:outline-level="2">Kolay Bir Hesap </text:h>
      <text:p text:style-name="P20">Müminler, ahirette kötü hesapla karşılaşmaktan korktukları için hayatları boyunca hayırlarda yarışır, Allah'ın sınırlarını titizlikle gözetirler. Müminlerin bu korkuları ayetlerde şöyle tarif edilmektedir: </text:p>
      <text:p text:style-name="P27"><text:soft-page-break/>Adaklarını yerine getirirler ve şerri (kötülüğü) yaygın olan bir günden korkarlar. Kendileri, ona duydukları sevgiye rağmen yemeği, yoksula, yetime ve esire yedirirler.</text:p>
      <text:p text:style-name="P27">"Biz size, ancak Allah'ın yüzü (rızası) için yediriyoruz; sizden ne bir karşılık istiyoruz, ne bir teşekkür. Çünkü biz, asık suratlı, zorlu bir gün nedeniyle Rabbimiz’den korkuyoruz." (İnsan Suresi, 7-9) </text:p>
      <text:p text:style-name="P20">Allah'tan ve O'na verecekleri hesaptan korkanların Allah ahirette yüzlerini ağartır, onların kitapları sağ yanlarından verilir ve korktukları hesap kendilerine kolaylaştırılır:</text:p>
      <text:p text:style-name="P27">Artık kimin kitabı sağ yanından verilirse, o, kolay bir hesap (sorgu) ile sorguya çekilecek, Ve kendi yakınlarına sevinç içinde dönmüş olacaktır. (İnşikak Suresi, 7-9)</text:p>
      <text:p text:style-name="P20">Hesaba çekilmeleri bittiğinde artık müminler cehennem azabından kurtulmuş olmanın mutluluğu içindedirler. Ayette belirtildiği gibi yakınlarının yanına sevinç içinde dönerler. </text:p>
      <text:p text:style-name="P20"/>
      <text:h text:style-name="P28" text:outline-level="2">Sonsuz Bir Cennet Hayatı</text:h>
      <text:p text:style-name="P27">Ama Rablerinden korkup-sakınanlar; onlar için Allah Katında -bir şölen olarak- altlarından ırmaklar akan -içinde ebedi kalacakları- cennetler vardır. İyilik yapanlar için, Allah'ın Katında olanlar daha hayırlıdır. (Al-i İmran Suresi, 198)</text:p>
      <text:p text:style-name="P27">Takva sahiplerine (Allah'tan korkanlara) vadedilen cennet; onun altından ırmaklar akar, yemişleri ve gölgelikleri süreklidir. Bu korkup-sakınanların (mutlu) sonudur, inkar edenlerin sonu ise ateştir. (Rad Suresi, 35)</text:p>
      <text:p text:style-name="P20">Dünyada hayatları boyunca cenneti kaybetmekten, sonsuz cehennem azabına uğramaktan korkarak, Allah'a karşı gelmekten sakınmış olan müminler, Allah'ın korkup sakınanlara vaat ettiği mükafata kavuşmuşlardır. Artık, ebedi yurtlarına girmek üzere sevk edilirler: </text:p>
      <text:p text:style-name="P27">Rablerinden korkup-sakınanlar da, cennete bölük bölük sevkedildiler. Sonunda oraya geldikleri zaman, kapıları açıldı ve onlara (cennetin) bekçileri dedi ki: "Selam üzerinizde olsun, hoş ve temiz geldiniz. Ebedi kalıcılar olarak ona girin." (Onlar da) Dediler ki: "Bize olan vaadinde sadık kalan ve bizi bu yere mirasçı kılan Allah'a hamd olsun ki, cennetten dilediğimiz yerde konaklayabiliriz. (Salih) Amellerde bulunanların ecri ne güzeldir. (Zümer Suresi, 73-74)</text:p>
      <text:p text:style-name="P20">Cennete girecek müminleri burada bekleyen bir sürpriz daha vardır ki, bu an onlara herşeyin üzerinde bir mutluluk ve heyecan yaşatır: Rabbimiz’den kendilerine sözlü bir selam...</text:p>
      <text:p text:style-name="P27">Çok esirgeyen Rabb'dan onlara bir de sözlü "Selam" (vardır). (Yasin Suresi, 58)</text:p>
      <text:p text:style-name="P20">Allah cennetteki müminlere şöyle hitab eder:</text:p>
      <text:p text:style-name="P27">"Ey kullarım, bugün sizin için korku yoktur ve siz mahzun olmayacaksınız." (Zuhruf Suresi, 68)</text:p>
      <text:p text:style-name="P20">İnsanı yaratmış olan Allah, onun neler isteyebileceğini ondan daha iyi bilmektedir ve bunları bir mükafat olarak cennette mümin kulları için yaratacaktır. Nitekim nimetlerle donatılmış olan cennet insanın düşünce sınırlarının çok üzerinde özelliklere sahiptir. Daha önce hiçbir gözün görmediği, hiçbir kulağın işitmediği sayısız nimetler müminlere sunulacaktır. Herşey ve her durum sonsuza kadar müminin tam istediği gibi olacaktır: </text:p>
      <text:p text:style-name="P27">... Rableri Katında her diledikleri onlarındır. İşte büyük fazl (nimet ve üstünlük) budur. (Şura Suresi, 22)</text:p>
      <text:p text:style-name="P20"><text:soft-page-break/>Müminlerin cennette yaşadıkları yerler, doğal güzellikler, yiyecekler, giyecekler, bulundukları ortam, eşleri, kendilerini bekleyen nice sürprizler gibi cennetteki sonsuz yaşama dair tüm ayrıntılar Kuran ayetlerinde tasvir edilmiştir. </text:p>
      <text:p text:style-name="P20">Bir ayette de Allah'tan korkanların içinde yaşadıkları ebedi hayat ile Allah'tan korkmayanların karşılaştıkları korkunç son şöyle karşılaştırılmıştır:</text:p>
      <text:p text:style-name="P27">Takva sahiplerine (Allah'tan korkanlara)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20">Hiç şüphesiz ki, vicdanlı bir kişinin yalnızca bu ayeti biraz tefekkür edip zihninde canlandırması, Allah'tan gücü yettiğince korkması için yeterli olacaktır.</text:p>
      <text:p text:style-name="P20"/>
      <text:h text:style-name="P28" text:outline-level="2">En Büyük Mükafat: Allah'ın Ebedi Rızası</text:h>
      <text:p text:style-name="P27">Allah, mü'min erkeklere ve mü'min kadınlara içinde ebedi kalmak üzere, altından ırmaklar akan cennetler ve Adn cennetlerinde güzel meskenler vaat etmiştir. Allah'tan olan hoşnutluk ise en büyüktür. İşte büyük kurtuluş ve mutluluk budur. (Tevbe Suresi, 72)</text:p>
      <text:p text:style-name="P20">Cennete giren müminlerin duydukları en büyük manevi haz, Allah'ın bundan sonra kendilerinden razı olduğunu, kendilerini sevdiğini, onlara hiçbir zaman gazaplanmayacağını, ebediyen Allah'ın dostu olacaklarını bilmeleridir. Allah'ın rızasını kazanmış olmak insana hiçbir maddi güzellikle karşılaştırılamayacak kadar büyük bir sevinç ve mutluluk verir. Nitekim cennet nimetlerini değerli kılan da Allah'ın rızasıdır. Sunulan nimetler son derece değerlidirler, ama bunlardan daha değerli olan alemlerin Rabbi olan Allah'ın ikramına layık görülmenin vermiş olduğu zevktir. Ayetlerde şöyle buyrulmaktadır: </text:p>
      <text:p text:style-name="P27">Ey mutmain (tatmin bulmuş) nefis. Rabbine, hoşnut edici ve hoşnut edilmiş olarak dön. Artık kullarımın arasına gir. Cennetime gir. (Fecr Suresi, 27-30)</text:p>
      <text:p text:style-name="P20"/>
      <text:p text:style-name="P20"/>
      <text:h text:style-name="P6" text:outline-level="1">ALLAH KORKUSUNDAKİ EKSİKLİĞİN NEDENLERİ</text:h>
      <text:p text:style-name="P20"/>
      <text:p text:style-name="P20"/>
      <text:p text:style-name="P31">De ki: "Göklerden ve yerden sizlere rızık veren kimdir? <text:line-break/>Kulaklara ve gözlere malik olan kimdir? <text:line-break/>Diriyi ölüden çıkaran ve ölüyü diriden çıkaran kimdir? <text:line-break/>Ve işleri evirip- çeviren kimdir? <text:line-break/>Onlar: "Allah" diyeceklerdir. Öyleyse de ki: <text:line-break/>"Peki siz yine de korkup-sakınmayacak mısınız? <text:line-break/>(Yunus Suresi, 31) </text:p>
      <text:p text:style-name="P20"/>
      <text:p text:style-name="P20"/>
      <text:p text:style-name="P20">Allah'ın yukarıdaki ayetinde açıkça belirttiği gibi, yüzeysel bir inanca sahip olan insanlar, kendilerine sorulduğunda Allah'a inandıklarını söyledikleri halde içlerinde samimi bir Allah korkusu taşımazlar. Bunun en gözle görülür delili ise, Allah'tan korkan bir insanın O'ndan sakınması ve her tavrının Kuran ahlakına uygun olması gerekirken, bu insanların ne hal ve tavırlarında ne de konuşmalarında Allah'tan korktuklarına ya da sakındıklarına dair bir alamet görülmemesidir. Bu tutumlarının altında yatan belli başlı nedenler vardır.</text:p>
      <text:p text:style-name="P20"/>
      <text:h text:style-name="P28" text:outline-level="2">Allah'ı Gereği Gibi Takdir Edememeleri</text:h>
      <text:p text:style-name="P20">Toplumun genelinde kulaktan dolma bir din anlayışı yaygındır. Bu yüzden çoğu insan Allah'ı, dinin gerçek kaynağında, yani Kuran'da ve Peygamberimiz (sav)'in hadislerinde bildirilen sıfatlarıyla, özellikleriyle tanımaz. Dolayısıyla O'nu gereği gibi de takdir edemez. Oysa Allah bize Kendisi'ni, Kuran'da en doğru ve açık bir biçimde tanıtmıştır.</text:p>
      <text:p text:style-name="P20">Çoğu insanın Allah hakkında bildikleri ailelerinden, akrabalarından ya da sağdan soldan duyduklarından ibarettir. Bunun bir sonucu olarak da herkesin Allah hakkındaki düşüncesi farklı farklıdır. İşin ilginç yanı insanların büyük bir kısmı, o güne kadar çevrelerinden duyduklarının ve öğrendiklerinin yanlış veya eksik olabileceğine ihtimal vermezler. Verseler de doğrusunu araştırmayı ve öğrenmeyi önemli görmez. Bu ise onları cehennemle sonlanabilecek büyük bir yanılgıya sürükleyebilir. Çünkü Allah'ı tanımamak, beraberinde O'nun pek çok sıfatının sonucundan da habersiz olmayı getirir. </text:p>
      <text:p text:style-name="P20">Bu tür insanlar Allah'ı genelde affeden, yardım eden, rızık veren, lutfeden, nimet veren, koruyan, merhametli olan gibi sıfatlarıyla düşünüp kendilerini rahatlatırlar. Oysa Allah'ın intikam alan, azap veren, cezası şiddetli olan, kahredici olan sıfatları vardır. Ancak söz konusu kişiler Allah'ın bu sıfatlarının kapsamını bilmez; Rabbimiz’i bu <text:soft-page-break/>sıfatlarıyla düşünemezler. Bu sıfatların kendi hareket, davranış ve konuşmalarına bakacak olan yönlerini akıllarına getirmezler. Allah'ın bazı sıfatlarını ismen bilseler bile, tam olarak ne anlama geldiklerinden, bu sıfatların kendi sonsuz hayatlarına nasıl yansıyıp, etki edeceklerinden habersizdirler. Ya da Allah'ın birçok sıfatını tek yönlü düşünüp, bu sıfatların kendilerini de kapsayacağını düşünmezler. Örneğin kendilerine bir haksızlık yapıldığında Allah'ın sonsuz adaletiyle ahirette bu haksızlığın cezasını vereceğini düşünürler. Fakat Allah'ın ayetlerine gereği gibi inanıp yerine getirmezlerse kendilerinin de Allah'ın azabı ile karşılık göreceklerini düşünmezler.</text:p>
      <text:p text:style-name="P20">İnsan Allah'a kul olsun diye yaratılmıştır ama bu yaratılış amacını reddederse, mutlaka karşılığını görür. İşte böyle büyük bir suça da büyük bir ceza gerekir ki, cehennem bu adaleti yerine getirmek için vardır. Yaratılmış en kötü mekan olan cehennem, insanın hayal gücünün alabileceğinden çok öte bir azap kaynağıdır. Dünyada mümkün olan en büyük acılardan kat kat şiddetli acılar içerir.</text:p>
      <text:p text:style-name="P20">Bahsettiğimiz türden insanlar, vicdanlarına uymamalarından kaynaklanan gaflet ve şuursuzlukları nedeniyle Allah'tan korkup sakınmazlar. O'nun gücünü ve kudretini, heybet ve azametini gereği gibi algılayamaz, O'nun makamından ve büyüklüğünden, O'nun gazabına maruz kalmaktan içleri titreyerek korkmazlar. Dolayısıyla Allah'ın rızasını kazanmaya ve O'nun emirlerini ellerinden gelenin en fazlasıyla yerine getirmeye çalışmazlar. O'nun yasaklarına uymaz, sınırsızca bir yaşam sürerler. O'nun verdiği nimetler karşısında gereken saygı ve şükrü yerine getirmez, Allah'a karşı sürekli bir nankörlük içinde bulunurlar. Sonuçta ise bu dünyada korkusuzca geçirdikleri yaşamlarının bedelini, korku ve azap içinde geçirecekleri sonsuz hayatlarıyla öderler. </text:p>
      <text:p text:style-name="P20"/>
      <text:h text:style-name="P28" text:outline-level="2">İnkarcıların Yanlış Ahiret İnancı</text:h>
      <text:p text:style-name="P20">Cahiliye toplumundaki pek çok insan, Allah'ı gereği gibi tanıyıp takdir edemediği gibi, cennet ve cehennem hakkında da pek çok eksik bilgiye ve batıl inanışa sahiptir. Bu kişilerin bir kısmı dünya hayatından istedikleri kadar yararlanıp, Allah'a isyan edip, bunun karşılığında da cehennemde kısa bir süre kalacaklarını, daha sonra affedileceklerini zannederler. Ama kendilerini bekleyen son, tahmin ettiklerinden çok daha acıdır. Çünkü cehennem kendilerine yapılan uyarıları dinlemeyen azgın inkarcılar için sonsuza dek sürecek bir azap mekanıdır. Allah cehennemin inkarcılar için yaratıldığını ve inkarda direnen kişiler için geriye hiçbir dönüş olmadığını şöyle vurgulamaktadır: </text:p>
      <text:p text:style-name="P27">Gerçekten cehennem, bir gözetleme yeridir. Taşkınlık edip-azanlar için son bir varış yeridir. Bütün zamanlar boyunca içinde kalacaklardır. (Nebe Suresi, 21-23)</text:p>
      <text:p text:style-name="P17"><text:span text:style-name="T4">Kaldı ki cehennem, insanın hayal gücünün alamayacağı kadar büyük acıları yaşatan bir yerdir. Şuurlu hiçbir insanın cehennem azabı gibi bir azabı göze alabilmesi mümkün değildir. Cehennem, Allah'ın Kahhar (kahreden) sıfatının en şiddetli tecelli ettiği ve dünyadaki hiçbir azapla kıyaslanamayacak azaplarla dolu korkunç bir ortamdır. Bir damla kaynar suya, biraz açlığa, soğuğa dayanamayan aciz insanın, ferah ve umarsız bir şekilde böyle bir azabı göze aldığını söylemesi, ancak şuurunun tam kapalı olduğunun bir göstergesi olabilir. Kendince Allah'ın azabını hafife alan, rahatlıkla karşılayan bir kimse, baştan beri bahsettiğimiz Allah'ın kadrini gereği gibi takdir edemeyen kimsedir.</text:span><text:span text:style-name="T11"> </text:span></text:p>
      <text:p text:style-name="P23"/>
      <text:h text:style-name="P28" text:outline-level="2"><text:soft-page-break/>Dünyada Kendilerine Tanınan Süreye Aldanmaları </text:h>
      <text:p text:style-name="P17"><text:span text:style-name="T4">Allah dünyadaki imtihan ortamının bir gereği olarak insanlara süre tanır. Yaptıkları hataları düzeltmeleri için onlara uyarılar gönderir ve çeşitli fırsatlar verir. İşte cahiliye insanlarının Al</text:span>lah'tan gereği gibi korkmamalarının altında yatan bir başka sebep de budur; yaptıklarının karşılığını o an görmemeleri... Çünkü genelde insanlar karşılığını hemen akabinde alacakları konularda son derece hassastırlar. Şöyle bir örnek üzerinde düşünelim:</text:p>
      <text:p text:style-name="P20">Büyük bir şirkette iyi bir maaşla çalışan bir kişiye önemli bir sorumluluk verilse ve bu sorumluluğu başarılı şekilde yerine getirmediği takdirde şirketteki işine son verilecek olsa acaba bu kişi nasıl bir gayret ve dikkat içinde olur? Sonucunda uğrayabileceği kaybı bildiği halde bu işte herhangi bir gevşeklik ya da rehavet içinde bulunabilir mi? Elbette ki hayır. Bu kaybı asla göze almak istemeyecektir. Bunun için elinden gelen herşeyi yapacak, hatta gerektiğinde kendi rahatından, uykusundan, diğer işlerinden feragat edecek ama o işi başaracaktır. Çünkü bu kişi kendisini sıkıntıya sokacak bir sondan korkmaktadır. Peki ama aynı insanlar acaba bunların hepsinden daha gerçek olan Allah'a hesap vermeleri konusunda aynı korkuyu yaşarlar mı? Büyük çoğunluğu yaşamaz. Çünkü bu insanlar ölümü ve ahireti o kadar yakın görmezler, onlara göre içinde yaşadıkları hayat daha gerçektir. <text:s/></text:p>
      <text:p text:style-name="P20">Oysa bir ayette insanlara belirli bir süre tanındığı şöyle açıklanır: </text:p>
      <text:p text:style-name="P27">Eğer Allah, kazandıkları dolayısıyla insanları (azap ile) yakalayıverecek olsaydı, (yerin) sırtı üzerinde hiçbir canlıyı bırakmazdı, ancak onları, adı konulmuş bir süreye kadar ertelemektedir. Sonunda ecelleri geldiği zaman, artık şüphesiz Allah Kendi kullarını görendir. (Fatır Suresi, 45)</text:p>
      <text:p text:style-name="P20">Bu insanlar Allah'ın razı olmayacağı bir şey yaptıklarında, o anda "başlarına taş yağması" gibi bir azap gelmesini bekler, sonra da cahilce "nasıl olsa bir şey olmuyor" mantığı ile taşkınlıklarına devam ederler. Bu sapkın mantığa her dönemde yaşayan cahiliye toplumu insanlarında rastlanır ve Allah onların bu cahilce düşünce yapılarını bize şöyle haber verir: </text:p>
      <text:p text:style-name="P27">... Ve kendi kendilerine: "Söylediklerimiz dolayısıyla Allah bize azap etse ya." derler. Onlara cehennem yeter; oraya gireceklerdir. Artık o, ne kötü bir gidiş yeridir. (Mücadele Suresi, 8)</text:p>
      <text:p text:style-name="P20">İman etmeyen ya da yüzeysel bir inancı olan çoğu insan bu sapkın bakış açısına sahiptir. Oysa yaptıklarının karşılıksız kalacağını ve bundan dolayı da kendilerinin sözde son derece uyanık olduklarını düşünen bu insanlar, aslında bu azaba bilmedikleri bir yönden yavaş yavaş sürüklenmektedirler:</text:p>
      <text:p text:style-name="P27">Ayetlerimizi yalanlayanları ise, onları bilmeyecekleri bir yönden derece derece (günahları yükletip azaba) yaklaştıracağız. (Araf Suresi, 182)</text:p>
      <text:p text:style-name="P20">Allah'ın ayetlerde bahsettiği, açıkça görülebilen azaplar olabileceği gibi gizli azaplar da her an insanı kuşatabilir. Öyle ki bu azap insanı daha dünyadayken de kuşatabilir. Örneğin kişi Allah'ın razı olmadığı bir tavrı ya da ahlakı sürdürürken, amansız bir hastalık kendisini içten içe sarıyor olabilir. Mutlaka fiziksel olması da gerekmez, Allah'ın insanın kalbine vereceği bir korku, sıkıntı bile o kişiye bulunduğu ortamı dar etmeye yeter. Allah korkunun bir ceza türü olduğunu Kuran'da şöyle bildirir:</text:p>
      <text:p text:style-name="P27">... Böylece Allah yaptıklarına karşılık olarak, ona açlık ve korku elbisesini tattırdı. (Nahl Suresi, 112)</text:p>
      <text:p text:style-name="P20"><text:soft-page-break/>Hiçbir insan, Allah'ın hoşnut olmadığı bir hareket tarzı içindeyken üzerinde kendisine ansızın isabet edebilecek bir bela dolaşmadığından emin olamaz; Allah'ın hiçbir azabından güvende olamaz. Allah bu gerçeği ayetinde haber vermiştir:</text:p>
      <text:p text:style-name="P27">O ülkeler halkı, geceleri uyurken, onlara zorlu azabımızın gelmeyeceğinden güvende miydiler?</text:p>
      <text:p text:style-name="P27">Ya da o ülkeler halkı, kuşluk vakti eğlenceye dalmışken, onlara zorlu-azabımızın gelmeyeceğinden güvende miydiler? (Veya) Onlar, Allah'ın tuzağından güvende mi idiler? Allah'ın bir tuzak kurmasından, hüsrana uğrayan bir topluluktan başkası (akılsızca) güvende olmaz. (Araf Suresi, 97-99)</text:p>
      <text:p text:style-name="P20">Aynı uyarı başka ayetlerde şöyle geçer:</text:p>
      <text:p text:style-name="P27">Kara tarafında sizi yerin dibine geçirmeyeceğinden veya üzerinize taş yığınları yüklü bir kasırga göndermeyeceğinden emin misiniz? Sonra kendinize bir vekil bulamazsınız. </text:p>
      <text:p text:style-name="P27">Veya sizi bir kere daha ona (denize) gönderip üzerinize kırıp geçiren bir fırtına salarak nankörlük etmeniz nedeniyle sizi batırmasına karşı emin misiniz? Sonra onun öcünü Bize karşı alacak (kimseyi de) bulamazsınız. (İsra Suresi, 68-69)</text:p>
      <text:p text:style-name="P20">Unutmamak gerekir ki, insan acizlik içinde olan, Allah'a sonsuz derecede muhtaç bir varlıktır. İmtihan ortamı içinde tüm zorluk ve sıkıntıları ancak Allah'a dayanarak ve O'ndan güç alarak göğüsleyebilir. Ama aczini kabul etmeyen ve Allah'tan korkmayanlar, gizli açık tüm bu azap ve belalarla baş etmek durumundadırlar ki, insan yaratılış olarak buna dayanabilecek güçte değildir. Bu yüzden gerek dünyadaki, gerekse ahiretteki bela ve azaplardan kurtulmanın tek yolu Allah'tan elinden geldiği kadar korkmak ve bu bilinçli tavır üzere bir yaşam sürmektir.</text:p>
      <text:p text:style-name="P20"/>
      <text:h text:style-name="P28" text:outline-level="2">Azap Göreceklerin Yalnızca Çok Azgın Kişiler Olduğunu Sanmaları </text:h>
      <text:p text:style-name="P20">İnsanların birçoğu ölümlerinden sonra Allah'ın, kendilerini yaşadıkları hayattan hesaba çekeceğinden ve bu hesabın sonucunda cennete ya da cehenneme sevkedileceklerinden haberdar oldukları halde ahiretleri için bir hazırlık yapmazlar. Nitekim bu insanların, ahiretin varlığına inandıklarını iddia ettikleri halde, iman etmeyenlerden pek de farklı bir yaşantıya sahip olmadıkları ve bundan da hiçbir tedirginlik duymadıkları görülür. İki tarafın da yaşam tarzları, tavır ve davranışları, hırsları, tepkileri neredeyse birbirinin aynıdır. Aradaki tek fark birinin Müslüman olduğunu iddia etmesi, diğerinin ise böyle bir iddiasının olmamasıdır.</text:p>
      <text:p text:style-name="P20">Hem Kuran'a inandığını iddia eden hem de iman ettiği kitabın hükümlerine uymayan bu insanların rahatlıklarının sebebi, kalplerinin temiz olduğu, zaten hiçbir kötülükte bulunmadıkları iddiasında olmalarıdır. Dolayısıyla bunun temelinde yatan inanç da, kendilerinin cehenneme gidebileceklerine asla ihtimal vermemeleri, başka bir deyişle cennete gideceklerini kesin olarak görmeleridir. </text:p>
      <text:p text:style-name="P20">Bu inancın bir özelliği de, cehenneme gidecek olan insan modelini kendi mantıklarına göre belirlemiş olmaları ve diğer insanları da cennet ehli ilan etmeleridir. </text:p>
      <text:p text:style-name="P20">Onlara göre cehennemlik olan insanlar, çoğunlukla televizyonda seyrettikleri ve gazetelerde okudukları katiller, hırsızlar, teröristler ve insanlara zarar verme peşinde koşan dengesiz kişilerdir. Bunun dışında kalanlar ise hemen her günahlarının affedileceğini sandıkları, halkın arasında çoğunluğu oluşturan sıradan insanlardır. Kendi <text:soft-page-break/>aralarında belirledikleri bu ölçüler, adam öldürmediklerine, hırsızlık yapmadıklarına ve terörist olmadıklarına göre, kendilerinin cennet halkından oldukları zannını doğurur. İşte kendilerini Müslüman kabul ettikleri halde her türlü günahı işleyebilmelerinin, ibadet etmemelerinin, Kuran'ı yaşamamalarının ve Allah'ın sınırlarından uzak bir hayat sürebilmelerinin ve bundan da hiçbir korku ve tedirginlik duymamalarının altında yatan sebep budur; bunların hiçbirinin cehenneme gitmek için bir sebep teşkil etmediği zannına kapılmaları... Oysa bu kendilerini ateş çukuruna sürükleyen korkunç bir yanılgıdır. </text:p>
      <text:p text:style-name="P20">İçlerinde Allah korkusu taşımayan cahiliye insanlarının Müslümanlık adına türettikleri kurallar, Kuran'ın hükümlerinden ve Peygamberimiz (sav)'in bildirdiklerinden <text:s/>çok farklıdır. Örneğin Kuran'a göre çok önemli olan ve Allah'ın uyulmasını kesin emrettiği bir konu, kendi yüzeysel mantıklarına göre o kadar da fazla önemi olmayan, üzerinde durulmayacak bir konu olarak değerlendirilir. Böylece kendi uydurdukları dinin ölçüleri kendilerine, Allah korkusundan tamamen uzak batıl bir hayat modeli sunar. Allah bir ayetinde bu insanların bozuk mantığına şöyle dikkat çekmiştir:</text:p>
      <text:p text:style-name="P27">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 </text:p>
      <text:p text:style-name="P17"><text:span text:style-name="T4">Bütün ömrü boyunca kendi bildiği batıl dini uygulayan ve böylece gerçek dinin hiçbir hükmünü yerine getirmeyen üstelik de bu şekilde cennete gireceklerini iddia eden bu tür kişiler büyük bir aldanış içinde yaşantılarını korkup sakınmaksızın geçirirler. Fakat her ne kadar kendilerini kandırsalar da vicdanları her fırsatta kendilerine gerçeği hatırlatır. Kuran'ın gerçekleriyle karşılaşıp koskoca bir ömrü günahlarla ve yanlışlarla geçirdiklerini öğrenmek istemedikleri için kendilerine gerçek dini anlatan kişileri de kesinlikle dinlemek istemezler. Bu konu üzerinde düşünmemek için bilinçli olarak başka konularla dikkatlerini dağıtırlar. Başka bir deyişle, korkmalarına sebep olacak bir konu geçtiğinde ya da akıllarına bir düşünce geldiğinde bunu hemen örtbas ederek eski rahatlıklarına, gafletlerine geri dönmek is</text:span>terler. Allah'ı, O'nun tehdidini, O'nun azabını akıllarına getirmekten, diğer bir deyişle Allah korkusundan sürekli bir kaçış içindedirler. Halbuki bu çok büyük bir akılsızlıktır. Çünkü bu kaçış onları kendilerini bekleyen korkunç sondan kurtaramayacaktır.</text:p>
      <text:p text:style-name="P20"/>
      <text:h text:style-name="P28" text:outline-level="2">"Allah Nasıl Olsa Affeder" Şeklindeki Batıl Düşünceleri</text:h>
      <text:p text:style-name="P27">Onların ardından yerlerine kitaba mirasçı olan birtakım 'kötü kimseler' geçti. (Bunlar) Şu değersiz olan (dünya)ın geçici-yararını alıyor ve: "Yakında bağışlanacağız" diyorlar... (Araf Suresi, 169)</text:p>
      <text:p text:style-name="P20">Ayette de dikkat çekildiği gibi, insanların bir kısmı Allah'ın isteklerine uygun bir hayat sürmemelerine rağmen yine de Allah'ın kendilerini affedeceği düşüncesindedirler. Kuşkusuz bunun en temel sebebi Allah'ın sıfatlarını, adaletini takdir edememeleri ve olayları Kuran mantığından uzak bir şekilde değerlendirmeleridir. Elbette ki Allah affedecidir ve kullarının günahlarını bağışlayıcıdır. Fakat bunun şartının ne olduğunu Allah Kuran'da şöyle bildirmiştir:</text:p>
      <text:p text:style-name="P27">Allah'ın (kabulünü) üzerine aldığı tevbe, ancak cehalet nedeniyle kötülük yapanların, sonra hemencecik tevbe edenlerin(kidir). İşte Allah böylelerinin tevbelerini kabul eder. Allah bilendir, hüküm ve hikmet sahibi olandır. </text:p>
      <text:p text:style-name="P27"><text:soft-page-break/>Tevbe, ne kötülükleri yapıp-edip de onlardan birine ölüm çatınca: "Ben şimdi gerçekten tevbe ettim" diyenler, ne de kafir olarak ölenler için değil. Böyleleri için acı bir azap hazırlamışızdır. (Nisa Suresi, 18)</text:p>
      <text:p text:style-name="P20">Ancak Allah korkusundan uzak olan insanlar gizli-açık sürekli uyarılmalarına, hakkı bilmelerine rağmen "nasıl olsa Allah affeder" gibi çarpık bir mantıkla günahları üzerinde ısrarlı davranırlar. Oysa bu, şeytanın insanları aldatmaya çalıştığı konulardan biridir. Şeytan böyle bir kandırmaca ile insanları her türlü günaha ve sahtekarlığa peşi sıra sürükler.</text:p>
      <text:p text:style-name="P17"><text:span text:style-name="T4">Dahası Allah bir başka ayette, </text:span><text:span text:style-name="T6">"Şüphesiz Rablerinin azabından emin olunamaz"</text:span><text:span text:style-name="T4"> (Mearic Suresi, 28) ifadesiyle insanlardan hiç kimsenin böyle bir garantisinin olmadığını açıkça belirtmiştir. </text:span></text:p>
      <text:p text:style-name="P20"/>
      <text:h text:style-name="P28" text:outline-level="2">Kendilerini Cennete Layık Zannetmeleri</text:h>
      <text:p text:style-name="P20">Kuşkusuz Kuran'dan uzak çarpık bir din anlayışının doğurduğu ahiret inancı da çarpık olacaktır. Nitekim cahiliye insanlarının büyük bir bölümünün ortak özelliği kendilerini cennet ehli olarak görmeleridir. Birçoğunun öldükten sonra, yaptıklarından sorguya çekileceğine pek kanaati yoktur. Kendilerince böyle bir ihtimal olsa bile, yine de iyi bir sonuçla karşılaşacaklarını düşünür ve böylece kendilerini kandırıp rahatlatırlar. </text:p>
      <text:p text:style-name="P20">Allah bu garip kendinden eminliğe Kuran'da bir bağ sahibinden örnek vererek dikkat çekmiştir. Ayetlerde bildirildiği gibi, Allah'tan korkmayan bağ sahibi malca zengin olmasından kaynaklanan, kendinden son derece emin bir şımarıklık içindedir. Bahçesinin verimli olması ve görünümünün güzelliği onun kendine olan güveninin temel dayanağıdır. </text:p>
      <text:p text:style-name="P20">Bağlarının güzelliğini ve bereketini gördüğünde güçlü olmak için Allah'a ihtiyacı olmadığı gibi son derece cahilce bir zanna kapılmış ve şöyle demiştir:</text:p>
      <text:p text:style-name="P27">Kendi nefsinin zalimi olarak (böylece) bağına girdi (ve): "Bunun sonsuza kadar kuruyup-yok olacağını sanmıyorum" dedi.</text:p>
      <text:p text:style-name="P27">"Kıyamet-saati'nin kopacağını da sanmıyorum. Buna rağmen Rabbime döndürülecek olursam, şüphesiz bundan daha hayırlı bir sonuç bulacağım." (Kehf Suresi, 35-36) </text:p>
      <text:p text:style-name="P20">İşte bu bağ sahibi, aslında, ahireti ve hesap gününü akıllarından çıkararak her türlü taşkınlığı ve sınır tanımazlığı işleyen, daha sonra da sonsuza kadar yok olma ya da cehenneme gidip azapla karşılaşma düşüncesinin dehşeti karşısında, nasılsa cennete gideceği avuntusuyla kendisini kandıran günümüz insanına da bir örnektir. İşine gelmediği anda kıyamet saatini inkar eden, işine gelince de kendi aklınca cennetlik olduğunu düşünen bu şuursuz zihniyete sahip olanların elbette ki içlerinde Allah korkusu yoktur.</text:p>
      <text:p text:style-name="P20"/>
      <text:h text:style-name="P28" text:outline-level="2">Allah'ı Sevdiğini Söylemeyi Yeterli Sanmaları</text:h>
      <text:p text:style-name="P20">Bazı insanların Allah'tan sakınmamalarının ve gereği gibi korkmamalarının altında yatan bir başka sebep de, Allah'ı sevdiklerini söylemeleri fakat bu konuda samimi davranmamalarıdır. Çünkü gerçek sevgi beraberinde saygıyı ve Allah'ın beğenmediği şeylerden sakınmayı da getirir. Fakat ilginç olan, bu insanların yaşamlarına ve hareket tarzlarına bakıldığında buna dair hiçbir alamet görülmemesidir. Çünkü samimi olarak Allah'ı seven bir insan herşeyden önce O'nun sınırlarına son derece titizlik gösterecek, O'nun sevip beğendiği şeyleri sevecek, beğenmediği, kınadığı, sakındırdığı şeylerden şiddetle sakınacaktır. Bu sevgisini, ölene dek yaşamının tüm <text:soft-page-break/>detaylarında O'nun rızasını arayarak, O'na olan derin saygısı, güveni, boyun eğiciliği ve sadakatiyle gösterecektir. Yoksa bunun dışında sadece sözlü olarak sevgi iddiasında bulunmak ancak Allah'ın sınırlarını aşarak pervasızca bir yaşam sürmek, kuşkusuz samimiyetten son derece uzak bir tavır olacaktır. Ve elbette ki bu samimiyetsizlik karşılıksız kalmayacak, çok büyük bir hüsrana uğrayacaktır. </text:p>
      <text:p text:style-name="P20">Şu husus çok önemlidir: Allah'ın hükümleri son derece açıkken ve cehennemin varlığı kesin bir gerçekken, bir insanın sadece sözlü bir sevgi ifadesini yeterli görmesi, kendini kendince temize çıkarıp vicdanını rahatlatmaktan başka bir amaç taşımaz. Bu ise Kuran mantığı ve ruhuyla taban tabana zıt bir tutumdur.</text:p>
      <text:p text:style-name="P20">Samimi Müslümanlar Allah'tan korkarlar ve Rabbimiz'in hükümlerini titizlikle yerine getirmeye çalışırlar. Bunun en güzel örneklerinden biri de Peygamberimiz (sav)döneminde yaşamış olan Müslüman kadınlardır. O dönemde mümin kadınlar Yüce Allah’ın tesettür konusundaki emrini büyük bir şevk ve istekle karşılamışlar, hemen itaat etmişlerdi. Tesettürle ilgili ayetlerin indiği dönemde Müslüman kadınların güzel tavırlarıyla ilgili olarak Hz. Ayşe (radiyAllahu anh)'dan şunlar rivayet edilmiştir:</text:p>
      <text:p text:style-name="P16">“Başörtülerini yakalarının üstüne koysunlar” ayetini inzal edince harmaniyelerini yırtarak onunla örtünmüşlerdir.” (İbn-i Kesir, Hadislerle Kuran-ı Kerim Tefsiri, cilt:11, s. 5880)</text:p>
      <text:p text:style-name="P20">Nitekim onlardan sonra gelen Müslümanlar da aynı şevk ve kararlılıkla bu emri yerine getirmişlerdir. </text:p>
      <text:p text:style-name="P20"/>
      <text:h text:style-name="P28" text:outline-level="2">Cahiliye Korkusu ile Korkmaları</text:h>
      <text:p text:style-name="P20">Allah insanın her türlü halini, kusurlarını, aklından geçenleri, dualarını bilmektedir. O halde yapılması gereken şey Allah'a samimiyetle yönelip O'nu dost edinmektir. Allah'a karşı duyulması gereken içli korku, insanı teslimiyetli ve güzel ahlaklı hale getirerek onu Allah'ın sevgisini kazanmaya, Allah'a yakınlaşmaya teşvik eder.</text:p>
      <text:p text:style-name="P20">Cahiliye insanlarının korkuları ise daha farklıdır. Onların <text:s/>duydukları korkular geçicidir. Bir sıkıntıyla karşılaştıkları zaman Kahhar olan Allah'ın azabını hatırlar, onunla karşılaşmaktan korkarlar. Ama Allah bir deneme olarak onları kurtardığında tekrar eski inkarlarına geri dönerler. Kuran'da bu konuyla ilgili şöyle bir örnek verilmiştir:</text:p>
      <text:p text:style-name="P27">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20">Görüldüğü gibi, cahiliye insanlarının korkuları onlara bir fayda sağlamaz. İman edenlerin aksine, karşılaştıkları olaylardan öğüt alıp düşünmezler. Nitekim Allah ancak "içi titreyerek korkan"ların öğüt alabileceklerini Kuran'da şöyle bildirmiştir:</text:p>
      <text:p text:style-name="P27">Allah'tan 'İçi titreyerek korkan' öğüt alır-düşünür.</text:p>
      <text:p text:style-name="P27">'Mutsuz-bedbaht' olan ondan kaçınır. (Ala Suresi, 10-11)</text:p>
      <text:p text:style-name="P20"><text:soft-page-break/>İşte cahiliye insanları yukarıdaki ayetlerde bildirilen ikinci gruptandır. Yani Allah'a karşı derin ve içli bir korku duymadıkları için karşılaştıkları olaylar onları doğruya ulaştırmaz. Allah Kuran'da bu insanların tutumunu daha pek çok ayetiyle haber vermiştir. Bu ayetlerden bazıları şöyledir:</text:p>
      <text:p text:style-name="P27">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20"/>
      <text:p text:style-name="P20"/>
      <text:h text:style-name="P6" text:outline-level="1">ALLAH'TAN KORKMAYAN İNSAN NASIL BİR AHLAKA SAHİPTİR?</text:h>
      <text:p text:style-name="P20"/>
      <text:p text:style-name="P20"/>
      <text:p text:style-name="P20">Güzel bir ahlaka sahip olabilmek ancak Allah'tan korkmakla ve O'nun emirlerine kesin olarak boyun eğmekle mümkündür. Bir insanın güzel ahlaka sahip olması ve bunu kararlılıkla sürdürebilmesi için, güçlü bir Allah sevgisi ile birlikte güçlü ve derin bir Allah korkusu taşıması gerekir. Allah'tan gereği gibi korkabilmek ise, Allah'ın büyüklüğünü, şanını ve azametini, üstün makamını, sonsuz ilim ve kudretini, kulları üzerindeki kayıtsız şartsız güç ve hakimiyetini, dilediğini dilediği gibi gerçekleştirebileceğini sürekli akılda tutmak ve tefekkür etmekle, Allah'ın vaadine, tehdidine, hesap gününe, cezasının şiddetine, cehennem azabının sonsuzluğuna ve korkunçluğuna kesin olarak iman etmekle mümkündür. Bu iman, güçlü bir Allah korkusunu doğurur. Bu korku da insanın tüm tavır ve davranışlarını, hareket ve konuşmalarını Allah'ın beğendiği, hoşnut olduğu ahlak doğrultusunda düzenlemesini sağlar. Allah'tan korkan kişi O'nun sınırlarını korumaya karşı derin bir hassasiyet içinde olur.</text:p>
      <text:p text:style-name="P20">Allah'tan korkmayan insanlar ise, Allah'ın beğenmediği her türlü tavrı gösterebilirler. Allah'a hesap vereceğini unutmuş bir insanın dürüstlük göstermesi, insanlara fedakarlıkta bulunması, adil ve namuslu olması, kısacası güzel ahlaklı olması için hiçbir nedeni yoktur. Onun tüm ahlakını yalnızca kendi kişisel hırsları ve çıkarları şekillendirir. Ve ölümlü insanlara güzel ahlak göstermenin onun için bir anlamı olamaz. </text:p>
      <text:p text:style-name="P20">Bu bakış açısının bir sonucu olarak kişinin kendi çıkarları uğruna yapmayacağı şey yoktur. Allah'ın kadrini gereği gibi takdir edemediğinden Allah'ın azabı onun için caydırıcı bir unsur olmaz. Allah'tan korkmadığı ve karşılık göreceğini düşünmediği için haddi aşmada, insanlara zalimce bir tavır göstermede hiçbir sınır tanımaz ve alabildiğine azgın bir karakter sergiler. Allah'ın azametini ve intikam alacağını aklına getirmediği için rahatlıkla Allah'ın sınırlarını aşar. </text:p>
      <text:p text:style-name="P20">Bu nedenlerden dolayı Allah korkusu olmayan insanlar, her türlü günaha ve ahlaki bozukluğa açıktırlar. Hem Allah'ın dinine uymazlar, hem de zalimce bir tavır göstererek diğer insanları da Kuran ahlakından uzaklaştırmaya çalışırlar. Dinin sunduğu güzel ahlakın yaşanmasına kesinlikle tahammül edemezler. Elbette bu insanlar dünyada işledikleri zulümlerin karşılıklarını ahirette göreceklerdir. Allah Kuran'da bu insanları ve uğrayacakları sonu şöyle haber vermiştir:</text:p>
      <text:p text:style-name="P27">Şüphesiz, inkar edenler ve Allah yolundan alıkoyanlar gerçekten uzak bir sapıklıkla sapmışlardır. Gerçek şu ki, inkar edenler ve zulmedenler, Allah onları bağışlayacak değildir, onları bir yola da iletecek değildir. Ancak, onda ebedi kalmaları için cehennem yoluna (iletecektir.) Bu da Allah'a pek kolaydır. (Nisa Suresi, 167-169)</text:p>
      <text:p text:style-name="P20">Bu bölümde Allah'tan korkmayan zalim insanların Kuran'da tarif edilen belli başlı çarpık karakter özellikleri incelenecektir. </text:p>
      <text:p text:style-name="P20"/>
      <text:h text:style-name="P28" text:outline-level="2"><text:soft-page-break/>Şeytanla Olan Benzerlik: Şuursuzluk</text:h>
      <text:p text:style-name="P20">Allah'ın varlığını ve gücünü bildikleri halde, Allah'ın dilediği biçimde davranmayan, O'ndan gerçek manada korkmayan insanların durumu şeytanın durumuyla benzerlik taşır. Şeytanın sürekli telkini ve etkisi altında bulunan bu kimseler, neredeyse şeytanla aynı tür bir zihniyet ve ruh hali içine girmişlerdir. Bu ortak ruh halinin en belirgin özelliği ise şuursuzluktur. Yani insanın bildiği ve gördüğü bir gerçek karşısında vermesi gereken mantıklı tepkiyi, göstermesi gereken en akılcı tutum ve davranışı, ruh halini değil, göz göre göre çarpık, dengesiz ve kendi zararına sonuçlanacak tepki ve davranışı göstermesidir. Bu çarpık davranış tarzının en somut örneğini şeytanın Allah'a başkaldırmasında görürüz. Kuran'da bu olay tüm insanlar için bir ibret vesilesi olarak aktarılır.</text:p>
      <text:p text:style-name="P17"><text:span text:style-name="T4">Allah Hz. Adem (as)'dan önce melekleri ve cinleri yaratmıştı. Onlar Allah'ı övgü ile tesbih ediyorlardı. Sonra Allah ilk insan olan Hz. Adem (as)'ı yarattı ve meleklere ona secde etmelerini emretti. Melekler Allah'ın emrine gönülden itaat ederek Hz. Adem (as)' secde ettiler. Ancak meleklerin arasında bulunan ve cinlerden olan İblis, Allah'ın bu emrine başkaldırarak O'na isyankar oldu. Çünkü kendisinin Hz. Adem (as)'dan daha üstün olduğuna inanıyordu. Bu kibiri yüzünden, Allah kendisine, </text:span><text:span text:style-name="T6">"Ey İblis, iki elimle yarattığıma seni secde etmekten alıkoyan neydi? Büyüklendin mi, yoksa yüksekte olanlardan mı oldun?" </text:span><text:span text:style-name="T4">(Sad Suresi, 75) diye sorduğunda şöyle cevap vermişti:</text:span></text:p>
      <text:p text:style-name="P27">..."Ben ondan daha hayırlıyım; Sen beni ateşten yarattın, onu ise çamurdan yarattın." (Sad Suresi, 76)</text:p>
      <text:p text:style-name="P20">Allah'ın emrine karşı böyle bir itaasizliğe cüret eden İblis'i Allah lanetledi ve kendisi için ebedi cehennem azabı takdir etti. Kuşkusuz İblis'in bu isyanında akıl dışı ve tamamen şuursuz bir ruh hali hakimdir. İblis Allah'ın varlığına bizzat şahittir. Öyle ki, Allah'la konuşmuştur. Allah'ın sıfatlarını, gücünü ve sonsuz cehennem azabını da çok iyi bilmektedir. </text:p>
      <text:p text:style-name="P20">Şeytanın ve Allah korkusundan uzak tüm insanların kötü ahlaktaki benzerliği burada gizlidir: Allah'ın varlığını bildikleri halde O'nun hükmüne karşı gelebilmek ve inkarcılardan olmak. Bu aslında son derece mucizevi bir olaydır. Çünkü bu bilgilere sahip olan şeytanın çok üstün bir imana ve korkuya sahip olması gereklidir. Şuur seviyesi de aynı oranda yüksek olmalı, Allah'a son derece itaatli ve saygılı olmalıdır. Oysa şeytan çirkin bir cüret ve cesaret göstermiştir. </text:p>
      <text:p text:style-name="P20">Hem Allah'ın varlığını tanımak, O'nun sonsuz gücünü ve ilmini kabul etmek, hem de O'na kasıtlı olarak isyan etmek açık bir şuurla izah edilemeyecek sapkın bir durumdur.</text:p>
      <text:p text:style-name="P20">Bir ayette bu kişilerin durumu şöyle tarif edilir:</text:p>
      <text:p text:style-name="P27">De ki: "Göklerden ve yerden sizlere rızık veren kimdir? Kulaklara ve gözlere malik olan kimdir? Diriyi ölüden çıkaran ve ölüyü diriden çıkaran kimdir? Ve işleri evirip-çeviren kimdir? Onlar: <text:s/>"Allah" diyeceklerdir. Öyleyse de ki: "Peki siz yine de korkup-sakınmayacak mısınız? (Yunus Suresi, 31)</text:p>
      <text:p text:style-name="P20">Bir başka ayette ise inkarcıların şuursuzca davranışları ve ruh halleri şöyle haber verilmiştir:</text:p>
      <text:p text:style-name="P27">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20">Bu insanların şuursuzca inkar ettikleri konulardan biri de, yeniden diriliştir. Ancak yokken var edilmiş ve öleceğini kesin olarak bilen bir insanın bir daha nasıl diriltileceğini sorması kuşkusuz son derece hayret vericidir. Bir ayette, insanların yeniden dirilişi inkar etmelerinin şaşırtıcı olduğuna şöyle dikkat çekilir:</text:p>
      <text:p text:style-name="P27"><text:soft-page-break/>Eğer şaşıracaksan, asıl şaşkınlık konusu onların şöyle söylemeleridir: "Biz toprak iken mi, gerçekten biz mi yeniden yaratılacağız?" İşte onlar Rablerine karşı inkara sapanlar, işte onlar boyunlarına (ateşten) halkalar geçirilenler ve işte onlar -içinde ebedi kalacakları- ateşin arkadaşları olanlardır. (Rad Suresi, 5)</text:p>
      <text:p text:style-name="P20"/>
      <text:h text:style-name="P28" text:outline-level="2">Gururlu ve Kibirlidir</text:h>
      <text:p text:style-name="P27">Ona: "Allah'tan kork" denildiğinde, büyüklük gururu onu günaha sürükler, kuşatır. Böylesine cehennem yeter; ne kötü bir yataktır o. (Bakara Suresi, 206)</text:p>
      <text:p text:style-name="P20">Allah korkusu olmayan insanların en belirgin özellikleri boş bir kibir ve gurur içinde olmalarıdır. Bunun temelinde kişinin kendisini Allah'tan bağımsız bir varlık olarak görüp, sahip olduğu bazı özelliklerin kendinden kaynaklandığını zannetmesi yatar. Oysa bu son derece anlamsız bir düşüncedir. Çünkü insan son derece aciz ve pek çok eksikliği olan bir varlıktır. İstediği kadar kendini üstün ve kusursuz zannetsin, mutlaka yorulur, acıkır, susar, başı ağrır, uyumadan yapamaz, hasta olur, yaşlanır ve eninde sonunda ölür, bedeni çürüyüp parçalanır. </text:p>
      <text:p text:style-name="P20">Allah'ın büyüklüğünü, herşeyi yoktan var ettiğini, insanlara sahip oldukları bütün imkan ve özellikleri verenin O olduğunu, dilediği anda hepsini geri alabileceğini, tüm canlıların ölümlü olduğunu, yalnızca Allah'ın varlığının baki olduğunu bilen ve sürekli bunun bilincinde olan bir insanın, kibirli ve azgın bir tavır içinde olması mümkün değildir. Ancak bunları kavrayamayan, eksikliklerini, acizliklerini ve ölümlü olduğunu unutan, şuuru bulanık bir insan böyle bir şeye cüret edebilir. Tıpkı Allah'ın Kuran'da insanlara bu konuda ibret olarak aktardığı Karun gibi...</text:p>
      <text:p text:style-name="P20">Karun'un Allah'tan korkmadan azmasına ve kibirlenmesine sebep olan şey zenginliğidir. Mülkün tamamının Allah'ın olduğunu ve dilerse hepsini geri alabileceğini unutmuş, bu hazineleri kendisinin sahip olduğu bazı özelliklerinden dolayı kendince hak ettiğini düşünmüştü:</text:p>
      <text:p text:style-name="P27">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text:p>
      <text:p text:style-name="P27">"Allah'ın sana verdiğiyle ahiret yurdunu ara, dünyadan da kendi payını (nasibini) unutma. Allah'ın sana ihsan ettiği gibi, sen de ihsanda bulun ve yeryüzünde bozgunculuk arama. Çünkü Allah, bozgunculuk yapanları sevmez."</text:p>
      <text:p text:style-name="P27">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6-78) </text:p>
      <text:p text:style-name="P20">Ayetlerde görüldüğü gibi, Karun aynı ahlaktaki tüm insanlara ibret olarak daha dünyadayken azaplandırılmıştır. Eğer iddia ettiği gibi bir güç sahibi olsaydı kuşkusuz önce kendini bu azaptan kurtarırdı. Ancak ne bilgisi, ne hazineleri, ne de topluluğu ve itibarı onu Allah'ın gazabından koruyamamıştır: </text:p>
      <text:p text:style-name="P27">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Kasas Suresi, 81-82) <text:s text:c="2"/></text:p>
      <text:p text:style-name="P20"><text:soft-page-break/>Karun'un durumu, Allah korkusu taşımadıkları için büyüklenme tutkusuna kapılan ve kendilerini acıklı bir sona sürükleyenlere apaçık bir örnek teşkil etmektedir. Ahiretteki güzel sonucun ise ancak büyüklenmeyen takva sahiplerine ait olduğu bir ayette şöyle bildirilmektedir:</text:p>
      <text:p text:style-name="P27">İşte ahiret yurdu; Biz onu, yeryüzünde büyüklenmeyenlere ve bozgunculuk yapmak istemeyenlere (armağan) kılarız. (Güzel) Sonuç takva sahiplerinindir. (Kasas Suresi, 83)</text:p>
      <text:p text:style-name="P20"/>
      <text:h text:style-name="P28" text:outline-level="2">Kıskanç ve Saldırgandır</text:h>
      <text:p text:style-name="P17"><text:span text:style-name="T4">Allah korkusundan uzak insanlar içlerindeki kibiri öyle büyütüp beslemişlerdir ki, iyi olan herşeye kendilerince yalnız kendilerinin layık olduğunu düşünür, bu yüzden de başkalarının sahip oldukları üstünlükleri kıskanırlar. Bu konuyla ilgili Allah, Kuran'da ibret olarak Hz. Adem </text:span><text:span text:style-name="T11">(as)</text:span><text:span text:style-name="T4">'ın iki oğlu arasındaki olayı anlatmıştır:</text:span></text:p>
      <text:p text:style-name="P27">Onlara Adem'in iki oğlunun gerçek olan haberini oku: Onlar (Allah'a) yaklaştıracak birer kurban sunmuşlardı. Onlardan birininki kabul edilmiş, diğerininki kabul edilmemişti. (Kurbanı kabul edilmeyen) Demişti ki: "Seni mutlaka öldüreceğim." (Öbürü de:) "Allah, ancak korkup-sakınanlardan kabul eder."</text:p>
      <text:p text:style-name="P27">"Eğer beni öldürmek için elini bana uzatacak olursan, ben seni öldürmek için elimi sana uzatacak değilim. Çünkü ben, alemlerin Rabbi olan Allah'tan korkarım." "Şüphesiz kendi günahını ve benim günahımı yüklenmeni ve böylelikle ateşin halkından olmanı isterim. Zulmedenlerin cezası budur." Sonunda nefsi ona kardeşini öldürmeyi (tahrik edip zevkli göstererek) kolaylaştırdı; böylece onu öldürdü, bu yüzden hüsrana uğrayanlardan oldu. (Maide Suresi, 27-30)</text:p>
      <text:p text:style-name="P20">Allah korkusu olan bir insan nefsinin kötülüklerinden sakınır. Bunun dışında hiçbir korku insanda, kendi olumsuz özelliklerini köklü bir şekilde düzeltme isteği ve gayreti doğurmaz. Bu nedenle yukarıdaki ayetlerde de açıklandığı üzere Allah'tan korkmayan kardeşlerden biri nefsinin sınır tanımaz kötülüklerine kendini teslim etmiştir. Kardeşine karşı olan rekabet duygusundan ve kendi kurbanının kabul edilmemesinden kaynaklanan kıskançlık ve öfkesi yüzünden, bir anda öz kardeşini öldürmeye kalkışabilecek bir duruma girmiştir. Bu örnek, nefsine uymanın ve Allah'tan korkmamanın insana neler yaptırabileceğini, ne kadar korkunç bir hale sokabileceğini gösteren önemli bir ibrettir.</text:p>
      <text:p text:style-name="P17"><text:span text:style-name="T4">Allah'tan korkmayan insan, nefsine dokunan bir olayda, sırf kendi nefsinin istekleri için karşısındakilere maddi ve manevi zarar vermekten asla çekinmez. Kıskançlık aynı zamanda şeytanın karakterinin de temel özelliğidir. Şeytan da Allah'ın huzurundan kovulduğunda, Hz. Adem </text:span><text:span text:style-name="T11">(as)</text:span><text:span text:style-name="T4">'a karşı olan kin ve kıskançlığı tümüyle ortaya çıkmış ve var gücüyle onun soyundan gelecek insanları cehenneme sürükleyeceğine dair yemin etmiştir. Ne var ki bu yemini yine ancak kendi yandaşları ve dostları için geçerlidir. Yüce Allah'tan korkup sakınan samimi müminler üzerinde ise hiçbir etkisi yoktur. </text:span></text:p>
      <text:p text:style-name="P20"/>
      <text:h text:style-name="P28" text:outline-level="2">Müstağnidir</text:h>
      <text:p text:style-name="P20">"Müstağni", hiçbir şeye ihtiyacı olmayan, her türlü kusur, eksiklik ve sorundan uzak demektir ve bu sıfat ancak Allah'a mahsustur. İnsanlar ve diğer tüm canlılar da Allah'ın yarattığı ve her an O'nun dilemesiyle yaşamlarını sürdüren, birçok acizlik ve ihtiyaç içinde olan varlıklardır. Ancak başta da belirttiğimiz gibi, Allah'tan korkmayan insanlar, akıl ve şuurları kapandığı için Allah'a karşı acizlik içinde olduklarını görmezden gelirler. Kendi akıllarını beğenirler ve eksik ya da hatalı olabileceklerini düşünmezler. Kendilerinden son derece emin oldukları <text:soft-page-break/>için de günaha girmekten sakınmaz, endişe duymazlar. Allah Kuran'da, bu zihniyetin sonucunun "azgınlık" olacağını bildirmiştir:</text:p>
      <text:p text:style-name="P27">Hayır; gerçekten insan, azar.</text:p>
      <text:p text:style-name="P27">Kendini müstağni gördüğünden. (Alak Suresi, 6-7) </text:p>
      <text:p text:style-name="P20">Bu insanlar kendilerini herşeyden müstağni gördükleri gibi yaptıklarının cezasını görmekten, bela ve azapla karşılaşmaktan da cahilce kendilerini uzak görürler. Bu nedenle azgınlıklarını ısrarla ve şuursuz bir cesaretle sürdürürler. </text:p>
      <text:p text:style-name="P20">Allah'ın bir denemesi olarak nimetlerde bir artış olursa azgınlıkları iyice pekişir. Halbuki bu, Allah'ın onlar için hazırladığı bir denemedir. Ve azgınca yaşadıkları süre arttıkça, cehennemde görecekleri azabın şiddeti de aynı oranda artacaktır:</text:p>
      <text:p text:style-name="P27">Onların malları ve evlatları seni imrendirmesin; Allah bunlarla, ancak onları dünyada azablandırmak ve canlarının onlar inkar içindeyken zorluk içinde çıkmasını istiyor. (Tevbe Suresi, 85)</text:p>
      <text:p text:style-name="P20">Onlar bu gerçeğin farkında olmadıkları için, Allah'ın denemek için verdiği güç ve imkanların, kendilerini Allah'ın azabından koruyabileceği gibi bir yanılgıya düşerler. Örneğin, sağlam ve lüks bir arabanın kendilerini kazadan, yaralanmaktan ya da ölümden, sağlam bir binanın ise depremlerden, felaketlerden, saldırılardan koruyacağını düşünürler. İnsan elbette korunabilmek amacıyla sağlam bir binada oturabilir. Ancak dünyanın en sağlam binası bile yeri geldiğinde büyük bir felaket karşısında yıkılabilir. <text:s/>Bunun gibi söz konusu insanlar, sahip oldukları imkanlarla alacakları diğer pek çok tedbirin kendilerini her türlü tehlike ve beladan koruyabileceğini, sağlıkları ve bedenleri ile ilgili alacakları her türlü önlemin kendilerini sarsılmaz kılacağını sanırlar. </text:p>
      <text:p text:style-name="P17"><text:span text:style-name="T4">Oysa bu, tamamen sonuçsuz bir çabadır. Tek bir virüs bile Allah'ın azabını bu insanlara taşımaya yeterlidir. Ya da beyinlerindeki tek bir kılcal damarın çatlaması bu kişilerin sonsuza kadar yaşayacakları azabın başlangıcı olabilir. Hiç kimse ve hiçbir güç, bir insanı Allah'ın gazabından koruyamaz. Allah bu gerçeğe; </text:span><text:span text:style-name="T6">"... Benim gazabım, kimin üzerine inerse, muhakkak o, tepetaklak düşmüştür." </text:span><text:span text:style-name="T4">(Taha Suresi, 81) ayetiyle dikkat çekmiştir.</text:span></text:p>
      <text:p text:style-name="P20">Allah'tan korkmayan kimseler kendilerini ölümden bile müstağni görürler. Bu insanlar için, yakın çevrelerinden henüz yaşı genç bir insanın ölümü ya da makam-mevki, kültür seviyesi gibi konularda kendilerinden üstün gördükleri bir insanın ölümü ani ve beklenmedik durumlardır. Bu kişinin özellikle, bir kaza ya da ağır bir hastalık sonucu ölmüş olması, genç ve sağlıklı görülen bedeninin tanınamayacak, hatta bakılamayacak hale gelmesi, ölümü unutmak isteyen bu tip insanlara büyük bir darbe olur. </text:p>
      <text:p text:style-name="P20">Belki de daha bir-iki gün önce beraber oldukları bir insanı, hurda şeklinde yol kenarına çekilmiş bir arabanın kenarında, yerde tanınmayacak şekilde yatarken görmeleri, daha sonra da siyah bir naylon torbanın içine konulup fermuarının boydan boya çekilmesi, unutmaya çalıştıkları birçok şeyi akıllarına getirir. Kendilerine hem yaş, hem hayat tarzı, hem de ruh hali olarak çok benzeyen bir insanı, etrafına üşüşmüş bir kalabalık tarafından yolda yatan cesedi seyredilirken görmek, kalplerini kendi ölümlerine ve ahiretlerine hiç hazırlık yapmamış olmanın verdiği korkuyla doldurur. Çünkü belki de bir-iki gün öncesine kadar üzerindeki kıyafetlerle insanlara hava atan, bütün amacının mesleğinde en üst seviyeye gelmek olduğunu ve din ile ilgilenecek vakti olmadığını anlatan ya da ahiret konusunda alaycı espriler yapan bu tanıdıkları, şimdi çok farklı bir durumdadır. Görevliler yola saçılan ve parçalanmış olan gözlüğünü, ezilen ayakkabılarını veya marka olduğu için hava attığı diğer eşyalarını süpürerek çöpe atarlar. Oldukça beğendiği vücudunun kokmaması için hemen morga kaldırılan ve orada diğer ölülerin bulunduğu soğuk dolaba bırakılan bu insan, bir iki gün içinde de beyaz bir bezin içine sarılarak kendisi için açılan çukurun içine atılır.</text:p>
      <text:p text:style-name="P20"><text:soft-page-break/>Ancak çoğu kişinin, yakını olan bir insanın ölümünden ve bu durumunu görmekten duyduğu korku, çok kısa sürer. Aradan az bir süre geçmeden umursuz ve pervasız zihniyetlerine yeniden geri döner ve ölümü yine kendilerinden uzak görmeye başlarlar. Etraflarında sürekli ölen insanları görmelerine, ahiretin varlığını bilmelerine, bedenlerinin de gitgide yıpranmasına ve ölüme adım adım yaklaşmalarına rağmen Allah'tan korkup sakınmadıkları için ölümü ısrarla düşünmez kendilerinden uzak görürler. Bu yüzden de çok kısa süreleri kalmasına rağmen kendilerine çeki düzen vereceklerine, kendilerini Allah'ın dilediği biçimde düzelteceklerine, daha kalın bir gaflet perdesine bürünürler.</text:p>
      <text:p text:style-name="P20"/>
      <text:h text:style-name="P28" text:outline-level="2">Dünyevi Korku ve Endişelerle Doludur</text:h>
      <text:p text:style-name="P20">Allah inancına ve korkusuna sahip olmayan insan için tüm dünya kaos ve belirsizliklerden oluşur. Herşeyin tesadüfler sonucu geliştiğini, etrafında olup biten olayların da başıboş işlediğini sanır. Bu durumda hiçbir zaman gerçek bir emniyet ve huzur duygusu yaşayamaz. Çünkü her an başına bir şeyler gelebilir, onu üzecek, yıpratacak, zarar verecek olaylar gelişebilir. Gelecekle ilgili sayısız endişeleri ve korkuları vardır. Örneğin amansız bir hastalığa yakalanabilir, tüm parasını kaybedebilir ya da sevdiği bir insandan ayrılabilir. Veya hiç ummadığı felaketler kendisinin ya da yakınlarının başına gelebilir. Tüm bu muhtemel olayları kontrolsüz zannettiği için her birinden ayrı ayrı endişe ve tedirginlik duyar. Her birini kendi kontrolü altına almanın mümkün olmadığını da bildiği için büyük bir çaresizlik ve ümitsizlik içine düşer. </text:p>
      <text:p text:style-name="P20">Etrafında kendisini ezmeye, alt etmeye çalışacak sayısız rakipleri vardır. Bunlarla başa çıkabilmesi mümkün değildir. İnsanların kendisi hakkında ne düşündüğüne kadar herşeyi tek tek hesaplamak zorundadır. Bu, ona tarifsiz bir gerilim ve stres yaşatır. </text:p>
      <text:p text:style-name="P20">Oysa yalnızca Allah'tan korkan bir insan saydığımız bu korkuların hiçbiriyle muhatap olmaz. Allah korkusu ve iman bu korkuların hepsini ortadan kaldırır. Herşeyin sahibinin ve yaratıcısının Allah olduğunu, olayların Allah'ın kontrolünde ve çizdiği kader doğrultusunda geliştiğini, Kendisi'ne inanıp güvenen kullarını Allah'ın koruyup kollayacağını bilmek iman eden bir insanı her türlü korku ve bağımlılıktan özgürlüğe kavuşturur. Bir ayette şöyle buyrulur:</text:p>
      <text:p text:style-name="P27">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0">Allah'a iman etmeyen, dolayısıyla Allah'tan korkmayan insanlar milyonlarca farklı korku yaşarlar. Bu insanlar, insanlardan korkup, çekinirler de bir tek Allah'tan korkmazlar. Allah'ın huzurunda hesaba çekilecekleri anı asla akıllarından geçirmez ama işyerinde kendilerinden daha üst mevkideki bir insana, eşlerine, annelerine, babalarına bunun gibi birçok insana verecekleri hesaptan titizlikle sakınırlar. </text:p>
      <text:p text:style-name="P20">Yalnızca Allah'a yöneltilmesi gereken korku hissi O'nun yarattıklarına duyulduğunda bu korku kişinin tüm tavır ve davranışlarını da etkileyerek kendisini son derece aşağılık bir konuma sokar. Çünkü kendisinden gerçekten korkulmaya layık olan tek varlık Allah'tır. Mutlak gücün sahibi O'dur, herşey O'nun dilemesi ve kontrolü altındadır. Allah'ın bilgisi, ve izni dışında hiçbir şey gerçekleşemez. O'nun dilemesi olmadıkça hiçbir şey insana zarar veremez. Dolayısıyla Allah'tan başka korkup sakınılması gereken varlık yoktur. </text:p>
      <text:p text:style-name="P20">Başta da belirttiğimiz gibi, Allah'tan değil de başkalarından korkan insanlar, Allah'ın yarattıklarını Allah'tan bağımsız bir güç ve irade sahibi olarak görürler. Allah'ı bırakıp O'nun yarattıklarından medet ummak gibi büyük bir yanılgıya düşerler. Bu beklentilerinin karşılığını hiçbir zaman alamadıkları gibi ömürleri aşağılanarak ve <text:soft-page-break/>ezilerek geçer. Allah'a kul olmakta kibirlenen, büyüklenen bu insanlar aslında binlerce insanı razı etmeye çalışırlar. </text:p>
      <text:p text:style-name="P20">Allah iman edenlere kesinlikle insanlardan korkmamalarını, yalnızca Kendisi'nden korkmalarını emretmiştir:</text:p>
      <text:p text:style-name="P27">... Öyleyse insanlardan korkmayın, Benden korkun ve ayetlerimi az bir değere karşılık satmayın... (Maide Suresi, 44)</text:p>
      <text:p text:style-name="P27">... Onlardan korkmayın, Benden korkun, üzerinizdeki nimetimi tamamlayayım. Umulur ki hidayete erersiniz. (Bakara Suresi, 150)</text:p>
      <text:p text:style-name="P20"/>
      <text:h text:style-name="P28" text:outline-level="2">Vicdansız ve Nankördür</text:h>
      <text:p text:style-name="P17"><text:span text:style-name="T4">Kuran'da Allah'tan korkup sakınmayanların nankörlüklerine dair pek çok örnek vardır. Fakat bunların içinde belki de en ayrıntılı olarak aktarılan örnek, İsrailoğulları'ndan bazı kimselerin Allah'a ve peygamberlerine karşı gösterdikleri vicdansızlık ve nankörlüklerdir. İsrailoğulları kimseye verilmeyen nimetlerle donatılmış, kendilerine sayısız mucizeler gösterilmiş, aralarından peygamberler çıkmış bir kavim olduğu halde, içlerindeki birtakım azgın kimseler bunlardan hiç etkilenmemişlerdir. Hz. Musa (as) her defasında onları sabırla eğitmeye çalışmış, ancak onlar "gerçek iman"a ve "Allah'a kul olmaya" asla yanaşmamışlardır. Azabı görünce Allah'ın affına sığınmışlar, Allah kendilerinden azabı kaldırınca ise yeniden zulme sapmışlardır. Allah onları her affettiğinde, onlar yeniden inkara dönmüşler, hatta O'ndan başka ilahlar edinmişlerdir. Peygamberleri inkarcılara karşı zorlu bir mücadele içindeyken, İsrailoğulları içindeki münafıklar kendi arzu ve beklentilerini, menfaatlerini ön planda tutmuşlar, hiçbir zaman samimi olarak Allah'a ve O'nun dinine bağlanmamışlardır. Büyük bir nankörlük göstererek, peygamberleri Hz. Musa </text:span><text:span text:style-name="T11">(as)</text:span><text:span text:style-name="T4">'ı mücadelenin en zorlu anında tek başına bırakmış ve kendi canlarının ve çıkarlarının derdine düşmüşlerdir. Bununla da kalmamış, son derece küstah ve nankörce tavır ve ifadeler sergilemişlerdir:</text:span></text:p>
      <text:p text:style-name="P27">Dediler ki: "Ey Musa biz, onlar durduğu sürece hiçbir zaman oraya girmeyeceğiz. Sen ve Rabbin git, ikiniz savaşın. Biz burada duracağız. (Maide Suresi, 24)</text:p>
      <text:p text:style-name="P20">Görüldüğü gibi bu insanlar içlerinde Allah korkusu taşımadıklarından, nefisleriyle çatışan bir olay karşısında, derhal Allah'a ve peygamberine karşı nankör ve asi bir tavır göstermişlerdir. Yüce Rabbimiz Allah'ın ve elçisinin daha önce, kendilerini en zorlu düşmanları olan Firavun'un zulmünden kurtardığını, sayısız nimetler verdiğini, onları sürekli imana ve ebedi kurtuluşa davet ettiğini bir anda unutuvermişlerdir.</text:p>
      <text:p text:style-name="P20"/>
      <text:h text:style-name="P4" text:outline-level="1"><text:span text:style-name="T4">ALLAH'TAN KORKMAYANLARIN</text:span><text:span text:style-name="T12"> </text:span><text:span text:style-name="T4">GÖRDÜKLERİ KARŞILIK</text:span></text:h>
      <text:p text:style-name="P24"/>
      <text:p text:style-name="P20"/>
      <text:h text:style-name="P28" text:outline-level="2">Dünyada Gördükleri Karşılık </text:h>
      <text:p text:style-name="P20">Allah Kendisi'nden korkup sakınmayan insanlara dünyada gerek fiziki gerekse manevi sıkıntılar yaşatır. Her ne kadar onlar açıkça görülen bir musibet bekleseler de, aslında farkında olmadan maddi manevi sayısız musibetle içiçe bir yaşam sürerler. Onları en çok yanıltan sebeplerden biri de herşeye rağmen birtakım nimetlere hala sahip olabilmeleridir. Örneğin böyle bir kişi zengin olabilir ya da güzel bir görünüme sahip olabilir. O, tüm bunlara aldanarak herşeyin yolunda gittiğini zanneder ve taşkınlıklarına devam eder. Halbuki kendisi farkında değildir ama yaptığı herşeyin Allah Katında an an hesabı tutulmaktadır. Cehennemde ise tüm bunlar karşısına sonsuz bir azap kaynağı olarak çıkacaktır. Allah insanları bu konuda şöyle uyarmıştır:</text:p>
      <text:p text:style-name="P27">Artık sen onları, belli bir süreye kadar kendi gafletleri içinde bırak. Onlar sanıyorlar mı ki, kendilerine verdiğimiz mal ve çocuklarla Biz onların hayırlarına koşuyoruz (veya yardım ediyoruz)? Hayır, onlar şuurunda değiller. (Müminun Suresi, 54-56)</text:p>
      <text:p text:style-name="P20">Ama elbette bu insanların hepsinin durumu bir değildir. Kimisinin de azabı dünyada başlar. Hastalıklar, kazalar, sakatlanmalar, büyük maddi kayıplar, sevdiklerini yitirme gibi sürekli bir kayıp içindedirler. Başlarına gelenlerin Allah'tan bir deneme olduğunu düşünmedikleri ve tevekküllü olmadıkları için, karşılaştıkları her sıkıntı onlar için azap olur. Allah hiçbir yönden işlerini rast getirmez. Daima bir bereketsizlik ve terslik gibi görünen durumlar olur. Küçük büyük ne ile ilgilenseler, hangi işe yönelseler hep maddi veya manevi zararla sonuçlanır. Nitekim Allah Kuran'da onların bu durumlarını geçim sıkıntılı bir hayat olarak nitelendirmiştir:</text:p>
      <text:p text:style-name="P27">"Kim de Benim zikrimden yüz çevirirse, artık onun için sıkıntılı bir geçim vardır ve Biz onu kıyamet günü kör olarak haşredeceğiz." (Taha Suresi, 124)</text:p>
      <text:p text:style-name="P20">Allah'tan korkmayan bir insanın, sahip olduğu karanlık ruh hali yüzüne yansır. Yüzündeki nursuz ifade, konuşmasındaki bozuklukla birleşince son derece tedirgin edici bir görünüme bürünür. Kuşkusuz bu, manevi bir pisliğin ve çirkinliğin fiziksel görünüme yansımasıdır. Allah ayette bunu "zillet" olarak tanımlamıştır:</text:p>
      <text:p text:style-name="P27">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7)</text:p>
      <text:p text:style-name="P20">Bu insanların uğradıkları gizli kayıplardan biri de akıllarının ve kavrama kabiliyetlerinin ellerinden alınmasıdır. En basit gerçekleri bile kavrayamazlar. Örneğin içinde bulundukları mutsuzluğun, huzursuzluğun, korku ve sıkıntı dolu ruh halinin sebebini göremezler. </text:p>
      <text:p text:style-name="P20">Kuşkusuz Allah'tan korkmayan bir insanın başına gelebilecek azap türleri burada sayılamayacak kadar çeşitlidir. </text:p>
      <text:p text:style-name="P20"><text:soft-page-break/>İnsanı Allah yaratmıştır ve ona en acı verecek şeyleri de yine O bilir. İnsanın hiç tahmin edemeyeceği yönlerden sıkıntılar yaratarak onu cezalandırabilir. Allah'ın gazabı bir ayette şöyle haber verilmiştir: </text:p>
      <text:p text:style-name="P27">... Allah'ın gazablanması, elbette sizin kendi nefislerinize gazablanmanızdan daha büyüktür. Çünkü siz, imana çağrıldığınız zaman inkar ediyordunuz. (Mümin Suresi, 10)</text:p>
      <text:p text:style-name="P20">Hiç kuşkusuz şuuru açık hiçbir insan, sonsuz güç ve kuvvet sahibi Allah'ın gazabını üzerine çekecek bir ahlakı benimsemez. Kaldı ki insan o kadar zayıf yaratılmış bir varlıktır ki çoğu zaman çok küçük ve sıradan sıkıntılara bile katlanamaz. Örneğin bağırtacak, yalvartacak derecede bir acı insan için dayanılmazdır. Ama buna gelene kadar, sırf bu çığlığı uzaktan duymak bile aslında insana tarifsiz bir sıkıntı yaşatır. Çünkü insanın hem ruhu hem de fiziği acıya, korkuya, gerilime son derece tahammülsüz bir şekilde yaratılmıştır. Biraz dar ve sıkışık bir mekanda bulunmaya, tiksinti verici bir kokuya, biraz mide bulantısı ya da diş ağrısına bile tahammülü yoktur. Üstelik bunlar bir azap çeşidi değil, dünyada karşılaşılabilen son derece sıradan eksikliklerdir. </text:p>
      <text:p text:style-name="P20">Bu açık gerçeklere rağmen insanların çoğu gaflet ve şuursuzluklarından dolayı Allah korkusundan uzak bir yaşam sürerler. Oysa bu insanların ruhlarına ve bedenlerine dünyada tattırılan acılar cehennemde karşılaşacakları azapların çok küçük birer yansımasıdırlar ve sadece ibret ve uyarı mahiyetindedirler. Ama bir ömrü, Allah'ın sonsuz gücünü, kudretini göz ardı ederek geçiren bu insanlar, kendilerine ölüm gelince Allah'ın azametini tüm şiddetiyle hissedecek ve dünyadaki hiçbir korku ile kıyaslanamayacak, tarifi mümkün olmayan bir korkuya kapılacaklardır. Kişisel azapların yanı sıra Kuran, Allah'ın Kendi Katından gönderdiği azaplarla helak olmuş insan topluluklarının örnekleri ile doludur. Bu insanlar Allah'ın sınırlarını tanımayarak başkaldırdıkları için onlar hiç şuurunda değillerken ansızın büyük felaketlerle yok edilmişlerdir. Allah kimine evlerini yerinden söken kasırgalar göndermiş, kimine içinde oturdukları şehirleri yerle bir eden sağanaklar isabet ettirmiştir. Depremlerle nice insan topluluklarını, mülkleriyle beraber yerin dibine geçirmiştir. Kimini suda boğmuş, kimini de püsküren lavların altında bırakarak taş haline getirmiştir. </text:p>
      <text:p text:style-name="P20"/>
      <text:h text:style-name="P28" text:outline-level="2">Ahiretteki Durumları</text:h>
      <text:p text:style-name="P20">İnsanların dünyada geçirebilecekleri ortalama 60-70 sene gibi çok az bir zamanları vardır. Okul yılları, iş hayatına atılma, para kazanıp iyi bir ev, araba sahibi olma, uygun bir insanla evlenme, çoluk çocuk sahibi olma derken göz açıp kapayıncaya kadar geçen elli senelik bir ömrün ardından kırışıklıklarla dolu bir derinin altında, fiziksel işlevlerini büyük ölçüde yitirmeye başlamış bir insan kalır. Aşağı yukarı bir beş on senelerinin kaldığını gören insanlar artık kendilerini ölüme daha yakın hissetmeye başlarlar. Fakat işin ilginç yanı buna rağmen bazıları şuursuz ve anlayışsız olmaya devam eder, kalan bu birkaç yıllarını da ölümü fazla düşünmemeye çalışarak geçirmeye gayret ederler. Allah bu durumlarına karşılık insanları şöyle uyarır:</text:p>
      <text:p text:style-name="P27">Bize gelecekleri gün, neler işitecekler, neler görecekler. Ama bugün o zalimler apaçık bir sapıklık içindedirler. İş(in) hükme bağlanıp biteceği, hasret gününe karşı onları uyar; onlar bir gaflet içindedirler ve onlar inanmıyorlar. (Meryem Suresi, 38-39)</text:p>
      <text:p text:style-name="P20">Ancak sorumsuzca geçirilen bu yaşamın ardından kolayca canlarını teslim edeceklerini ve huzur içinde öleceklerini zanneden bu insanların ölümleri, hiç de onların bekledikleri sakinlikte gerçekleşmez. Hissetmeden, kolaylıkla hayatı terk edip ebedi uykularına yatacaklarını zannederlerken, hiç beklemedikleri bir anda kendilerine vekil kılınan ölüm meleklerini karşılarında bulurlar. Ölüm melekleri ise insanların yalvarmasına göre değil, Allah'ın emrine göre hareket ederler. Birdenbire sırtlarında şiddetli bir darbe duydukları ve tarifsiz bir acı hissederek meleklerin canlarını almaya geldiklerini gördükleri zaman herşeyi anlarlar: </text:p>
      <text:p text:style-name="P27"><text:soft-page-break/>Melekleri, onların yüzlerine ve arkalarına vurarak, "yakıcı azabı tadın" diye o inkar edenlerin canlarını alırken görmelisin. (Enfal Suresi, 50)</text:p>
      <text:p text:style-name="P20">İnkarcıların işlediği suç çok büyük bir suçtur ve cezası bütün zamanlar boyu sürecektir. Bu kişilerin kaçmaları, ölmeleri kısacası hiçbir şekilde kurtulmaları mümkün değildir. Çünkü herşeyi yoktan var eden ve herşeyin gerçek sahibi olan, sonsuz bir güç ve ilim sahibi, alemlerin Rabbi olan Allah'a isyan etmişlerdir. </text:p>
      <text:p text:style-name="P20">Bu insanlar, dünyadayken Allah'tan korkmazlar ama Allah buna karşılık ahirette onlara benzerini hiç yaşamadıkları, tatmadıkları kadar büyük korkular yaşatır. Onlara özel olarak hazırlanmış korkunç bir azap ortamı sunar. Sonsuza dek korku, dehşet ve gerilim içinde kahreder:</text:p>
      <text:p text:style-name="P27">(O gün) Zalimleri kazandıkları dolayısıyla korkuyla titrerlerken görürsün; o (yaptıkları) da üstlerine çöküvermiştir... (Şura Suresi, 22)</text:p>
      <text:p text:style-name="P17"><text:span text:style-name="T4">Korku ve dehşet hissi, hızla tükenen bir ömrü Allah'tan korkup sakınmadan pervasızca geçiren bu insanların artık sonsuza kadar peşlerini bırakmayacaktır. Çünkü Allah o zamana dek</text:span><text:span text:style-name="T6"> "... onları yalnızca gözlerin dehşetle belireceği bir güne ertelemektedir." </text:span><text:span text:style-name="T4">(İbrahim Suresi, 42) Kıyamet ve hesap günü yaşadıkları korku, şaşkınlıkla da karışık bir korkudur ve bu ruh hali Kuran'da şöyle tarif edilir:</text:span></text:p>
      <text:p text:style-name="P27">Sur'a üfürüleceği gün, Allah'ın dilediği kimseler dışında, göklerde ve yerde olan herkes artık korkuya kapılmıştır ve her biri 'boyun bükmüş' olarak O'na gelmişlerdir. (Neml Suresi, 87)</text:p>
      <text:p text:style-name="P20">Kıyamet günü insanlar panik halinde çırpınırlarken gebe kadınlar da korkudan çocuklarını düşürürler. Uğrayacakları azabın korkusunun şiddeti insanların akıllarını başlarından alır. Ayetlerde insanların o günkü durumu şöyle haber verilir:</text:p>
      <text:p text:style-name="P27">Ey insanlar, Rabbinizden korkup-sakının, çünkü kıyamet saatinin sarsıntısı büyük bir şeydir.</text:p>
      <text:p text:style-name="P25"><text:span text:style-name="T4">Onu gördüğünüz gün, her emzikli kendi emzirdiğini unutup geçecek ve her gebe kendi yükünü düşürecektir. İnsanları da sar</text:span><text:span text:style-name="T10">hoş olmuş görürsün, oysa onlar sarhoş değillerdir. Ancak Allah'ın</text:span><text:span text:style-name="T4"> azabı pek şiddetlidir. (Hac Suresi, 1-2)</text:span></text:p>
      <text:p text:style-name="P20">Ama korku, panik ve dehşete kapılmaları kendilerine bir fayda sağlamaz. Kendilerine yardım edilmez. Üstelik bu daha başlangıçtır. Hayal bile edemeyeceği kadar büyük ızdıraplar çekecek, korkular yaşayacaklardır. Sonsuz güç ve adalet sahibi Allah, Muntakim (intikam alan) sıfatının bir tecellisi olarak intikam alacaktır. Ağlamanın, yalvarmanın, feryat etmenin, çırpınmanın, pişman olmanın, af dilemenin hiçbir şeyin faydası yoktur. Kimse inkarcılara yardım edemez. Ne yaparlarsa yapsınlar faydası yoktur; günahlarını itiraf etmeleri, sabretmeleri ya da sabretmemeleri de bir şeyi değiştirmez. Allah bu ümitsiz çırpınışlara ayette dikkat çekmiştir:</text:p>
      <text:p text:style-name="P27">"Girin ona; artık ister sabredin, ister sabretmeyin. Sizin için birdir. Siz ancak, yaptıklarınızla cezalandırılıyorsunuz." (Tur Suresi, 16)</text:p>
      <text:p text:style-name="P17"><text:span text:style-name="T4">Bu duruma gelen kişiler öyle bir açmaza girmişlerdir ki sonsuza kadar bir çıkış yolu bulamayacaklardır. Oysa dünyada hayatları boyunca kendilerine sayısız hatırlatmalar, uyarıp korkutan haberler gelmiştir. Yine önlerine sayısız imkan ve nimetler sunulmuş, onlardan sadece vicdanlarını kullanmaları ve Allah'tan korkup sakınarak hareket etmeleri istenmiştir. Ama cehennemde Allah'a yakaracak bu kişiler dünyadayken kibirlerinden dolayı Allah'a yalvarıp yakarmazlar. Büyüklenir, ölümü ve ahireti hiç hesaba katmazlar. Dünyadayken Allah'a karşı büyüklenmekten korkup çekinmeyenler, kıyamet günü yüzüstü sürüklenerek azap yerlerine götürülürler. Artık sonsuza dek hem fiziksel hem manevi olarak akıllarının alamayacağı kadar şiddetli acılar yaşayacaklardır. </text:span>İnkarcılar daha dirilişle birlikte hemen kibirleri kırılmış, perişan duruma düşmüşlerdir. Ama bu sadece başlangıçtır. Bölükler halinde cehenneme girdiklerinde cehennemin kapıları üstlerine kapatılır ve olabilecek en dehşet verici <text:soft-page-break/>görüntülerle karşılaşırlar. Ve sonra da ateşe atılırlar. Kuşkusuz dünyadaki hiçbir acı, cehennem azabının şiddeti ile kıyaslanamaz. Allah'ın verdiği dayanılmaz azabın bir benzeri yoktur. Bir ayette şöyle buyrulur:</text:p>
      <text:p text:style-name="P27">Artık o gün hiç kimse (Allah'ın) vereceği azab gibi azablandıramaz. Onun vuracağı bağı hiç kimse vuramaz. (Fecr Suresi, 25-26)</text:p>
      <text:p text:style-name="P20">Fiziksel acıların yanı sıra manevi azaplar da bir yandan inkarcıları kahreder. Cehennemden Allah’ın dilemesi dışında çıkamayacaklarını anlamanın verdiği ümitsizlik hissi bütün ruhlarını kaplar. Bu arada sürekli horlanır, aşağılanır, rezil olur, küçük düşerler. Ama çaresizdirler. Korku, dehşet ve ümitsizlik dolu bir sonsuzluk kendilerini beklemektedir.</text:p>
      <text:p text:style-name="P20"/>
      <text:h text:style-name="P6" text:outline-level="1">SONSÖZ</text:h>
      <text:p text:style-name="P20"/>
      <text:p text:style-name="P20"/>
      <text:p text:style-name="P20">Şu anda cehennemin kenarında olsanız ve oradaki zebanilerin cehennem ehline yaptıkları dayanılmaz işkenceleri gözünüzle görseniz, cayır cayır yanan ateşin uğultusunu, cehennem ehlinin çığlıklarını, kemiklerini çatırdatan inlemelerini, kahırla nefes alıp vermelerini, bir kez daha dünyaya geri dönmek isteyen pişmanlık dolu yalvarışlarını duysanız ve sonra tekrar dünyadaki yaşamınıza geri döndürülseniz acaba hayatınızda neler değişirdi? Hiç kuşku yok ki içinizi tarifsiz bir korku kaplar, bambaşka bir insan olurdunuz. Hayatınızı bütünüyle farklı düzenlerdiniz. Etrafınızdaki insanların bu gerçeği göz ardı ettikleri için büyük bir gaflet içinde olduğunu düşünür, olanca gücünüzle ahiret için çabalardınız. Allah'a karşı günah olabilecek herşeyden şiddetle sakınırdınız. Ahiret hayatınızı riske sokabilecek en ufak bir söz ya da davranış korkudan içinizi titretir, hemen Allah'a yalvara yalvara, ürpertiyle dua eder, bağışlanma dilerdiniz. Gördükleriniz, duyduklarınız bir an olsun aklınızdan çıkmazdı, kendi sonunuz için aynı ihtimali düşünmekten Allah'a sığınırdınız. </text:p>
      <text:p text:style-name="P17"><text:span text:style-name="T4">Allah'ın sevgisini kazanmak, O'nun azabından kurtulmak için malınızı, canınızı, tüm enerjinizi kullanırdınız. Üstelik bunların hepsinde ölene dek sabırlı ve kararlı olur, karşınıza bir zorluk çıksa bile bu size zorluk gibi görünmezdi. Kimse sizi yolunuzdan çeviremez, Allah'ın rızasından taviz verdiremezdi. Her şart ve koşulda, her durumda ahiretiniz için yapabileceğinizin en fazlasını yapardınız. İnsanların, toplumların ne yaptıkları, nasıl bir hayat tarzını benimsedikleri, hangi ideolojilerin peşinden koştukları sizi hiç mi hiç ilgilendirmezdi. Her halinizle ve her tavrınızla sadece Allah'ın hoşnutluğunu kazanmaya çalışırdınız. Allah'ın emir ve yasakları konusunda son derece titiz olduğunuz gibi insanlara da bunu anlatır, her gördüğünüz kimseyi bu gerçekle uyarırdınız. En büyük hedefiniz, tek amacınız Allah'ın dostluğunu kazanmak olurdu ve kendinizi tamamen O'na teslim ederdiniz. Kuran’da bildirilen, </text:span><text:span text:style-name="T6">"... taşlardan öyleleri vardır ki, onlardan ırmaklar fışkırır, öyleleri vardır ki yarılır, ondan sular çıkar, öyleleri vardır ki Allah korkusuyla yuvarlanır..." </text:span><text:span text:style-name="T4">(Bakara Suresi, 74) ayetindeki benzetmeyle vurgulanan korkunun şiddeti sizin de üzerinizde tecelli ederdi. <text:s/></text:span></text:p>
      <text:p text:style-name="P20">Peki şu an cehennemi görmemiş olmanız mı sizi gereği gibi korkup sakınmaktan ve buna göre yaşamaktan alıkoyan? Oysa Allah cehennemin varlığını pek çok ayetinde haber vermekte, cehennemi insanlara tüm detaylarıyla tanıtıp, ondan sakındırmaktadır. Kaldı ki vakti geldiğinde cehennemi görmeyen insan kalmayacaktır. Allah bunu kesin olarak haber vermiştir. Ancak ondan yalnızca Allah'tan korkup sakınanlar kurtarılacak, diğerleri diz üstü çökmüş bir biçimde bırakılacaktır:</text:p>
      <text:p text:style-name="P27">Sizden ona girmeyecek hiç kimse yoktur. Bu, Rabbinin kesin olarak üzerine aldığı bir karardır. Sonra, takva sahiplerini kurtarırız ve zulmedenleri diz üstü çökmüş olarak bırakıveririz." (Meryem Suresi, 71-72) </text:p>
      <text:p text:style-name="P20">Ama unutmayın ki, orada diz üstü çökmüş olarak kaldıktan sonra cehennemi görmenin insana bir faydası olmaz. Çünkü orası artık geri dönüşü olmayan bir yerdir.</text:p>
      <text:p text:style-name="P20"/>
      <text:p text:style-name="P20"/>
      <text:h text:style-name="P6" text:outline-level="1">DARWİNİZM'İN ÇÖKÜŞÜ</text:h>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4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Evrim teorisinin çöküşünü ve yaratılışın delillerini diğer pek çok çalışmamızda bütün bilimsel detaylarıyla ele aldık ve almaya devam ediyoruz. Ancak konuyu, taşıdığı büyük önem nedeniyle, burada da özetlemekte yarar vardır. </text:p>
      <text:p text:style-name="P21"/>
      <text:h text:style-name="P28" text:outline-level="2">Darwin'i Yıkan Zorluklar</text:h>
      <text:p text:style-name="P17"><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7">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7"><text:span text:style-name="T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span>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h text:style-name="P28" text:outline-level="2"><text:soft-page-break/>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3"/>
      <text:h text:style-name="P28"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7"><text:span text:style-name="T4">Darwin'in </text:span><text:span text:style-name="T7">Türlerin Kökeni</text:span><text:span text:style-name="T4">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p>
      <text:p text:style-name="P15">"Cansız maddelerin hayat oluşturabileceği iddiası artık kesin olarak tarihe gömülmüştür." (Sidney Fox, Klaus Dose, Molecular Evolution and The Origin of Life, New York: Marcel Dekker, 1977, s. 2)</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28" text:outline-level="2">20. Yüzyıldaki Sonuçsuz Çabalar</text:h>
      <text:p text:style-name="P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5"><text:soft-page-break/>"Maalesef hücrenin kökeni, evrim teorisinin tümünü içine alan en karanlık noktayı oluşturmaktadır." (Alexander I. Oparin, Origin of Life, (1936) New York, Dover Publications, 1953 (Reprint), s.196)</text:p>
      <text:p text:style-name="P17"><text:span text:style-name="T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7">New Evidence on Evolution of Early Atmosphere and Life", Bulletin of the American Meteorological Society, c. 63, Kasım 1982, s. 1328-1330</text:span><text:span text:style-name="T4">)</text:span></text:p>
      <text:p text:style-name="P17"><text:span text:style-name="T4">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span text:style-name="T4">)</text:span></text:p>
      <text:p text:style-name="P17"><text:span text:style-name="T4">Hayatın kökeni sorununu açıklamak için 20. yüzyıl boyunca yürütülen tüm evrimci çabalar hep başarısızlıkla sonuçlandı. San Diego Scripps Enstitüsü'nden ünlü jeokimyacı Jeffrey Bada, evrimci </text:span><text:span text:style-name="T7">Earth </text:span><text:span text:style-name="T4">dergisinde 1998 yılında yayınlanan bir makalede bu gerçeği şöyle kabul eder:</text:span></text:p>
      <text:p text:style-name="P15">Bugün, 20. yüzyılı geride bırakırken, hala, 20. yüzyıla girdiğimizde sahip olduğumuz en büyük çözülmemiş problemle karşı karşıyayız: Hayat yeryüzünde nasıl başladı? (Jeffrey Bada, Earth, Şubat 1998, s. 40)</text:p>
      <text:p text:style-name="P20"/>
      <text:h text:style-name="P28" text:outline-level="2">Hayatın Kompleks Yapısı </text:h>
      <text:p text:style-name="P17"><text:span text:style-name="T4">Evrim teorisinin hayatın kökeni konusunda bu denli büyük bir açmaza girmes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span> 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0">1.Enzimler olmadan protein sentezlenemez ve enzimler de birer proteindir.</text:p>
      <text:p text:style-name="P20">2.Tek bir proteinin sentezlenmesi için 100’e yakın proteinin hazır bulunması gerekmektedir. Dolayısıyla proteinlerin varlığı için proteinler gerekir. </text:p>
      <text:p text:style-name="P20">3.Proteinleri sentezleyen enzimleri DNA üretir. DNA olmadan protein sentezlenemez. Dolayısıyla proteinlerin oluşabilmesi için DNA da gerekir.</text:p>
      <text:p text:style-name="P20">4.Protein sentezleme işleminde hücredeki tüm organellerin önemli görevleri vardır. Yani proteinlerin oluşabilmesi için, eksiksiz ve tam işleyen bir hücrenin tüm organelleri ile var olması gerekmektedir.</text:p>
      <text:p text:style-name="P20"><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7"><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text:span><text:span text:style-name="T4"> dergisinin Ekim 1994 tarihli sayısında bu gerçeği şöyle itiraf eder:</text:span></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text:span text:style-name="T4">uşkusuz eğer hayatın kör tesadüfler neticesinde kendi kendine ortaya çıkması imkansız ise, bu durumda hayatın yaratıldığını kabul etmek gerekir. Bu gerçek, en temel amacı Yaratılış'ı reddetmek olan evrim teorisini açıkça geçersiz kılmaktadır. </text:span></text:p>
      <text:p text:style-name="P20"/>
      <text:h text:style-name="P28" text:outline-level="2">Evrimin Hayali Mekanizmaları</text:h>
      <text:p text:style-name="P17"><text:span text:style-name="T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17"><text:span text:style-name="T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 Dolayısıyla doğal seleksiyon mekanizması hiçbir evrimleştirici güce sahip değildir. Darwin de bu gerçeğin farkındaydı ve <text:span text:style-name="T3">Türlerin Kökeni</text:span> adlı kitabında <text:span text:style-name="T3">"Faydalı değişiklikler oluşmadığı sürece doğal seleksiyon hiçbir şey yapamaz"</text:span> demek zorunda kalmıştı. <text:span text:style-name="T3">(Charles Darwin, The Origin of Species: A Facsimile of the First Edition, Harvard University Press, 1964, s. 189)</text:span></text:p>
      <text:p text:style-name="P20"/>
      <text:h text:style-name="P28" text:outline-level="2">Lamarck'ın Etkisi</text:h>
      <text:p text:style-name="P17"><text:span text:style-name="T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Darwin de benzeri örnekler vermiş, örneğin </text:span><text:span text:style-name="T7">Türlerin Kökeni</text:span><text:span text:style-name="T4"> adlı kitabında, yiyecek bulmak için suya giren bazı ayıların zamanla </text:span><text:soft-page-break/><text:span text:style-name="T4">balinalara dönüştüğünü iddia etmişti. </text:span><text:span text:style-name="T7">(Charles Darwin, The Origin of Species: A Facsimile of the First Edition, Harvard University Press, 1964, s. 184)</text:span></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28" text:outline-level="2">Neo-Darwinizm ve Mutasyonlar</text:h>
      <text:p text:style-name="P17"><text:span text:style-name="T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20">Bunun nedeni çok basittir: DNA çok kompleks bir düzene sahiptir. Bu molekül üzerinde oluşan herhangi tesadüfi bir etki ancak zarar verir. Amerikalı genetikçi B. G. Ranganathan bunu şöyle açıklar:</text:p>
      <text:p text:style-name="P13"><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text:span><text:span text:style-name="T13">Pennsylvania: The Banner Of Truth Trust, 1988)</text:span></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28" text:outline-level="2">Fosil Kayıtları: Ara Formlardan Eser Yok</text:h>
      <text:p text:style-name="P20">Evrim teorisinin iddia ettiği senaryonun yaşanmamış olduğunun en açık göstergesi ise fosil kayıtlarıdır.</text:p>
      <text:p text:style-name="P17"><text:span text:style-name="T4">Evrim teorisinin bilim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span><text:span text:style-name="T14">Bu durumda, iddia edilen uzun dönüşüm süreci içinde sayısız "ara türler"in oluşmuş ve yaşamış olmaları gerekir. </text:span></text:p>
      <text:p text:style-name="P17"><text:soft-page-break/><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8">"ara-geçiş formu"</text:span><text:span text:style-name="T4"> adını verirler. </text:span>Eğer gerçekten bu tür canlılar geçmişte yaşamışlarsa bunların sayılarının ve çeşitlerinin milyonlarca hatta milyarlarca olması gerekir. Ve bu garip canlıların kalıntılarına mutlaka fosil kayıtlarında rastlanması gerekir. Darwin, <text:span text:style-name="T3">Türlerin Kökeni</text:span>'nde bunu şöyle açıklamıştır:</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7"><text:span text:style-name="T4">Ancak bu satırları yazan Darwin, bu ara formların fosillerinin bir türlü bulunamadığının da farkındaydı. Bunun teorisi için büyük bir açmaz oluşturduğunu görüyordu. Bu yüzden, </text:span><text:span text:style-name="T7">Türlerin Kökeni</text:span><text:span text:style-name="T4"> kitabının "Teorinin Zorlukları" (Difficulties on Theory) adlı bölümünde şöyle yazmıştı:</text:span></text:p>
      <text:p text:style-name="P13"><text:span text:style-name="T15">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6"> </text:span><text:span text:style-name="T15">(Charles Darwin, The Origin of Species, s. 172, 280) </text:span></text:p>
      <text:p text:style-name="P21"/>
      <text:h text:style-name="P28"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text:soft-page-break/>güç sahibi bir akıl tarafından yaratılmış olmaları gerekir. (Douglas J. Futuyma, Science on Trial, New York: Pantheon Books, 1983. s.197)</text:p>
      <text:p text:style-name="P17"><text:span text:style-name="T4">Fosiller ise, canlıların yeryüzünde eksiksiz ve mükemmel bir biçimde ortaya çıktıklarını göstermektedir. Yani </text:span><text:span text:style-name="T8">"türlerin kökeni", Darwin'in sandığının aksine, evrim değil yaratılıştır.</text:span></text:p>
      <text:p text:style-name="P22"/>
      <text:h text:style-name="P28"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7"><text:span text:style-name="T4">Evrimciler, insanların sözde ilk maymunsu atalarına "güney maymunu" anlamına gelen "</text:span><text:span text:style-name="T7">Australopithecus</text:span><text:span text:style-name="T4">" 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4">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 258, s. 389)</text:span></text:p>
      <text:p text:style-name="P17"><text:span text:style-name="T4">Evrimciler insan evriminin bir sonraki safhasını da, "homo" yani insan olarak sınıflandırırlar. İddiaya göre homo serisindeki canlılar, </text:span><text:span text:style-name="T7">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text:span><text:span text:style-name="T4">'e uzanan zincir gerçekte kayıptır" diyerek bunu kabul eder. </text:span><text:span text:style-name="T7">(J. Rennie, "Darwin's Current Bulldog: Ernst Mayr", Scientific American, Aralık 1992)</text:span></text:p>
      <text:p text:style-name="P17"><text:span text:style-name="T4">Evrimciler "</text:span><text:span text:style-name="T7">Australopithecus &gt; Homo habilis &gt; Homo erectus &gt; Homo sapiens</text:span><text:span text:style-name="T4">" sıralamasını yazarken, bu türlerin her birinin, bir sonrakinin atası olduğu izlenimini verirler. Oysa paleoantropologların son bulguları, </text:span><text:span text:style-name="T7">Australopithecus</text:span><text:span text:style-name="T4">, </text:span><text:span text:style-name="T7">Homo habilis</text:span><text:span text:style-name="T4"> ve </text:span><text:span text:style-name="T7">Homo erectus</text:span><text:span text:style-name="T4">'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17"><text:span text:style-name="T4">Dahası </text:span><text:span text:style-name="T7">Homo erectus</text:span><text:span text:style-name="T4"> sınıflamasına ait insanların bir bölümü çok modern zamanlara kadar yaşamışlar, </text:span><text:span text:style-name="T7">Homo sapiens neandertalensis</text:span><text:span text:style-name="T4"> ve </text:span><text:span text:style-name="T7">Homo sapiens sapiens</text:span><text:span text:style-name="T4"> (insan) ile aynı ortamda yan yana bulunmuşlardır. </text:span><text:span text:style-name="T7">(Time, Kasım 1996)</text:span><text:span text:style-name="T4"> </text:span>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text:soft-page-break/>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7"><text:span text:style-name="T4">Bu konuyu uzun yıllar inceleyen, özellikle </text:span><text:span text:style-name="T7">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28" text:outline-level="2">Darwin Formülü!</text:h>
      <text:p text:style-name="P17"><text:span text:style-name="T4">Şimdiye kadar ele aldığımız tüm teknik delillerin yanında, isterseniz evrimcilerin nasıl saçma bir inanışa sahip olduklarını bir de çocukların bile anlayabileceği kadar açık bir örnekle özetleyelim.</text:span><text:span text:style-name="T14"> </text:span></text:p>
      <text:p text:style-name="P20">Evrim teorisi canlılığın tesadüfen oluştuğunu iddia eder. Dolayısıyla bu akıl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bulun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text:soft-page-break/>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7"><text:span text:style-name="T4">Kısacası, bilinçsiz </text:span><text:span text:style-name="T17">atomlar biraraya gelerek hücreyi oluşturamazlar.</text:span><text:span text:style-name="T6"> </text:span><text:span text:style-name="T4">Sonra yeni bir karar vererek bir hücreyi ikiye bölüp, sonra art arda başka kararlar alıp, elektron mikroskobunu bulan, sonra kendi hücre yapısını bu mikroskop altında izleyen profesörleri oluşturamazlar. </text:span><text:span text:style-name="T17">Madde, ancak Allah'ın üstün yaratmasıyla hayat bulur.</text:span><text:span text:style-name="T18"> </text:span><text:span text:style-name="T4">Bunun aksini iddia eden evrim teorisi ise, akla tamamen aykırı bir safsatadır. Evrimcilerin ortaya attığı iddialar üzerinde biraz bile düşünmek, üstteki örnekte olduğu gibi, bu gerçeği açıkça gösterir.</text:span></text:p>
      <text:p text:style-name="P20"/>
      <text:h text:style-name="P28"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17"><text:span text:style-name="T4">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text:span><text:span text:style-name="T14"> </text:span></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text:span text:style-name="T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text:span><text:soft-page-break/><text:span text:style-name="T4">şuursuz atomlar nasıl yapsın? </text:span>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text:p>
      <text:p text:style-name="P20">Ancak görme ve işitme olayında, tüm bunların ötesinde, çok büyük bir gerçek daha vardır.</text:p>
      <text:p text:style-name="P20"/>
      <text:h text:style-name="P28" text:outline-level="2">Beynin İçinde Gören ve Duyan Şuur Kime Aittir?</text:h>
      <text:p text:style-name="P20">Beynin içinde, ışıl ışıl renkli bir dünyayı seyreden, senfonileri, kuşların cıvıltılarını dinleyen, gülü koklayan kimdir?</text:p>
      <text:p text:style-name="P17"><text:span text:style-name="T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span><text:span text:style-name="T11"> </text:span><text:span text:style-name="T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span></text:p>
      <text:p text:style-name="P20"/>
      <text:h text:style-name="P28" text:outline-level="2"><text:soft-page-break/>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28"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text:soft-page-break/>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p onlaradır. (Bakara Suresi, 6-7)</text:p>
      <text:p text:style-name="P27">…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17"><text:span text:style-name="T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7">"büyü"</text:span><text:span text:style-name="T4">den başka bir açıklaması yoktur. </text:span></text:p>
      <text:p text:style-name="P17"><text:span text:style-name="T4">Nitekim, Allah Kuran'da, inkarcı felsefenin savunucusu olan bazı kimselerin, yaptıkları büyülerle insanları etkilediklerini Hz. Musa </text:span><text:span text:style-name="T10">(as) </text:span><text:span text:style-name="T4">ve Firavun arasında geçen bir olayla bizlere bildirmektedir. Hz. Musa </text:span><text:span text:style-name="T10">(as)</text:span><text:span text:style-name="T4">, Firavun'a hak dini anlattığında, Firavun Hz. Musa </text:span><text:span text:style-name="T10">(as)'</text:span><text:span text:style-name="T4">a, kendi "bilgin büyücüleri" ile insanların toplandığı bir yerde karşılaşmasını söyler. Hz. Musa </text:span><text:span text:style-name="T10">(as)</text:span><text:span text:style-name="T4">, büyücülerle karşılaştığında, büyücülere önce onların marifetlerini sergilemelerini emreder. Bu olayın anlatıldığı ayet şöyledir:</text:span></text:p>
      <text:p text:style-name="P27">(Musa:) "Siz atın" dedi. (Asalarını) atıverince, insanların gözlerini büyüleyiverdiler, onları dehşete düşürdüler ve (ortaya) büyük bir sihir getirmiş oldular. (Araf Suresi, 116)</text:p>
      <text:p text:style-name="P17"><text:span text:style-name="T4">Görüldüğü gibi Firavun'un büyücüleri yaptıkları "aldatmacalar"la -Hz. Musa </text:span><text:span text:style-name="T10">(as)</text:span><text:span text:style-name="T4"> ve ona inananlar dışında- insanların hepsini büyüleyebilmişlerdir. Ancak, onların attıklarına karşılık Hz. Musa </text:span><text:span text:style-name="T10">(as)'</text:span><text:span text:style-name="T4">ın ortaya koyduğu delil, onların bu büyüsünü, ayette bildirildiği gibi <text:s/>"uydurduklarını yutmuş" yani etkisiz kılmıştır: </text:span></text:p>
      <text:p text:style-name="P27">Biz de Musa'ya: "Asanı fırlatıver" diye vahyettik. (O da fırlatıverince) bir de baktılar ki, o bütün uydurduklarını derleyip-toparlayıp yutuyor. Böylece hak yerini buldu, onların bütün yapmakta oldukları <text:soft-page-break/>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8">Ben kendim, evrim teorisinin, özellikle uygulandığı alanlarda, geleceğin tarih kitaplarındaki en büyük espri malzemelerinden biri olacağına ikna oldum.</text:span><text:span text:style-name="T18"> </text:span><text:span text:style-name="T4">Gelecek kuşak, bu kadar çürük ve belirsiz bir hipotezin inanılmaz bir saflıkla kabul edilmesini hayretle karşılayacaktır. (Malcolm Muggeridge, The End of Christendom, Grand Rapids: Eerdmans, 1980, s.43)</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0"/>
      <text:p text:style-name="P20"/>
      <text:p text:style-name="P20"/>
      <text:p text:style-name="P32">... Sen Yücesin, bize öğrettiğinden başka bizim hiçbir bilgimiz yok. Gerçekten Sen, herşeyi bilen, hüküm ve hikmet sahibi olansın. (Bakara Suresi, 32)</text:p>
      <text:p text:style-name="P18"/>
      <text:p text:style-name="P18"/>
      <text:h text:style-name="P4" text:outline-level="1">ARKA KAPAK</text:h>
      <text:p text:style-name="P17"/>
      <text:p text:style-name="P17"/>
      <text:p text:style-name="P17">Şu anda cehennemin kenarında olsanız ve oradaki zebanilerin cehennem ehline yaptıkları dayanılmaz işkenceleri gözünüzle görseniz, cayır cayır yanan ateşin uğultusunu, cehennem ehlinin çığlıklarını, kemikleri çatırdatan inlemelerini, kahırla nefes alıp vermelerini, bir kez daha dünyaya geri dönmek isteyen pişmanlık dolu yalvarışlarını duysanız ve sonra tekrar dünyadaki yaşamınıza geri döndürülseniz acaba hayatınızda neler değişirdi? </text:p>
      <text:p text:style-name="P17">Hiç kuşku yok ki içinizi tarifsiz bir korku kaplar, bambaşka bir insan olurdunuz. Hayatınızı bütünüyle farklı düzenlerdiniz. </text:p>
      <text:p text:style-name="P17">Peki şu an cehennemi görmemiş olmanız mı sizi gereği gibi korkup sakınmaktan ve buna göre yaşamaktan alıkoyan? Oysa Allah cehennemin kesin bir gerçek olduğunu Kuran’da haber vermekte, cehennemi insanlara tüm detaylarıyla tanıtıp, ondan sakındırmaktadır. </text:p>
      <text:p text:style-name="P17">Her insana düşen ise bu gerçeği unutmadan Allah'tan gereği gibi korkup sakınarak, yaşamını Allah'ın hoşnut olacağı umulan şekilde düzenlemektir. Allah korkusu bir insan için hem imanının çok keskin bir göstergesi hem de onun ebedi hayatını belirleyecek çok önemli bir özelliktir.</text:p>
      <text:p text:style-name="P17"/>
      <text:p text:style-name="P17"><text:span text:style-name="T8">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bic_20_Style" style:display-name="Arabic Style"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2"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29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_2039_LK_20_AYET" style:display-name="*KORKU-‹LK AYET" style:family="paragraph">
      <style:paragraph-properties fo:margin-left="5.001cm" fo:margin-right="1.85cm"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_20_ALT" style:display-name="*KORKU-AYET ALT" style:family="paragraph">
      <style:paragraph-properties fo:margin-left="2.499cm" fo:margin-right="1.85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_20_ARA" style:display-name="*KORKU-AYET ARA" style:family="paragraph">
      <style:paragraph-properties fo:margin-left="2.499cm" fo:margin-right="1.85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_20_ÜST" style:display-name="*KORKU-AYET ÜST" style:family="paragraph">
      <style:paragraph-properties fo:margin-left="2.499cm" fo:margin-right="1.85cm" fo:margin-top="0.07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SAGADAYALIBASLIKÜST" style:display-name="*KORKU-SAGADAYALIBASLIKÜST" style:family="paragraph">
      <style:paragraph-properties fo:margin-left="1.251cm" fo:margin-right="1.251cm" fo:margin-top="0.199cm" fo:margin-bottom="0cm" loext:contextual-spacing="false" fo:line-height="0.77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 style:display-name="*KORKU-AYET" style:family="paragraph">
      <style:paragraph-properties fo:margin-left="2.499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NA_20_MET_2039_N" style:display-name="*KORKU-ANA MET‹N" style:family="paragraph">
      <style:paragraph-properties fo:margin-left="1.85cm" fo:margin-right="1.85cm" fo:line-height="0.529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SAGADAYALIBASLIK" style:display-name="*KORKU-SAGADAYALIBASLIK" style:family="paragraph">
      <style:paragraph-properties fo:margin-left="1.251cm" fo:margin-right="1.251cm" fo:margin-top="0cm" fo:margin-bottom="2cm" loext:contextual-spacing="false" fo:line-height="0.77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next-style-name="ANAMETIN-2">
      <style:paragraph-properties fo:margin-left="1.251cm" fo:margin-right="1.85cm" fo:margin-top="0cm" fo:margin-bottom="0.199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_2a_KORKU-AYET">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next-style-name="_2a_KORKU-ANA_20_MET_2039_N">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 KORKUSU</dc:title>
    <dc:subject>ALLAH KORKUSU</dc:subject>
    <meta:initial-creator>Harun Yahya</meta:initial-creator>
    <meta:creation-date>2014-09-25T20:17:00</meta:creation-date>
    <dc:date>2019-10-11T16:45:06.563197342</dc:date>
    <meta:print-date>2012-02-09T12:44:00</meta:print-date>
    <meta:editing-cycles>30</meta:editing-cycles>
    <meta:editing-duration>PT1H22M36S</meta:editing-duration>
    <meta:generator>LibreOffice/6.3.2.2$Linux_X86_64 LibreOffice_project/ddcf6633b674837c71d3649d97a9cb3c0d392a84</meta:generator>
    <meta:document-statistic meta:table-count="0" meta:image-count="0" meta:object-count="0" meta:page-count="76" meta:paragraph-count="662" meta:word-count="25537" meta:character-count="195763" meta:non-whitespace-character-count="170673"/>
  </office:meta>
</office:document-meta>
</file>